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4B000000C42FC106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nsolas1" svg:font-family="Consolas" style:font-family-generic="modern" style:font-pitch="fixed"/>
    <style:font-face style:name="Courier New2" svg:font-family="'Courier New'" style:font-family-generic="swiss" style:font-pitch="fixed"/>
    <style:font-face style:name="Calibri2" svg:font-family="Calibri" style:font-pitch="variable"/>
    <style:font-face style:name="Calibri Light1" svg:font-family="'Calibri Light'" style:font-pitch="variable"/>
    <style:font-face style:name="Calibri3" svg:font-family="Calibri" style:font-family-generic="modern" style:font-pitch="variable"/>
    <style:font-face style:name="Consolas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Segoe UI1" svg:font-family="'Segoe UI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 Light2" svg:font-family="'Calibri Light'" style:font-family-generic="swiss" style:font-pitch="variable"/>
    <style:font-face style:name="Corbel" svg:font-family="Corbel" style:font-family-generic="swiss" style:font-pitch="variable"/>
    <style:font-face style:name="Courier New1" svg:font-family="'Courier New'" style:font-family-generic="swiss" style:font-pitch="variable"/>
    <style:font-face style:name="Trebuchet MS" svg:font-family="'Trebuchet MS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olo1-title">
      <style:graphic-properties draw:stroke="none" draw:fill="none" draw:fill-color="#ffffff" draw:textarea-horizontal-align="left" draw:textarea-vertical-align="bottom" fo:min-height="9.905cm" draw:shadow-color="#808080"/>
    </style:style>
    <style:style style:name="pr2" style:family="presentation" style:parent-style-name="Titolo1-subtitle">
      <style:graphic-properties draw:stroke="none" draw:fill="none" draw:fill-color="#ffffff" draw:textarea-horizontal-align="left" draw:textarea-vertical-align="top" draw:auto-grow-height="false" fo:min-height="3.176cm" draw:shadow-color="#808080"/>
    </style:style>
    <style:style style:name="pr3" style:family="presentation" style:parent-style-name="Titolo1-notes">
      <style:graphic-properties draw:fill-color="#ffffff" fo:min-height="11.43cm"/>
    </style:style>
    <style:style style:name="pr4" style:family="presentation" style:parent-style-name="Titolo2-title">
      <style:graphic-properties fo:min-height="2.655cm"/>
    </style:style>
    <style:style style:name="pr5" style:family="presentation" style:parent-style-name="Titolo2-notes">
      <style:graphic-properties draw:fill-color="#ffffff" fo:min-height="11.429cm"/>
    </style:style>
    <style:style style:name="pr6" style:family="presentation" style:parent-style-name="Titolo2-outline1">
      <style:graphic-properties fo:min-height="13.434cm"/>
    </style:style>
    <style:style style:name="pr7" style:family="presentation" style:parent-style-name="Titolo2-outline1">
      <style:graphic-properties draw:textarea-horizontal-align="justify" draw:fit-to-size="false" fo:min-height="13.434cm"/>
    </style:style>
    <style:style style:name="pr8" style:family="presentation" style:parent-style-name="Titolo2-outline1">
      <style:graphic-properties draw:fit-to-size="false" fo:min-height="13.434cm"/>
    </style:style>
    <style:style style:name="pr9" style:family="presentation" style:parent-style-name="Titolo2-title">
      <style:graphic-properties draw:auto-grow-height="true" fo:min-height="2.655cm"/>
    </style:style>
    <style:style style:name="pr10" style:family="presentation" style:parent-style-name="Titolo2-notes">
      <style:graphic-properties draw:fill-color="#ffffff" draw:auto-grow-height="true" fo:min-height="11.429cm"/>
    </style:style>
    <style:style style:name="pr11" style:family="presentation" style:parent-style-name="Titolo2-outline1">
      <style:graphic-properties draw:textarea-horizontal-align="justify"/>
    </style:style>
    <style:style style:name="pr12" style:family="presentation" style:parent-style-name="Titolo2-subtitle">
      <style:graphic-properties draw:fill-color="#ffffff" fo:min-height="10.8cm"/>
    </style:style>
    <style:style style:name="P1" style:family="paragraph">
      <style:text-properties fo:color="#2945a4" fo:font-size="48pt" fo:language="it" fo:country="IT" fo:font-weight="bold" style:font-size-asian="48pt" style:font-weight-asian="bold" style:font-size-complex="48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637052" style:font-name="Calibri Light1" fo:font-size="24pt" fo:language="it" fo:country="IT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style:paragraph-properties fo:text-align="start"/>
      <style:text-properties fo:color="#637052" style:font-name="Calibri Light1" fo:font-size="16pt" fo:language="it" fo:country="IT" style:font-size-asian="16pt" style:font-size-complex="16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style:paragraph-properties fo:margin-top="0cm" fo:margin-bottom="0.15cm"/>
    </style:style>
    <style:style style:name="P10" style:family="paragraph">
      <style:paragraph-properties fo:margin-top="0cm" fo:margin-bottom="0.15cm"/>
      <style:text-properties style:font-name="Consolas1" fo:font-size="14pt" fo:font-weight="normal" style:font-size-asian="14pt" style:font-weight-asian="normal" style:font-size-complex="14pt" style:font-weight-complex="normal"/>
    </style:style>
    <style:style style:name="P11" style:family="paragraph">
      <style:text-properties fo:font-size="12pt"/>
    </style:style>
    <style:style style:name="P12" style:family="paragraph">
      <style:text-properties style:font-name="Calibri Light2"/>
    </style:style>
    <style:style style:name="P13" style:family="paragraph">
      <style:paragraph-properties fo:margin-top="0cm" fo:margin-bottom="0.15cm"/>
      <style:text-properties style:use-window-font-color="true" style:font-name="Consolas1" fo:font-size="14pt" style:font-size-asian="14pt" style:font-size-complex="14pt"/>
    </style:style>
    <style:style style:name="P14" style:family="paragraph">
      <style:paragraph-properties fo:margin-top="0cm" fo:margin-bottom="0.15cm"/>
      <style:text-properties style:use-window-font-color="true" style:font-name="Trebuchet MS" fo:font-size="14pt" style:font-size-asian="14pt" style:font-size-complex="14pt"/>
    </style:style>
    <style:style style:name="P15" style:family="paragraph">
      <style:paragraph-properties fo:margin-top="0cm" fo:margin-bottom="1.2cm"/>
    </style:style>
    <style:style style:name="P16" style:family="paragraph">
      <style:paragraph-properties fo:margin-top="0cm" fo:margin-bottom="0.3cm"/>
    </style:style>
    <style:style style:name="P17" style:family="paragraph">
      <style:paragraph-properties fo:margin-top="0cm" fo:margin-bottom="0.3cm"/>
      <style:text-properties style:use-window-font-color="true" style:font-name="Consolas1" fo:font-size="28pt" style:font-size-asian="28pt" style:font-size-complex="28pt"/>
    </style:style>
    <style:style style:name="P18" style:family="paragraph">
      <style:text-properties fo:color="#3465a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9" style:family="paragraph">
      <style:text-properties fo:color="#3465a4" fo:font-size="96pt" style:font-size-asian="96pt" style:font-size-complex="96pt"/>
    </style:style>
    <style:style style:name="T1" style:family="text">
      <style:text-properties fo:color="#2945a4" fo:font-size="48pt" fo:language="it" fo:country="IT" fo:font-weight="bold" style:font-size-asian="48pt" style:font-weight-asian="bold" style:font-size-complex="48pt" style:font-weight-complex="bold"/>
    </style:style>
    <style:style style:name="T2" style:family="text">
      <style:text-properties fo:color="#637052" style:font-name="Calibri Light1" fo:font-size="24pt" fo:language="it" fo:country="IT" style:font-size-asian="24pt" style:font-size-complex="24pt"/>
    </style:style>
    <style:style style:name="T3" style:family="text">
      <style:text-properties fo:color="#637052" style:font-name="Calibri Light1" fo:font-size="16pt" fo:language="it" fo:country="IT" style:font-size-asian="16pt" style:font-size-complex="1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3465a4" fo:font-style="italic" style:font-style-asian="italic" style:font-style-complex="italic"/>
    </style:style>
    <style:style style:name="T7" style:family="text">
      <style:text-properties fo:color="#3465a4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8" style:family="text">
      <style:text-properties fo:color="#3465a4"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style:font-name="Consolas1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Consolas1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9900" style:font-name="Consolas1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9900" style:font-name="Consolas1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729fcf" style:font-name="Consolas1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2pt"/>
    </style:style>
    <style:style style:name="T15" style:family="text">
      <style:text-properties fo:color="#729fcf" style:font-name="Consolas1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Calibri Light2"/>
    </style:style>
    <style:style style:name="T17" style:family="text">
      <style:text-properties fo:color="#3465a4" style:font-name="Consolas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style:use-window-font-color="true" style:font-name="Consola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000000" style:font-name="Consola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style:font-name="Consolas1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color="#000000" style:font-name="Consolas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2" style:family="text">
      <style:text-properties fo:color="#ff420e" style:font-name="Consolas1" fo:font-size="14pt" fo:font-weight="normal" style:font-size-asian="14pt" style:font-weight-asian="normal" style:font-size-complex="14pt" style:font-weight-complex="normal"/>
    </style:style>
    <style:style style:name="T23" style:family="text">
      <style:text-properties style:font-name="Consola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color="#3465a4" style:font-name="Consola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color="#ff3333" style:font-name="Consolas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color="#3465a4" style:font-name="Consolas1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ff3333" style:font-name="Consolas1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ff420e" style:font-name="Consola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style:font-name="Consola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729fcf" style:font-name="Consola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Consola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9900ff" style:font-name="Consolas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color="#ff420e" style:font-name="Consola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3465a4" style:font-name="Consolas1" fo:font-weight="bold" style:font-weight-asian="bold" style:font-weight-complex="bold"/>
    </style:style>
    <style:style style:name="T35" style:family="text">
      <style:text-properties fo:color="#3465a4" style:font-name="Consolas1" fo:font-size="14pt" fo:font-weight="bold" style:font-size-asian="14pt" style:font-weight-asian="bold" style:font-size-complex="14pt" style:font-weight-complex="bold"/>
    </style:style>
    <style:style style:name="T36" style:family="text">
      <style:text-properties style:text-line-through-style="solid" style:text-line-through-type="single" style:font-name="Consolas1"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color="#3465a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8" style:family="text">
      <style:text-properties fo:color="#3465a4" style:text-line-through-style="none" style:text-line-through-type="none" style:font-name="Consolas1" fo:font-weight="bold" style:font-weight-asian="bold" style:font-weight-complex="bold"/>
    </style:style>
    <style:style style:name="T39" style:family="text">
      <style:text-properties fo:color="#3465a4" style:text-line-through-style="solid" style:text-line-through-type="single" style:font-name="Consolas1" fo:font-weight="bold" style:font-weight-asian="bold" style:font-weight-complex="bold"/>
    </style:style>
    <style:style style:name="T40" style:family="text">
      <style:text-properties fo:color="#3465a4" style:text-line-through-style="none" style:text-line-through-type="none" style:font-name="Consolas1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3465a4" style:text-line-through-style="none" style:text-line-through-type="none" style:font-name="Consolas1" fo:font-size="18pt" fo:font-weight="bold" style:font-size-asian="18pt" style:font-weight-asian="bold" style:font-size-complex="18pt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color="#3465a4" style:font-name="Consola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Consolas1"/>
    </style:style>
    <style:style style:name="T45" style:family="text">
      <style:text-properties style:font-name="Consolas1" fo:font-style="normal" style:font-style-asian="normal" style:font-style-complex="normal"/>
    </style:style>
    <style:style style:name="T46" style:family="text">
      <style:text-properties fo:color="#3465a4" fo:font-size="96pt" style:font-size-asian="96pt" style:font-size-complex="96pt"/>
    </style:style>
    <text:list-style style:name="L1">
      <text:list-level-style-number text:level="1" style:num-format="">
        <style:list-level-properties/>
        <style:text-properties fo:color="#2945a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bc7dd" fo:font-size="100%"/>
      </text:list-level-style-number>
      <text:list-level-style-bullet text:level="2" text:bullet-char="◦">
        <style:list-level-properties text:space-before="0.555cm"/>
        <style:text-properties style:font-name="Calibri1" fo:color="#abc7dd" fo:font-size="100%"/>
      </text:list-level-style-bullet>
      <text:list-level-style-bullet text:level="3" text:bullet-char="◦">
        <style:list-level-properties text:space-before="1.067cm"/>
        <style:text-properties style:font-name="Calibri1" fo:color="#abc7dd" fo:font-size="100%"/>
      </text:list-level-style-bullet>
      <text:list-level-style-bullet text:level="4" text:bullet-char="◦">
        <style:list-level-properties text:space-before="1.574cm"/>
        <style:text-properties style:font-name="Calibri1" fo:color="#abc7dd" fo:font-size="100%"/>
      </text:list-level-style-bullet>
      <text:list-level-style-bullet text:level="5" text:bullet-char="◦">
        <style:list-level-properties text:space-before="2.081cm"/>
        <style:text-properties style:font-name="Calibri1" fo:color="#abc7dd" fo:font-size="100%"/>
      </text:list-level-style-bullet>
      <text:list-level-style-bullet text:level="6" text:bullet-char="◦">
        <style:list-level-properties text:space-before="2.081cm"/>
        <style:text-properties style:font-name="Calibri1" fo:color="#abc7dd" fo:font-size="100%"/>
      </text:list-level-style-bullet>
      <text:list-level-style-bullet text:level="7" text:bullet-char="◦">
        <style:list-level-properties text:space-before="2.081cm"/>
        <style:text-properties style:font-name="Calibri1" fo:color="#abc7dd" fo:font-size="100%"/>
      </text:list-level-style-bullet>
      <text:list-level-style-bullet text:level="8" text:bullet-char="◦">
        <style:list-level-properties text:space-before="2.081cm"/>
        <style:text-properties style:font-name="Calibri1" fo:color="#abc7dd" fo:font-size="100%"/>
      </text:list-level-style-bullet>
      <text:list-level-style-bullet text:level="9" text:bullet-char="◦">
        <style:list-level-properties text:space-before="2.081cm"/>
        <style:text-properties style:font-name="Calibri1" fo:color="#abc7dd" fo:font-size="100%"/>
      </text:list-level-style-bullet>
      <text:list-level-style-bullet text:level="10" text:bullet-char="◦">
        <style:list-level-properties text:space-before="2.081cm"/>
        <style:text-properties style:font-name="Calibri1" fo:color="#abc7d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4">
      <text:list-level-style-bullet text:level="1" text:bullet-char="•">
        <style:list-level-properties text:min-label-width="0.251cm"/>
        <style:text-properties fo:font-family="StarSymbol" style:font-charset="x-symbol" fo:color="#abc7dd" fo:font-size="45%"/>
      </text:list-level-style-bullet>
      <text:list-level-style-bullet text:level="2" text:bullet-char="•">
        <style:list-level-properties text:space-before="0.555cm" text:min-label-width="0.507cm"/>
        <style:text-properties fo:font-family="StarSymbol" style:font-charset="x-symbol" fo:color="#abc7dd" fo:font-size="45%"/>
      </text:list-level-style-bullet>
      <text:list-level-style-bullet text:level="3" text:bullet-char="•">
        <style:list-level-properties text:space-before="1.067cm" text:min-label-width="0.507cm"/>
        <style:text-properties fo:font-family="StarSymbol" style:font-charset="x-symbol" fo:color="#abc7dd" fo:font-size="45%"/>
      </text:list-level-style-bullet>
      <text:list-level-style-bullet text:level="4" text:bullet-char="•">
        <style:list-level-properties text:space-before="1.574cm" text:min-label-width="0.507cm"/>
        <style:text-properties fo:font-family="StarSymbol" style:font-charset="x-symbol" fo:color="#abc7dd" fo:font-size="45%"/>
      </text:list-level-style-bullet>
      <text:list-level-style-bullet text:level="5" text:bullet-char="•">
        <style:list-level-properties text:space-before="2.081cm" text:min-label-width="0.507cm"/>
        <style:text-properties fo:font-family="StarSymbol" style:font-charset="x-symbol" fo:color="#abc7dd" fo:font-size="45%"/>
      </text:list-level-style-bullet>
      <text:list-level-style-bullet text:level="6" text:bullet-char="•">
        <style:list-level-properties text:space-before="2.081cm" text:min-label-width="0.507cm"/>
        <style:text-properties fo:font-family="StarSymbol" style:font-charset="x-symbol" fo:color="#abc7dd" fo:font-size="45%"/>
      </text:list-level-style-bullet>
      <text:list-level-style-bullet text:level="7" text:bullet-char="•">
        <style:list-level-properties text:space-before="2.081cm" text:min-label-width="0.507cm"/>
        <style:text-properties fo:font-family="StarSymbol" style:font-charset="x-symbol" fo:color="#abc7dd" fo:font-size="45%"/>
      </text:list-level-style-bullet>
      <text:list-level-style-bullet text:level="8" text:bullet-char="•">
        <style:list-level-properties text:space-before="2.081cm" text:min-label-width="0.507cm"/>
        <style:text-properties fo:font-family="StarSymbol" style:font-charset="x-symbol" fo:color="#abc7dd" fo:font-size="45%"/>
      </text:list-level-style-bullet>
      <text:list-level-style-bullet text:level="9" text:bullet-char="•">
        <style:list-level-properties text:space-before="2.081cm" text:min-label-width="0.507cm"/>
        <style:text-properties fo:font-family="StarSymbol" style:font-charset="x-symbol" fo:color="#abc7dd" fo:font-size="45%"/>
      </text:list-level-style-bullet>
      <text:list-level-style-bullet text:level="10" text:bullet-char="•">
        <style:list-level-properties text:space-before="2.081cm" text:min-label-width="0.507cm"/>
        <style:text-properties fo:font-family="StarSymbol" style:font-charset="x-symbol" fo:color="#abc7dd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olo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53cm" svg:height="10.165cm" svg:x="3.047cm" svg:y="1.847cm" presentation:class="title" presentation:user-transformed="true">
          <draw:text-box>
            <text:p><text:span text:style-name="T1">Sviluppo di un framework di unit-test C++</text:span></text:p>
          </draw:text-box>
        </draw:frame>
        <draw:frame presentation:style-name="pr2" draw:text-style-name="P3" draw:layer="layout" svg:width="27.94cm" svg:height="1.423cm" svg:x="3.056cm" svg:y="12.377cm" presentation:class="subtitle" presentation:user-transformed="true">
          <draw:text-box>
            <text:p text:style-name="P2"><text:span text:style-name="T2">Gianfranco Zuliani</text:span></text:p>
          </draw:text-box>
        </draw:frame>
        <draw:frame presentation:style-name="pr2" draw:text-style-name="P5" draw:layer="layout" svg:width="6.54cm" svg:height="1cm" svg:x="27.2cm" svg:y="16.4cm">
          <draw:text-box>
            <text:p text:style-name="P4"><text:span text:style-name="T3">Bologna, 8 Novembre 2014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Origini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Da dove nasce gut?</text:p>
            </draw:text-box>
          </draw:frame>
        </presentation:notes>
      </draw:page>
      <draw:page draw:name="page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Origini</text:p>
          </draw:text-box>
        </draw:frame>
        <draw:frame presentation:style-name="pr6" draw:layer="layout" svg:width="27.94cm" svg:height="13.684cm" svg:x="3.047cm" svg:y="3.435cm" presentation:class="outline" presentation:user-transformed="true">
          <draw:text-box>
            <text:p/>
            <text:list text:style-name="L4">
              <text:list-item>
                <text:p>Primi anni 2000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Siamo nei primi anni duemila, si comincia a sentir parlare di metodologie agili...</text:p>
            </draw:text-box>
          </draw:frame>
        </presentation:notes>
      </draw:page>
      <draw:page draw:name="page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Origini</text:p>
          </draw:text-box>
        </draw:frame>
        <draw:frame presentation:style-name="pr6" draw:layer="layout" svg:width="27.94cm" svg:height="13.684cm" svg:x="3.047cm" svg:y="3.435cm" presentation:class="outline" presentation:user-transformed="true">
          <draw:text-box>
            <text:p/>
            <text:list text:style-name="L4">
              <text:list-item>
                <text:p>Primi anni 2000</text:p>
              </text:list-item>
              <text:list-item>
                <text:p>Processo waterfall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... mentre in azienda il processo è fortemente ispirato a waterfall: si sviluppa a fronte di specifiche ricevute dall'architetto, i test (manuali) sono in carico al reparto QA...</text:p>
            </draw:text-box>
          </draw:frame>
        </presentation:notes>
      </draw:page>
      <draw:page draw:name="page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Origini</text:p>
          </draw:text-box>
        </draw:frame>
        <draw:frame presentation:style-name="pr6" draw:layer="layout" svg:width="27.94cm" svg:height="13.684cm" svg:x="3.047cm" svg:y="3.435cm" presentation:class="outline" presentation:user-transformed="true">
          <draw:text-box>
            <text:p/>
            <text:list text:style-name="L4">
              <text:list-item>
                <text:p>Primi anni 2000</text:p>
              </text:list-item>
              <text:list-item>
                <text:p>Processo waterfall</text:p>
              </text:list-item>
              <text:list-item>
                <text:p>Il progetto fallisce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L'inevitabile accade, ma...</text:p>
            </draw:text-box>
          </draw:frame>
        </presentation:notes>
      </draw:page>
      <draw:page draw:name="page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Origini</text:p>
          </draw:text-box>
        </draw:frame>
        <draw:frame presentation:style-name="pr6" draw:layer="layout" svg:width="27.94cm" svg:height="13.684cm" svg:x="3.047cm" svg:y="3.435cm" presentation:class="outline" presentation:user-transformed="true">
          <draw:text-box>
            <text:p/>
            <text:list text:style-name="L4">
              <text:list-item>
                <text:p>Primi anni 2000</text:p>
              </text:list-item>
              <text:list-item>
                <text:p>Processo waterfall</text:p>
              </text:list-item>
              <text:list-item>
                <text:p>Il progetto fallisce</text:p>
              </text:list-item>
              <text:list-item>
                <text:p>Un cliente decide di riprovarc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... c'è un colpo di scena!</text:p>
            </draw:text-box>
          </draw:frame>
        </presentation:notes>
      </draw:page>
      <draw:page draw:name="page7" draw:style-name="dp1" draw:master-page-name="Titolo2" presentation:presentation-page-layout-name="AL2T1" presentation:use-date-time-name="dtd1">
        <draw:frame presentation:style-name="pr4" draw:layer="layout" svg:width="27.94cm" svg:height="4.018cm" svg:x="3.047cm" svg:y="-1.069cm" presentation:class="title" presentation:user-transformed="true">
          <draw:text-box>
            <text:p><text:line-break/>Desiderata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Avendo la possibilità di ricominciare da capo, praticamente con carta bianca, il primo vincolo posto è stato...</text:p>
            </draw:text-box>
          </draw:frame>
        </presentation:notes>
      </draw:page>
      <draw:page draw:name="page8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Desiderata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>Un sistema di test automatici!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... l'uso di un sistema di test automatici.</text:p>
            </draw:text-box>
          </draw:frame>
        </presentation:notes>
      </draw:page>
      <draw:page draw:name="page9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Desiderata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>Un sistema di test automatici:</text:span></text:p>
            <text:p><text:span text:style-name="T5"/></text:p>
            <text:list text:style-name="L4">
              <text:list-item>
                <text:p><text:span text:style-name="T5">Portabil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Il sistema avrebbe dovuto essere portabile...</text:p>
            </draw:text-box>
          </draw:frame>
        </presentation:notes>
      </draw:page>
      <draw:page draw:name="page1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Desiderata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>Un sistema di test automatici:</text:span></text:p>
            <text:p><text:span text:style-name="T5"/></text:p>
            <text:list text:style-name="L4">
              <text:list-item>
                <text:p><text:span text:style-name="T5">Portabile (Windows/Linux, ...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... a livello di piattaforma...</text:p>
            </draw:text-box>
          </draw:frame>
        </presentation:notes>
      </draw:page>
      <draw:page draw:name="page1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Desiderata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>Un sistema di test automatici:</text:span></text:p>
            <text:p><text:span text:style-name="T5"/></text:p>
            <text:list text:style-name="L4">
              <text:list-item>
                <text:p><text:span text:style-name="T5">Portabile (Windows/Linux, VC/MinGW/GCC, ...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... tool chain...</text:p>
            </draw:text-box>
          </draw:frame>
        </presentation:notes>
      </draw:page>
      <draw:page draw:name="page12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Desiderata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>Un sistema di test automatici:</text:span></text:p>
            <text:p><text:span text:style-name="T5"/></text:p>
            <text:list text:style-name="L4">
              <text:list-item>
                <text:p><text:span text:style-name="T5">Portabile (Windows/Linux, VC/MinGW/GCC, x86/amd64, ...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... e architettura hardware;</text:p>
            </draw:text-box>
          </draw:frame>
        </presentation:notes>
      </draw:page>
      <draw:page draw:name="page1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Desiderata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>Un sistema di test automatici:</text:span></text:p>
            <text:p><text:span text:style-name="T5"/></text:p>
            <text:list text:style-name="L4">
              <text:list-item>
                <text:p><text:span text:style-name="T5">Portabile</text:span></text:p>
              </text:list-item>
              <text:list-item>
                <text:p><text:span text:style-name="T5">Impatto minim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... dal minimo impatto...</text:p>
            </draw:text-box>
          </draw:frame>
        </presentation:notes>
      </draw:page>
      <draw:page draw:name="page1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Desiderata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>Un sistema di test automatici:</text:span></text:p>
            <text:p><text:span text:style-name="T5"/></text:p>
            <text:list text:style-name="L4">
              <text:list-item>
                <text:p><text:span text:style-name="T5">Portabile</text:span></text:p>
              </text:list-item>
              <text:list-item>
                <text:p><text:span text:style-name="T5">Impatto minimo (no ERROR, ...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... per minimizzare il rischio di “inquinamento” da macro...</text:p>
            </draw:text-box>
          </draw:frame>
        </presentation:notes>
      </draw:page>
      <draw:page draw:name="page1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Desiderata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>Un sistema di test automatici:</text:span></text:p>
            <text:p><text:span text:style-name="T5"/></text:p>
            <text:list text:style-name="L4">
              <text:list-item>
                <text:p><text:span text:style-name="T5">Portabile</text:span></text:p>
              </text:list-item>
              <text:list-item>
                <text:p><text:span text:style-name="T5">Impatto minimo (no ERROR, /MD vs. /MT, ...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... e/o librerie di terze parti (soliti problemi di linking statico/dinamico del runtime) ...</text:p>
            </draw:text-box>
          </draw:frame>
        </presentation:notes>
      </draw:page>
      <draw:page draw:name="page1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Desiderata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>Un sistema di test automatici:</text:span></text:p>
            <text:p><text:span text:style-name="T5"/></text:p>
            <text:list text:style-name="L4">
              <text:list-item>
                <text:p><text:span text:style-name="T5">Portabile</text:span></text:p>
              </text:list-item>
              <text:list-item>
                <text:p><text:span text:style-name="T5">Impatto minimo</text:span></text:p>
              </text:list-item>
              <text:list-item>
                <text:p><text:span text:style-name="T5">Gestione delle eccezioni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... che supportasse le eccezioni...</text:p>
            </draw:text-box>
          </draw:frame>
        </presentation:notes>
      </draw:page>
      <draw:page draw:name="page17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Desiderata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>Un sistema di test automatici:</text:span></text:p>
            <text:p><text:span text:style-name="T5"/></text:p>
            <text:list text:style-name="L4">
              <text:list-item>
                <text:p><text:span text:style-name="T5">Portabile</text:span></text:p>
              </text:list-item>
              <text:list-item>
                <text:p><text:span text:style-name="T5">Impatto minimo</text:span></text:p>
              </text:list-item>
              <text:list-item>
                <text:p><text:span text:style-name="T5">Gestione delle eccezioni (no errno, ...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... dopo anni di gestione degli errori basata sul valore di ritorno...</text:p>
            </draw:text-box>
          </draw:frame>
        </presentation:notes>
      </draw:page>
      <draw:page draw:name="page18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Desiderata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>Un sistema di test automatici:</text:span></text:p>
            <text:p><text:span text:style-name="T5"/></text:p>
            <text:list text:style-name="L4">
              <text:list-item>
                <text:p><text:span text:style-name="T5">Portabile</text:span></text:p>
              </text:list-item>
              <text:list-item>
                <text:p><text:span text:style-name="T5">Impatto minimo</text:span></text:p>
              </text:list-item>
              <text:list-item>
                <text:p><text:span text:style-name="T5">Gestione delle eccezioni (no errno, HRESULT, ...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... e di indigestione da HRESULT...</text:p>
            </draw:text-box>
          </draw:frame>
        </presentation:notes>
      </draw:page>
      <draw:page draw:name="page19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Desiderata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>Un sistema di test automatici:</text:span></text:p>
            <text:p><text:span text:style-name="T5"/></text:p>
            <text:list text:style-name="L4">
              <text:list-item>
                <text:p><text:span text:style-name="T5">Portabile</text:span></text:p>
              </text:list-item>
              <text:list-item>
                <text:p><text:span text:style-name="T5">Impatto minimo</text:span></text:p>
              </text:list-item>
              <text:list-item>
                <text:p><text:span text:style-name="T5">Gestione delle eccezioni</text:span></text:p>
              </text:list-item>
              <text:list-item>
                <text:p><text:span text:style-name="T5">No macro differenziat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... con un sistema di asserzioni uniforme...</text:p>
            </draw:text-box>
          </draw:frame>
        </presentation:notes>
      </draw:page>
      <draw:page draw:name="page2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Desiderata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>Un sistema di test automatici:</text:span></text:p>
            <text:p><text:span text:style-name="T5"/></text:p>
            <text:list text:style-name="L4">
              <text:list-item>
                <text:p><text:span text:style-name="T5">Portabile</text:span></text:p>
              </text:list-item>
              <text:list-item>
                <text:p><text:span text:style-name="T5">Impatto minimo</text:span></text:p>
              </text:list-item>
              <text:list-item>
                <text:p><text:span text:style-name="T5">Gestione delle eccezioni</text:span></text:p>
              </text:list-item>
              <text:list-item>
                <text:p><text:span text:style-name="T5">No macro differenziate (EQUAL vs. EQUAL_DBL vs. EQUAL_STR ...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... per ragioni di resilienza al refactoring...</text:p>
            </draw:text-box>
          </draw:frame>
        </presentation:notes>
      </draw:page>
      <draw:page draw:name="page2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Desiderata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>Un sistema di test automatici:</text:span></text:p>
            <text:p><text:span text:style-name="T5"/></text:p>
            <text:list text:style-name="L4">
              <text:list-item>
                <text:p><text:span text:style-name="T5">Portabile</text:span></text:p>
              </text:list-item>
              <text:list-item>
                <text:p><text:span text:style-name="T5">Impatto minimo</text:span></text:p>
              </text:list-item>
              <text:list-item>
                <text:p><text:span text:style-name="T5">Gestione delle eccezioni</text:span></text:p>
              </text:list-item>
              <text:list-item>
                <text:p><text:span text:style-name="T5">No macro differenziate</text:span></text:p>
              </text:list-item>
              <text:list-item>
                <text:p><text:span text:style-name="T5">Output configurabil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... e con un sistema di reporting configurabile per facilitare l'integrazione con un sistema di continuous integration.</text:p>
            </draw:text-box>
          </draw:frame>
        </presentation:notes>
      </draw:page>
      <draw:page draw:name="page22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Al tempo...</text:p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Cercando di contestualizzare il momento “storico”...</text:p>
            </draw:text-box>
          </draw:frame>
        </presentation:notes>
      </draw:page>
      <draw:page draw:name="page2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Al tempo...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/></text:p>
            <text:list text:style-name="L4">
              <text:list-item>
                <text:p>Esperienza sul testing automatico pressoché null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Al tempo...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/></text:p>
            <text:list text:style-name="L4">
              <text:list-item>
                <text:p>Esperienza sul testing automatico pressoché nulla</text:p>
              </text:list-item>
              <text:list-item>
                <text:p>Idee non molto chiare su cosa sarebbe servito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Al tempo...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/></text:p>
            <text:list text:style-name="L4">
              <text:list-item>
                <text:p>Esperienza sul testing automatico pressoché nulla</text:p>
              </text:list-item>
              <text:list-item>
                <text:p>Idee non molto chiare su cosa sarebbe servito</text:p>
              </text:list-item>
              <text:list-item>
                <text:p>Molti aspetti del testing non ancora ben formalizzati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Al tempo...</text:p>
          </draw:text-box>
        </draw:frame>
        <draw:frame presentation:style-name="pr6" draw:text-style-name="P6" draw:layer="layout" svg:width="27.94cm" svg:height="13.684cm" svg:x="3.047cm" svg:y="3.435cm" presentation:class="outline" presentation:user-transformed="true">
          <draw:text-box>
            <text:p><text:span text:style-name="T4"/></text:p>
            <text:list text:style-name="L4">
              <text:list-item>
                <text:p>Esperienza sul testing automatico pressoché nulla</text:p>
              </text:list-item>
              <text:list-item>
                <text:p>Idee non molto chiare su cosa sarebbe servito</text:p>
              </text:list-item>
              <text:list-item>
                <text:p>Molti aspetti del testing non ancora ben formalizzati</text:p>
              </text:list-item>
              <text:list-item>
                <text:p>Assenza di una soluzione adottata <text:span text:style-name="T5">su larga scala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La soluzione</text:p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Quale poteva essere la soluzione?</text:p>
            </draw:text-box>
          </draw:frame>
        </presentation:notes>
      </draw:page>
      <draw:page draw:name="page28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La soluzione</text:p>
          </draw:text-box>
        </draw:frame>
        <draw:frame presentation:style-name="pr7" draw:text-style-name="P8" draw:layer="layout" svg:width="27.94cm" svg:height="13.684cm" svg:x="3.047cm" svg:y="3.435cm" presentation:class="outline" presentation:user-transformed="true">
          <draw:text-box>
            <text:p text:style-name="P7"><text:span text:style-name="T6"/></text:p>
            <text:p text:style-name="P7"><text:span text:style-name="T6"/></text:p>
            <text:p text:style-name="P7"><text:span text:style-name="T7"/></text:p>
            <text:p text:style-name="P7"><text:span text:style-name="T7">Farselo in casa!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style-name="L4">
              <text:list-header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/></text:p>
            <text:p text:style-name="P9"><text:span text:style-name="T9"/></text:p>
            <text:p text:style-name="P9"><text:span text:style-name="T9">int main() {</text:span></text:p>
            <text:p text:style-name="P9"><text:span text:style-name="T9"/></text:p>
            <text:p text:style-name="P9"><text:span text:style-name="T9"><text:s text:c="4"/></text:span><text:span text:style-name="T9">// test body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 text:c="2"/></text:span><text:span text:style-name="T9">return 0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La prima incarnazione di un test: un eseguibile che torna zero quando va a buon fine e che torna qualcos'altro se viene riscontrato un errore.</text:p>
              <text:p/>
              <text:p>Di cosa si tratta: unit-test, component-test, system-test, acceptance-test, ... ?</text:p>
              <text:p>Stiamo facendo test-after, test-first, TDD, regression testing, ... ?</text:p>
              <text:p>Si riconoscono setup, exercise, verify &amp; teardown vs. arrange, act &amp; assert?</text:p>
            </draw:text-box>
          </draw:frame>
        </presentation:notes>
      </draw:page>
      <draw:page draw:name="page3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/></text:p>
            <text:p text:style-name="P9"><text:span text:style-name="T9"/></text:p>
            <text:p text:style-name="P9"><text:span text:style-name="T9">int main() {</text:span></text:p>
            <text:p text:style-name="P9"><text:span text:style-name="T9"/></text:p>
            <text:p text:style-name="P9"><text:span text:style-name="T9"><text:s text:c="4"/></text:span><text:span text:style-name="T9">// test body</text:span></text:p>
            <text:p text:style-name="P9"><text:span text:style-name="T9"><text:s text:c="4"/></text:span><text:span text:style-name="T9">// exit with error if:</text:span></text:p>
            <text:p text:style-name="P9"><text:span text:style-name="T9"><text:s text:c="4"/></text:span><text:span text:style-name="T9">// <text:s/>* an exception is thrown</text:span></text:p>
            <text:p text:style-name="P9"><text:span text:style-name="T9"><text:s text:c="4"/></text:span><text:span text:style-name="T9">// <text:s/>* an assertion fails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 text:c="2"/></text:span><text:span text:style-name="T9">return 0;</text:span></text:p>
            <text:p text:style-name="P9"><text:span text:style-name="T9">}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5" draw:layer="layout" svg:width="15.239cm" svg:height="11.429cm" svg:x="1.905cm" svg:y="12.065cm" presentation:class="notes">
            <draw:text-box>
              <text:p>Le condizioni per cui un test può fallire sono due: il codice sotto test lancia un'eccezione inattesa, oppure un'asserzione fallisce. Un'asserzione è una condizione booleana che coinvolge il codice sotto test e che ci si aspetta sia soddisfatta.</text:p>
            </draw:text-box>
          </draw:frame>
        </presentation:notes>
      </draw:page>
      <draw:page draw:name="page3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8" draw:text-style-name="P10" draw:layer="layout" svg:width="29.953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/></text:p>
            <text:p text:style-name="P9"><text:span text:style-name="T9"/></text:p>
            <text:p text:style-name="P9"><text:span text:style-name="T9">int main() {</text:span></text:p>
            <text:p text:style-name="P9"><text:span text:style-name="T10"><text:s text:c="2"/></text:span><text:span text:style-name="T10">try {</text:span></text:p>
            <text:p text:style-name="P9"><text:span text:style-name="T9"><text:s text:c="4"/></text:span><text:span text:style-name="T9">// test body</text:span></text:p>
            <text:p text:style-name="P9"><text:span text:style-name="T9"><text:s text:c="4"/></text:span><text:span text:style-name="T9">// exit with error if:</text:span></text:p>
            <text:p text:style-name="P9"><text:span text:style-name="T9"><text:s text:c="4"/></text:span><text:span text:style-name="T9">// <text:s/>* an exception is thrown</text:span></text:p>
            <text:p text:style-name="P9"><text:span text:style-name="T9"><text:s text:c="4"/></text:span><text:span text:style-name="T9">// <text:s/>* an assertion fails</text:span></text:p>
            <text:p text:style-name="P9"><text:span text:style-name="T10"><text:s text:c="2"/></text:span><text:span text:style-name="T10">} catch (...) {</text:span></text:p>
            <text:p text:style-name="P9"><text:span text:style-name="T10"><text:s text:c="4"/></text:span><text:span text:style-name="T10">std::cerr &lt;&lt; "test failed" &lt;&lt; std::endl;</text:span></text:p>
            <text:p text:style-name="P9"><text:span text:style-name="T10"><text:s text:c="4"/></text:span><text:span text:style-name="T10">return 1;</text:span></text:p>
            <text:p text:style-name="P9"><text:span text:style-name="T10"><text:s text:c="2"/></text:span><text:span text:style-name="T10">}</text:span></text:p>
            <text:p text:style-name="P9"><text:span text:style-name="T10"><text:s text:c="2"/></text:span><text:span text:style-name="T10">std::cerr &lt;&lt; "test succeeded" &lt;&lt; std::endl;</text:span></text:p>
            <text:p text:style-name="P9"><text:span text:style-name="T9"><text:s text:c="2"/></text:span><text:span text:style-name="T9">return 0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5" draw:layer="layout" svg:width="15.239cm" svg:height="11.429cm" svg:x="1.905cm" svg:y="12.065cm" presentation:class="notes">
            <draw:text-box>
              <text:p>Un blocco try/catch esterno cattura le eccezioni inattese e causa l'uscita anticipata del test con codice 1...</text:p>
            </draw:text-box>
          </draw:frame>
        </presentation:notes>
      </draw:page>
      <draw:page draw:name="page32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8" draw:text-style-name="P10" draw:layer="layout" svg:width="29.953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/></text:p>
            <text:p text:style-name="P9"><text:span text:style-name="T9"/></text:p>
            <text:p text:style-name="P9"><text:span text:style-name="T9">int main() {</text:span></text:p>
            <text:p text:style-name="P9"><text:span text:style-name="T9"><text:s text:c="2"/></text:span><text:span text:style-name="T9">try {</text:span></text:p>
            <text:p text:style-name="P9"><text:span text:style-name="T9"><text:s text:c="4"/></text:span><text:span text:style-name="T9">// test body</text:span></text:p>
            <text:p text:style-name="P9"><text:span text:style-name="T9"><text:s text:c="4"/></text:span><text:span text:style-name="T9">// exit with error if:</text:span></text:p>
            <text:p text:style-name="P9"><text:span text:style-name="T9"><text:s text:c="4"/></text:span><text:span text:style-name="T9">// <text:s/>* an exception is thrown </text:span><text:span text:style-name="T11">[OK]</text:span></text:p>
            <text:p text:style-name="P9"><text:span text:style-name="T9"><text:s text:c="4"/></text:span><text:span text:style-name="T9">// <text:s/>* an assertion fails</text:span></text:p>
            <text:p text:style-name="P9"><text:span text:style-name="T9"><text:s text:c="2"/></text:span><text:span text:style-name="T9">} catch (...) {</text:span></text:p>
            <text:p text:style-name="P9"><text:span text:style-name="T9"><text:s text:c="4"/></text:span><text:span text:style-name="T9">std::cerr &lt;&lt; "test failed" &lt;&lt; std::endl;</text:span></text:p>
            <text:p text:style-name="P9"><text:span text:style-name="T9"><text:s text:c="4"/></text:span><text:span text:style-name="T9">return 1;</text:span></text:p>
            <text:p text:style-name="P9"><text:span text:style-name="T9"><text:s text:c="2"/></text:span><text:span text:style-name="T9">}</text:span></text:p>
            <text:p text:style-name="P9"><text:span text:style-name="T9"><text:s text:c="2"/></text:span><text:span text:style-name="T9">std::cerr &lt;&lt; "test succeeded" &lt;&lt; std::endl;</text:span></text:p>
            <text:p text:style-name="P9"><text:span text:style-name="T9"><text:s text:c="2"/></text:span><text:span text:style-name="T9">return 0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5" draw:layer="layout" svg:width="15.239cm" svg:height="11.429cm" svg:x="1.905cm" svg:y="12.065cm" presentation:class="notes">
            <draw:text-box>
              <text:p>...in questo modo la prima condizione è garantita.</text:p>
            </draw:text-box>
          </draw:frame>
        </presentation:notes>
      </draw:page>
      <draw:page draw:name="page3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8" draw:text-style-name="P10" draw:layer="layout" svg:width="29.953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/></text:p>
            <text:p text:style-name="P9"><text:span text:style-name="T9"/></text:p>
            <text:p text:style-name="P9"><text:span text:style-name="T9">int main() {</text:span></text:p>
            <text:p text:style-name="P9"><text:span text:style-name="T9"><text:s text:c="2"/></text:span><text:span text:style-name="T9">try {</text:span></text:p>
            <text:p text:style-name="P9"><text:span text:style-name="T9"><text:s text:c="4"/></text:span><text:span text:style-name="T9">// test body</text:span></text:p>
            <text:p text:style-name="P9"><text:span text:style-name="T9"><text:s text:c="4"/></text:span><text:span text:style-name="T9">// exit with error if:</text:span></text:p>
            <text:p text:style-name="P9"><text:span text:style-name="T9"><text:s text:c="4"/></text:span><text:span text:style-name="T9">// <text:s/>* an exception is thrown </text:span><text:span text:style-name="T12">[OK]</text:span></text:p>
            <text:p text:style-name="P9"><text:span text:style-name="T9"><text:s text:c="4"/></text:span><text:span text:style-name="T9">// <text:s/>* an assertion fails <text:s text:c="4"/></text:span><text:span text:style-name="T11">[OK]</text:span><text:span text:style-name="T10"> if an assertion raises an exception!</text:span></text:p>
            <text:p text:style-name="P9"><text:span text:style-name="T9"><text:s text:c="2"/></text:span><text:span text:style-name="T9">} catch (...) {</text:span></text:p>
            <text:p text:style-name="P9"><text:span text:style-name="T9"><text:s text:c="4"/></text:span><text:span text:style-name="T9">std::cerr &lt;&lt; "test failed" &lt;&lt; std::endl;</text:span></text:p>
            <text:p text:style-name="P9"><text:span text:style-name="T9"><text:s text:c="4"/></text:span><text:span text:style-name="T9">return 1;</text:span></text:p>
            <text:p text:style-name="P9"><text:span text:style-name="T9"><text:s text:c="2"/></text:span><text:span text:style-name="T9">}</text:span></text:p>
            <text:p text:style-name="P9"><text:span text:style-name="T9"><text:s text:c="2"/></text:span><text:span text:style-name="T9">std::cerr &lt;&lt; "test succeeded" &lt;&lt; std::endl;</text:span></text:p>
            <text:p text:style-name="P9"><text:span text:style-name="T9"><text:s text:c="2"/></text:span><text:span text:style-name="T9">return 0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5" draw:layer="layout" svg:width="15.239cm" svg:height="11.429cm" svg:x="1.905cm" svg:y="12.065cm" presentation:class="notes">
            <draw:text-box>
              <text:p>Si può sfruttare il meccanismo delle eccezioni inattese anche per il secondo caso, quello delle asserzioni fallite: è sufficiente che in caso di fallimento un'asserzione sollevi un'eccezione.</text:p>
            </draw:text-box>
          </draw:frame>
        </presentation:notes>
      </draw:page>
      <draw:page draw:name="page3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8" draw:text-style-name="P10" draw:layer="layout" svg:width="29.953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/></text:p>
            <text:p text:style-name="P9"><text:span text:style-name="T9"/></text:p>
            <text:p text:style-name="P9"><text:span text:style-name="T9">int main() {</text:span></text:p>
            <text:p text:style-name="P9"><text:span text:style-name="T9"><text:s text:c="2"/></text:span><text:span text:style-name="T9">try {</text:span></text:p>
            <text:p text:style-name="P9"><text:span text:style-name="T9"><text:s text:c="4"/></text:span><text:span text:style-name="T9">// test body</text:span></text:p>
            <text:p text:style-name="P9"><text:span text:style-name="T9"><text:s text:c="4"/></text:span><text:span text:style-name="T9">// exit with error if:</text:span></text:p>
            <text:p text:style-name="P9"><text:span text:style-name="T9"><text:s text:c="4"/></text:span><text:span text:style-name="T9">// <text:s/>* an exception is thrown </text:span><text:span text:style-name="T12">[OK]</text:span></text:p>
            <text:p text:style-name="P9"><text:span text:style-name="T9"><text:s text:c="4"/></text:span><text:span text:style-name="T9">// <text:s/>* an assertion fails <text:s text:c="4"/></text:span><text:span text:style-name="T12">[OK]</text:span></text:p>
            <text:p text:style-name="P9"><text:span text:style-name="T9"><text:s text:c="2"/></text:span><text:span text:style-name="T9">} catch (...) {</text:span></text:p>
            <text:p text:style-name="P9"><text:span text:style-name="T9"><text:s text:c="4"/></text:span><text:span text:style-name="T9">std::cerr &lt;&lt; "test failed" &lt;&lt; std::endl;</text:span></text:p>
            <text:p text:style-name="P9"><text:span text:style-name="T9"><text:s text:c="4"/></text:span><text:span text:style-name="T9">return 1;</text:span></text:p>
            <text:p text:style-name="P9"><text:span text:style-name="T9"><text:s text:c="2"/></text:span><text:span text:style-name="T9">}</text:span></text:p>
            <text:p text:style-name="P9"><text:span text:style-name="T9"><text:s text:c="2"/></text:span><text:span text:style-name="T9">std::cerr &lt;&lt; "test succeeded" &lt;&lt; std::endl;</text:span></text:p>
            <text:p text:style-name="P9"><text:span text:style-name="T9"><text:s text:c="2"/></text:span><text:span text:style-name="T9">return 0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8" draw:text-style-name="P10" draw:layer="layout" svg:width="29.953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/></text:p>
            <text:p text:style-name="P9"><text:span text:style-name="T9"/></text:p>
            <text:p text:style-name="P9"><text:span text:style-name="T9">int main() {</text:span></text:p>
            <text:p text:style-name="P9"><text:span text:style-name="T9"><text:s text:c="2"/></text:span><text:span text:style-name="T9">try {</text:span></text:p>
            <text:p text:style-name="P9"><text:span text:style-name="T9"><text:s text:c="4"/></text:span><text:span text:style-name="T9">// test body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9"><text:s text:c="2"/></text:span><text:span text:style-name="T9">} catch (...) {</text:span></text:p>
            <text:p text:style-name="P9"><text:span text:style-name="T9"><text:s text:c="4"/></text:span><text:span text:style-name="T9">std::cerr &lt;&lt; "test failed" &lt;&lt; std::endl;</text:span></text:p>
            <text:p text:style-name="P9"><text:span text:style-name="T9"><text:s text:c="4"/></text:span><text:span text:style-name="T9">return 1;</text:span></text:p>
            <text:p text:style-name="P9"><text:span text:style-name="T9"><text:s text:c="2"/></text:span><text:span text:style-name="T9">}</text:span></text:p>
            <text:p text:style-name="P9"><text:span text:style-name="T9"><text:s text:c="2"/></text:span><text:span text:style-name="T9">std::cerr &lt;&lt; "test succeeded" &lt;&lt; std::endl;</text:span></text:p>
            <text:p text:style-name="P9"><text:span text:style-name="T9"><text:s text:c="2"/></text:span><text:span text:style-name="T9">return 0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Questo codice è un'infrastruttura comune a tutti i test. Per comodità conviene compattarlo; si introducono allora due macro, una per il preambolo, l'altra per il postambolo.</text:p>
            </draw:text-box>
          </draw:frame>
        </presentation:notes>
      </draw:page>
      <draw:page draw:name="page3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st framework <text:s text:c="30"/>[test.h]</text:p>
          </draw:text-box>
        </draw:frame>
        <draw:frame presentation:style-name="pr8" draw:text-style-name="P10" draw:layer="layout" svg:width="29.953cm" svg:height="13.684cm" svg:x="3.047cm" svg:y="3.435cm" presentation:class="outline" presentation:user-transformed="true">
          <draw:text-box>
            <text:p text:style-name="P9"><text:span text:style-name="T9">#include &lt;iostream&gt;</text:span></text:p>
            <text:p text:style-name="P9"><text:span text:style-name="T9"/></text:p>
            <text:p text:style-name="P9"><text:span text:style-name="T9">#define TEST_BEGIN \</text:span></text:p>
            <text:p text:style-name="P9"><text:span text:style-name="T9">int main() { \</text:span></text:p>
            <text:p text:style-name="P9"><text:span text:style-name="T9"><text:s text:c="2"/></text:span><text:span text:style-name="T9">try {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#define TEST_END \</text:span></text:p>
            <text:p text:style-name="P9"><text:span text:style-name="T9"><text:s text:c="2"/></text:span><text:span text:style-name="T9">} catch (...) { \</text:span></text:p>
            <text:p text:style-name="P9"><text:span text:style-name="T9"><text:s text:c="4"/></text:span><text:span text:style-name="T9">std::cerr &lt;&lt; "test failed" &lt;&lt; std::endl; \</text:span></text:p>
            <text:p text:style-name="P9"><text:span text:style-name="T9"><text:s text:c="4"/></text:span><text:span text:style-name="T9">return 1; \</text:span></text:p>
            <text:p text:style-name="P9"><text:span text:style-name="T9"><text:s text:c="2"/></text:span><text:span text:style-name="T9">} \</text:span></text:p>
            <text:p text:style-name="P9"><text:span text:style-name="T9"><text:s text:c="2"/></text:span><text:span text:style-name="T9">std::cerr &lt;&lt; "test succeeded" &lt;&lt; std::endl; \</text:span></text:p>
            <text:p text:style-name="P9"><text:span text:style-name="T9"><text:s text:c="2"/></text:span><text:span text:style-name="T9">return 0; \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5" draw:layer="layout" svg:width="15.239cm" svg:height="11.429cm" svg:x="1.905cm" svg:y="12.065cm" presentation:class="notes">
            <draw:text-box>
              <text:p>Le macro finiscono in un file dedicato.</text:p>
            </draw:text-box>
          </draw:frame>
        </presentation:notes>
      </draw:page>
      <draw:page draw:name="page37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8" draw:text-style-name="P10" draw:layer="layout" svg:width="29.953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/></text:p>
            <text:p text:style-name="P9"><text:span text:style-name="T9"/></text:p>
            <text:p text:style-name="P9"><text:span text:style-name="T9">int main() {</text:span></text:p>
            <text:p text:style-name="P9"><text:span text:style-name="T9"><text:s text:c="2"/></text:span><text:span text:style-name="T9">try {</text:span></text:p>
            <text:p text:style-name="P9"><text:span text:style-name="T9"><text:s text:c="4"/></text:span><text:span text:style-name="T9">// test body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 text:c="2"/></text:span><text:span text:style-name="T9">} catch (...) {</text:span></text:p>
            <text:p text:style-name="P9"><text:span text:style-name="T9"><text:s text:c="4"/></text:span><text:span text:style-name="T9">std::cerr &lt;&lt; "test failed" &lt;&lt; std::endl;</text:span></text:p>
            <text:p text:style-name="P9"><text:span text:style-name="T9"><text:s text:c="4"/></text:span><text:span text:style-name="T9">return 1;</text:span></text:p>
            <text:p text:style-name="P9"><text:span text:style-name="T9"><text:s text:c="2"/></text:span><text:span text:style-name="T9">}</text:span></text:p>
            <text:p text:style-name="P9"><text:span text:style-name="T9"><text:s text:c="2"/></text:span><text:span text:style-name="T9">std::cerr &lt;&lt; "test succeeded" &lt;&lt; std::endl;</text:span></text:p>
            <text:p text:style-name="P9"><text:span text:style-name="T9"><text:s text:c="2"/></text:span><text:span text:style-name="T9">return 0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5" draw:text-style-name="P11" draw:layer="layout" svg:width="15.239cm" svg:height="11.429cm" svg:x="1.905cm" svg:y="12.065cm" presentation:class="notes">
            <draw:text-box>
              <text:p><text:span text:style-name="T14">Comincia la trasformazione del test file...</text:span></text:p>
            </draw:text-box>
          </draw:frame>
        </presentation:notes>
      </draw:page>
      <draw:page draw:name="page38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8" draw:text-style-name="P10" draw:layer="layout" svg:width="29.953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10">#include &lt;test.h&gt;</text:span></text:p>
            <text:p text:style-name="P9"><text:span text:style-name="T15"/></text:p>
            <text:p text:style-name="P9"><text:span text:style-name="T9">int main() {</text:span></text:p>
            <text:p text:style-name="P9"><text:span text:style-name="T9"><text:s text:c="2"/></text:span><text:span text:style-name="T9">try {</text:span></text:p>
            <text:p text:style-name="P9"><text:span text:style-name="T9"><text:s text:c="4"/></text:span><text:span text:style-name="T9">// test body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 text:c="2"/></text:span><text:span text:style-name="T9">} catch (...) {</text:span></text:p>
            <text:p text:style-name="P9"><text:span text:style-name="T9"><text:s text:c="4"/></text:span><text:span text:style-name="T9">std::cerr &lt;&lt; "test failed" &lt;&lt; std::endl;</text:span></text:p>
            <text:p text:style-name="P9"><text:span text:style-name="T9"><text:s text:c="4"/></text:span><text:span text:style-name="T9">return 1;</text:span></text:p>
            <text:p text:style-name="P9"><text:span text:style-name="T9"><text:s text:c="2"/></text:span><text:span text:style-name="T9">}</text:span></text:p>
            <text:p text:style-name="P9"><text:span text:style-name="T9"><text:s text:c="2"/></text:span><text:span text:style-name="T9">std::cerr &lt;&lt; "test succeeded" &lt;&lt; std::endl;</text:span></text:p>
            <text:p text:style-name="P9"><text:span text:style-name="T9"><text:s text:c="2"/></text:span><text:span text:style-name="T9">return 0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5" draw:layer="layout" svg:width="15.239cm" svg:height="11.429cm" svg:x="1.905cm" svg:y="12.065cm" presentation:class="notes">
            <draw:text-box>
              <text:p>... si include il nuovo file di intestazione dell'infrastruttura del test...</text:p>
            </draw:text-box>
          </draw:frame>
        </presentation:notes>
      </draw:page>
      <draw:page draw:name="page39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8" draw:text-style-name="P10" draw:layer="layout" svg:width="29.953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10">TEST_BEGIN</text:span></text:p>
            <text:p text:style-name="P9"><text:span text:style-name="T9"/></text:p>
            <text:p text:style-name="P9"><text:span text:style-name="T9"><text:s text:c="4"/></text:span><text:span text:style-name="T9">// test body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 text:c="2"/></text:span><text:span text:style-name="T9">} catch (...) {</text:span></text:p>
            <text:p text:style-name="P9"><text:span text:style-name="T9"><text:s text:c="4"/></text:span><text:span text:style-name="T9">std::cerr &lt;&lt; "test failed" &lt;&lt; std::endl;</text:span></text:p>
            <text:p text:style-name="P9"><text:span text:style-name="T9"><text:s text:c="4"/></text:span><text:span text:style-name="T9">return 1;</text:span></text:p>
            <text:p text:style-name="P9"><text:span text:style-name="T9"><text:s text:c="2"/></text:span><text:span text:style-name="T9">}</text:span></text:p>
            <text:p text:style-name="P9"><text:span text:style-name="T9"><text:s text:c="2"/></text:span><text:span text:style-name="T9">std::cerr &lt;&lt; "test succeeded" &lt;&lt; std::endl;</text:span></text:p>
            <text:p text:style-name="P9"><text:span text:style-name="T9"><text:s text:c="2"/></text:span><text:span text:style-name="T9">return 0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5" draw:layer="layout" svg:width="15.239cm" svg:height="11.429cm" svg:x="1.905cm" svg:y="12.065cm" presentation:class="notes">
            <draw:text-box>
              <text:p>... si sostituisce il preambolo...</text:p>
            </draw:text-box>
          </draw:frame>
        </presentation:notes>
      </draw:page>
      <draw:page draw:name="page4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4"/></text:span><text:span text:style-name="T9">// test body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10">TEST_END</text:span></text:p>
            <text:p text:style-name="P9"><text:span text:style-name="T13"/></text:p>
          </draw:text-box>
        </draw:frame>
        <presentation:notes draw:style-name="dp2">
          <draw:page-thumbnail draw:style-name="gr1" draw:layer="layout" svg:width="0.001cm" svg:height="0.001cm" svg:x="0cm" svg:y="1.93cm" draw:page-number="40" presentation:class="page"/>
          <draw:frame presentation:style-name="pr5" draw:layer="layout" svg:width="15.239cm" svg:height="11.429cm" svg:x="1.905cm" svg:y="12.065cm" presentation:class="notes">
            <draw:text-box>
              <text:p>... infine si sostituisce il postambolo.</text:p>
            </draw:text-box>
          </draw:frame>
        </presentation:notes>
      </draw:page>
      <draw:page draw:name="page41" draw:style-name="dp1" draw:master-page-name="Titolo2" presentation:presentation-page-layout-name="AL2T1" presentation:use-date-time-name="dtd1">
        <draw:frame presentation:style-name="pr4" draw:text-style-name="P12" draw:layer="layout" svg:width="27.94cm" svg:height="2.915cm" svg:x="3.047cm" svg:y="0.034cm" presentation:class="title" presentation:user-transformed="true">
          <draw:text-box>
            <text:p><text:span text:style-name="T16">ASSERT</text:span>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10"/></text:p>
            <text:p text:style-name="P9"><text:span text:style-name="T10"><text:s text:c="4"/></text:span><text:span text:style-name="T10">// ...</text:span></text:p>
            <text:p text:style-name="P9"><text:span text:style-name="T10"><text:s text:c="4"/></text:span><text:span text:style-name="T10">ASSERT(expr);</text:span></text:p>
            <text:p text:style-name="P9"><text:span text:style-name="T10"/></text:p>
            <text:p text:style-name="P9"><text:span text:style-name="T10"/></text:p>
            <text:p text:style-name="P9"><text:span text:style-name="T9">TEST_END</text:span></text:p>
            <text:p text:style-name="P9"><text:span text:style-name="T13"/></text:p>
          </draw:text-box>
        </draw:frame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5" draw:layer="layout" svg:width="15.239cm" svg:height="11.429cm" svg:x="1.905cm" svg:y="12.065cm" presentation:class="notes">
            <draw:text-box>
              <text:p>Un esempio di asserzione: è una macro che opera su un'espressione booleana. Come anticipato, ci si attende che l'asserzione sollevi un'eccezione in caso di fallimento.</text:p>
            </draw:text-box>
          </draw:frame>
        </presentation:notes>
      </draw:page>
      <draw:page draw:name="page42" draw:style-name="dp1" draw:master-page-name="Titolo2" presentation:presentation-page-layout-name="AL2T1" presentation:use-date-time-name="dtd1">
        <draw:frame presentation:style-name="pr4" draw:text-style-name="P12" draw:layer="layout" svg:width="27.94cm" svg:height="2.915cm" svg:x="3.047cm" svg:y="0.034cm" presentation:class="title" presentation:user-transformed="true">
          <draw:text-box>
            <text:p><text:span text:style-name="T16">ASSERT</text:span>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10"/></text:p>
            <text:p text:style-name="P9"><text:span text:style-name="T10"><text:s text:c="4"/></text:span><text:span text:style-name="T9">// ...</text:span></text:p>
            <text:p text:style-name="P9"><text:span text:style-name="T9"><text:s text:c="4"/></text:span><text:span text:style-name="T9">ASSERT(i == j);</text:span></text:p>
            <text:p text:style-name="P9"><text:span text:style-name="T10"/></text:p>
            <text:p text:style-name="P9"><text:span text:style-name="T10"/></text:p>
            <text:p text:style-name="P9"><text:span text:style-name="T9">TEST_END</text:span></text:p>
            <text:p text:style-name="P9"><text:span text:style-name="T13"/></text:p>
          </draw:text-box>
        </draw:frame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5" draw:layer="layout" svg:width="15.239cm" svg:height="11.429cm" svg:x="1.905cm" svg:y="12.065cm" presentation:class="notes">
            <draw:text-box>
              <text:p>Un esempio più concreto di asserzione.</text:p>
            </draw:text-box>
          </draw:frame>
        </presentation:notes>
      </draw:page>
      <draw:page draw:name="page4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st framework <text:s text:c="30"/>[test.h]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iostream&gt;</text:span></text:p>
            <text:p text:style-name="P9"><text:span text:style-name="T9">#include &lt;stdexcept&gt;</text:span></text:p>
            <text:p text:style-name="P9"><text:span text:style-name="T9"/></text:p>
            <text:p text:style-name="P9"><text:span text:style-name="T9">// ...</text:span></text:p>
            <text:p text:style-name="P9"><text:span text:style-name="T9"/></text:p>
            <text:p text:style-name="P9"><text:span text:style-name="T10">struct test_error : public std::logic_error {</text:span></text:p>
            <text:p text:style-name="P9"><text:span text:style-name="T10"><text:s text:c="2"/></text:span><text:span text:style-name="T10">test_error() : std::logic_error("test error") { }</text:span></text:p>
            <text:p text:style-name="P9"><text:span text:style-name="T10">};</text:span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5" draw:layer="layout" svg:width="15.239cm" svg:height="11.429cm" svg:x="1.905cm" svg:y="12.065cm" presentation:class="notes">
            <draw:text-box>
              <text:p>La definizione della macro ASSERT trova posto nel file di inclusione dell'infrastruttura di test. Si comincia col definire un'eccezione dedicata per indicare il fallimento dell'asserzione...</text:p>
            </draw:text-box>
          </draw:frame>
        </presentation:notes>
      </draw:page>
      <draw:page draw:name="page4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st framework <text:s text:c="30"/>[test.h]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iostream&gt;</text:span></text:p>
            <text:p text:style-name="P9"><text:span text:style-name="T9">#include &lt;stdexcept&gt;</text:span></text:p>
            <text:p text:style-name="P9"><text:span text:style-name="T9"/></text:p>
            <text:p text:style-name="P9"><text:span text:style-name="T9">// ...</text:span></text:p>
            <text:p text:style-name="P9"><text:span text:style-name="T9"/></text:p>
            <text:p text:style-name="P9"><text:span text:style-name="T9">struct test_error : public std::logic_error {</text:span></text:p>
            <text:p text:style-name="P9"><text:span text:style-name="T9"><text:s text:c="2"/></text:span><text:span text:style-name="T9">test_error() : std::logic_error("test error") { }</text:span></text:p>
            <text:p text:style-name="P9"><text:span text:style-name="T9">};</text:span></text:p>
            <text:p text:style-name="P9"><text:span text:style-name="T9"/></text:p>
            <text:p text:style-name="P9"><text:span text:style-name="T10">#define ASSERT(expr_) \</text:span></text:p>
            <text:p text:style-name="P9"><text:span text:style-name="T10">do { \</text:span></text:p>
            <text:p text:style-name="P9"><text:span text:style-name="T10"><text:s text:c="2"/></text:span><text:span text:style-name="T10">if (!(expr_)) { \</text:span></text:p>
            <text:p text:style-name="P9"><text:span text:style-name="T10"><text:s text:c="4"/></text:span><text:span text:style-name="T10">std::cerr &lt;&lt; __FILE__ &lt;&lt; "(" &lt;&lt; __LINE__ &lt;&lt; ") : test error - " &lt;&lt; #expr_ &lt;&lt; std::endl; \</text:span></text:p>
            <text:p text:style-name="P9"><text:span text:style-name="T10"><text:s text:c="4"/></text:span><text:span text:style-name="T10">throw test_error(); \</text:span></text:p>
            <text:p text:style-name="P9"><text:span text:style-name="T10"><text:s text:c="2"/></text:span><text:span text:style-name="T10">} \</text:span></text:p>
            <text:p text:style-name="P9"><text:span text:style-name="T10">} while (0)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5" draw:layer="layout" svg:width="15.239cm" svg:height="11.429cm" svg:x="1.905cm" svg:y="12.065cm" presentation:class="notes">
            <draw:text-box>
              <text:p>... si prosegue con la definizione della macro ASSERT.</text:p>
            </draw:text-box>
          </draw:frame>
        </presentation:notes>
      </draw:page>
      <draw:page draw:name="page4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st framework <text:s text:c="30"/>[test.h]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iostream&gt;</text:span></text:p>
            <text:p text:style-name="P9"><text:span text:style-name="T9">#include &lt;stdexcept&gt;</text:span></text:p>
            <text:p text:style-name="P9"><text:span text:style-name="T9"/></text:p>
            <text:p text:style-name="P9"><text:span text:style-name="T9">// ...</text:span></text:p>
            <text:p text:style-name="P9"><text:span text:style-name="T9"/></text:p>
            <text:p text:style-name="P9"><text:span text:style-name="T9">struct test_error : public std::logic_error {</text:span></text:p>
            <text:p text:style-name="P9"><text:span text:style-name="T9"><text:s text:c="2"/></text:span><text:span text:style-name="T9">test_error() : std::logic_error("test error") { }</text:span></text:p>
            <text:p text:style-name="P9"><text:span text:style-name="T9">};</text:span></text:p>
            <text:p text:style-name="P9"><text:span text:style-name="T9"/></text:p>
            <text:p text:style-name="P9"><text:span text:style-name="T9">#define ASSERT(expr_) \</text:span></text:p>
            <text:p text:style-name="P9"><text:span text:style-name="T13">do { \</text:span></text:p>
            <text:p text:style-name="P9"><text:span text:style-name="T9"><text:s text:c="2"/></text:span><text:span text:style-name="T9">if (!(expr_)) { \</text:span></text:p>
            <text:p text:style-name="P9"><text:span text:style-name="T9"><text:s text:c="4"/></text:span><text:span text:style-name="T9">std::cerr &lt;&lt; __FILE__ &lt;&lt; "(" &lt;&lt; __LINE__ &lt;&lt; ") : test error - " &lt;&lt; #expr_ &lt;&lt; std::endl; \</text:span></text:p>
            <text:p text:style-name="P9"><text:span text:style-name="T9"><text:s text:c="4"/></text:span><text:span text:style-name="T9">throw test_error(); \</text:span></text:p>
            <text:p text:style-name="P9"><text:span text:style-name="T9"><text:s text:c="2"/></text:span><text:span text:style-name="T9">} \</text:span></text:p>
            <text:p text:style-name="P9"><text:span text:style-name="T13">} while (0)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5" draw:layer="layout" svg:width="15.239cm" svg:height="11.429cm" svg:x="1.905cm" svg:y="12.065cm" presentation:class="notes">
            <draw:text-box>
              <text:p>il blocco do/while gestisce il punto-e-virgola in coda alla macro ASSERT.</text:p>
            </draw:text-box>
          </draw:frame>
        </presentation:notes>
      </draw:page>
      <draw:page draw:name="page46" draw:style-name="dp1" draw:master-page-name="Titolo2" presentation:presentation-page-layout-name="AL2T1" presentation:use-date-time-name="dtd1">
        <draw:frame presentation:style-name="pr4" draw:text-style-name="P12" draw:layer="layout" svg:width="27.94cm" svg:height="2.915cm" svg:x="3.047cm" svg:y="0.034cm" presentation:class="title" presentation:user-transformed="true">
          <draw:text-box>
            <text:p><text:span text:style-name="T16">ASSERT</text:span>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...</text:span></text:p>
            <text:p text:style-name="P9"><text:span text:style-name="T9"><text:s text:c="2"/></text:span><text:span text:style-name="T9">ASSERT(i == j);</text:span></text:p>
            <text:p text:style-name="P9"><text:span text:style-name="T9"/></text:p>
            <text:p text:style-name="P9"><text:span text:style-name="T9"/></text:p>
            <text:p text:style-name="P9"><text:span text:style-name="T9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5" draw:layer="layout" svg:width="15.239cm" svg:height="11.429cm" svg:x="1.905cm" svg:y="12.065cm" presentation:class="notes">
            <draw:text-box>
              <text:p>Dimostrazione dell'effetto dell'ASSERT: supponendo che l'espressione sia falsa...</text:p>
            </draw:text-box>
          </draw:frame>
        </presentation:notes>
      </draw:page>
      <draw:page draw:name="page47" draw:style-name="dp1" draw:master-page-name="Titolo2" presentation:presentation-page-layout-name="AL2T1" presentation:use-date-time-name="dtd1">
        <draw:frame presentation:style-name="pr4" draw:text-style-name="P12" draw:layer="layout" svg:width="27.94cm" svg:height="2.915cm" svg:x="3.047cm" svg:y="0.034cm" presentation:class="title" presentation:user-transformed="true">
          <draw:text-box>
            <text:p><text:span text:style-name="T16">ASSERT</text:span>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...</text:span></text:p>
            <text:p text:style-name="P9"><text:span text:style-name="T9"><text:s text:c="2"/></text:span><text:span text:style-name="T9">ASSERT(i == j);</text:span></text:p>
            <text:p text:style-name="P9"><text:span text:style-name="T9"/></text:p>
            <text:p text:style-name="P9"><text:span text:style-name="T9"/></text:p>
            <text:p text:style-name="P9"><text:span text:style-name="T9">TEST_END</text:span></text:p>
            <text:p text:style-name="P9"><text:span text:style-name="T9"/></text:p>
            <text:p text:style-name="P9"><text:span text:style-name="T17">d:\projects\...\test_file(42) : test error - i == j</text:span></text:p>
            <text:p text:style-name="P9"><text:span text:style-name="T17">test failed</text:span></text:p>
            <text:p text:style-name="P9"><text:span text:style-name="T18"/></text:p>
          </draw:text-box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5" draw:layer="layout" svg:width="15.239cm" svg:height="11.429cm" svg:x="1.905cm" svg:y="12.065cm" presentation:class="notes">
            <draw:text-box>
              <text:p>... questo è il messaggio d'errore che viene prodotto.</text:p>
            </draw:text-box>
          </draw:frame>
        </presentation:notes>
      </draw:page>
      <draw:page draw:name="page48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Pattern “TestThrow”</text:p>
          </draw:text-box>
        </draw:frame>
        <draw:frame presentation:style-name="pr8" draw:text-style-name="P13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4"/></text:span><text:span text:style-name="T9">// code that should throw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5" draw:layer="layout" svg:width="15.239cm" svg:height="11.429cm" svg:x="1.905cm" svg:y="12.065cm" presentation:class="notes">
            <draw:text-box>
              <text:p>La stessa macro ASSERT può essere utilizzata per verificare che una porzione di codice di test solleva l'eccezione che ci si attende...</text:p>
            </draw:text-box>
          </draw:frame>
        </presentation:notes>
      </draw:page>
      <draw:page draw:name="page49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Pattern “TestThrow”</text:p>
          </draw:text-box>
        </draw:frame>
        <draw:frame presentation:style-name="pr8" draw:text-style-name="P14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><text:s text:c="2"/></text:span><text:span text:style-name="T9">try {</text:span></text:p>
            <text:p text:style-name="P9"><text:span text:style-name="T9"><text:s text:c="4"/></text:span><text:span text:style-name="T9">// code that should throw</text:span></text:p>
            <text:p text:style-name="P9"><text:span text:style-name="T9"><text:s text:c="4"/></text:span><text:span text:style-name="T9">ASSERT(false);</text:span></text:p>
            <text:p text:style-name="P9"><text:span text:style-name="T9"><text:s text:c="2"/></text:span><text:span text:style-name="T9">} catch(const expected_exception&amp;) {</text:span></text:p>
            <text:p text:style-name="P9"><text:span text:style-name="T9"><text:s text:c="2"/></text:span><text:span text:style-name="T9">}</text:span></text:p>
            <text:p text:style-name="P9"><text:span text:style-name="T9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5" draw:layer="layout" svg:width="15.239cm" svg:height="11.429cm" svg:x="1.905cm" svg:y="12.065cm" presentation:class="notes">
            <draw:text-box>
              <text:p>... al costo di un po' di codice di contorno.</text:p>
            </draw:text-box>
          </draw:frame>
        </presentation:notes>
      </draw:page>
      <draw:page draw:name="page5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Pattern “TestThrow”</text:p>
          </draw:text-box>
        </draw:frame>
        <draw:frame presentation:style-name="pr8" draw:text-style-name="P13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><text:s text:c="2"/></text:span><text:span text:style-name="T9">try {</text:span></text:p>
            <text:p text:style-name="P9"><text:span text:style-name="T9"><text:s text:c="4"/></text:span><text:span text:style-name="T9">// code that should throw</text:span></text:p>
            <text:p text:style-name="P9"><text:span text:style-name="T9"><text:s text:c="4"/></text:span><text:span text:style-name="T9">ASSERT(false);</text:span></text:p>
            <text:p text:style-name="P9"><text:span text:style-name="T9"><text:s text:c="2"/></text:span><text:span text:style-name="T9">} catch(const expected_exception&amp;) {</text:span></text:p>
            <text:p text:style-name="P9"><text:span text:style-name="T9"><text:s text:c="2"/></text:span><text:span text:style-name="T9">}</text:span></text:p>
            <text:p text:style-name="P9"><text:span text:style-name="T9">TEST_END</text:span></text:p>
            <text:p text:style-name="P9"><text:span text:style-name="T9"/></text:p>
            <text:p text:style-name="P9"><text:span text:style-name="T17">d:\projects\...\test_file.cpp(42) : test error - false</text:span></text:p>
            <text:p text:style-name="P9"><text:span text:style-name="T17">test failed</text:span></text:p>
            <text:p text:style-name="P9"><text:span text:style-name="T19"/></text:p>
          </draw:text-box>
        </draw:frame>
        <presentation:notes draw:style-name="dp2">
          <draw:page-thumbnail draw:style-name="gr1" draw:layer="layout" svg:width="0.001cm" svg:height="0.001cm" svg:x="0cm" svg:y="1.93cm" draw:page-number="50" presentation:class="page"/>
          <draw:frame presentation:style-name="pr5" draw:layer="layout" svg:width="15.239cm" svg:height="11.429cm" svg:x="1.905cm" svg:y="12.065cm" presentation:class="notes">
            <draw:text-box>
              <text:p>Il messaggio d'errore non è dei più felici...</text:p>
            </draw:text-box>
          </draw:frame>
        </presentation:notes>
      </draw:page>
      <draw:page draw:name="page5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Fondamenti</text:p>
          </draw:text-box>
        </draw:frame>
        <draw:frame presentation:style-name="pr8" draw:text-style-name="P17" draw:layer="layout" svg:width="27.94cm" svg:height="13.684cm" svg:x="3.047cm" svg:y="3.435cm" presentation:class="outline" presentation:user-transformed="true">
          <draw:text-box>
            <text:p text:style-name="P15"><text:span text:style-name="T20"/></text:p>
            <text:p text:style-name="P15"><text:span text:style-name="T20">#include &lt;test.h&gt;</text:span></text:p>
            <text:p text:style-name="P15"><text:span text:style-name="T20">TEST_BEGIN</text:span></text:p>
            <text:p text:style-name="P15"><text:span text:style-name="T20"><text:s text:c="2"/></text:span><text:span text:style-name="T20">ASSERT(...);</text:span></text:p>
            <text:p text:style-name="P15"><text:span text:style-name="T20">TEST_END</text:span></text:p>
            <text:p text:style-name="P16"><text:span text:style-name="T21"/></text:p>
          </draw:text-box>
        </draw:frame>
        <presentation:notes draw:style-name="dp2">
          <draw:page-thumbnail draw:style-name="gr1" draw:layer="layout" svg:width="0.001cm" svg:height="0.001cm" svg:x="0cm" svg:y="1.93cm" draw:page-number="51" presentation:class="page"/>
          <draw:frame presentation:style-name="pr5" draw:layer="layout" svg:width="15.239cm" svg:height="11.429cm" svg:x="1.905cm" svg:y="12.065cm" presentation:class="notes">
            <draw:text-box>
              <text:p>Le tre macro che costituiscono il nucleo “storico” di GUT.</text:p>
              <text:p><text:span text:style-name="T14">Hanno portato confidenza, indotto il disaccoppiamento, consentito il refactoring, praticamente eliminato l'uso del debugger.</text:span></text:p>
            </draw:text-box>
          </draw:frame>
        </presentation:notes>
      </draw:page>
      <draw:page draw:name="page52" draw:style-name="dp1" draw:master-page-name="Titolo2" presentation:presentation-page-layout-name="AL2T1" presentation:use-date-time-name="dtd1">
        <draw:frame presentation:style-name="pr9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6" draw:layer="layout" svg:width="27.94cm" svg:height="13.684cm" svg:x="3.047cm" svg:y="3.435cm" presentation:class="outline" presentation:user-transformed="true">
          <draw:text-box>
            <text:p/>
            <text:list text:style-name="L4">
              <text:list-item>
                <text:p>Messaggi d'errore poco circostanziat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2" presentation:class="page"/>
          <draw:frame presentation:style-name="pr10" draw:text-style-name="P11" draw:layer="layout" svg:width="15.239cm" svg:height="11.429cm" svg:x="1.905cm" svg:y="12.065cm" presentation:class="notes">
            <draw:text-box>
              <text:p><text:span text:style-name="T14">Il principale problema dei messaggi d'errore è che riportano solo l'espressione originale, non i valori assunti dai termini coinvolti...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page5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...</text:span></text:p>
            <text:p text:style-name="P9"><text:span text:style-name="T9"><text:s text:c="2"/></text:span><text:span text:style-name="T9">ASSERT(i == j);</text:span></text:p>
            <text:p text:style-name="P9"><text:span text:style-name="T9"/></text:p>
            <text:p text:style-name="P9"><text:span text:style-name="T9"/></text:p>
            <text:p text:style-name="P9"><text:span text:style-name="T9">TEST_END</text:span></text:p>
            <text:p text:style-name="P9"><text:span text:style-name="T22"/></text:p>
            <text:p text:style-name="P9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53" presentation:class="page"/>
          <draw:frame presentation:style-name="pr5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...</text:span></text:p>
            <text:p text:style-name="P9"><text:span text:style-name="T9"><text:s text:c="2"/></text:span><text:span text:style-name="T9">ASSERT(i == j);</text:span></text:p>
            <text:p text:style-name="P9"><text:span text:style-name="T9"/></text:p>
            <text:p text:style-name="P9"><text:span text:style-name="T9"/></text:p>
            <text:p text:style-name="P9"><text:span text:style-name="T9">TEST_END</text:span></text:p>
            <text:p text:style-name="P9"><text:span text:style-name="T22"/></text:p>
            <text:p text:style-name="P9"><text:span text:style-name="T24">d:\projects\...\test_file.cpp(42) : test error - i == j</text:span></text:p>
            <text:p text:style-name="P9"><text:span text:style-name="T24">test failed</text:span></text:p>
            <text:p text:style-name="P9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54" presentation:class="page"/>
          <draw:frame presentation:style-name="pr5" draw:text-style-name="P11" draw:layer="layout" svg:width="15.239cm" svg:height="11.429cm" svg:x="1.905cm" svg:y="12.065cm" presentation:class="notes">
            <draw:text-box>
              <text:p><text:span text:style-name="T14">Si evidenzia il fatto che l'espressione che è fallita è i == j...</text:span></text:p>
            </draw:text-box>
          </draw:frame>
        </presentation:notes>
      </draw:page>
      <draw:page draw:name="page5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...</text:span></text:p>
            <text:p text:style-name="P9"><text:span text:style-name="T9"><text:s text:c="2"/></text:span><text:span text:style-name="T9">ASSERT(i == j);</text:span></text:p>
            <text:p text:style-name="P9"><text:span text:style-name="T9"/></text:p>
            <text:p text:style-name="P9"><text:span text:style-name="T9"/></text:p>
            <text:p text:style-name="P9"><text:span text:style-name="T9">TEST_END</text:span></text:p>
            <text:p text:style-name="P9"><text:span text:style-name="T22"/></text:p>
            <text:p text:style-name="P9"><text:span text:style-name="T24">d:\projects\...\test_file.cpp(42) : test error</text:span><text:span text:style-name="T17"> - i == j </text:span><text:span text:style-name="T25">&lt;--- i=?, j=?</text:span></text:p>
            <text:p text:style-name="P9"><text:span text:style-name="T24">test faile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5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... ma non si dice nulla dei valori di i e j.</text:p>
            </draw:text-box>
          </draw:frame>
        </presentation:notes>
      </draw:page>
      <draw:page draw:name="page5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...</text:span></text:p>
            <text:p text:style-name="P9"><text:span text:style-name="T9"><text:s text:c="2"/></text:span><text:span text:style-name="T10">std::cerr &lt;&lt; i &lt;&lt; ", " &lt;&lt; j &lt;&lt; std::endl;</text:span></text:p>
            <text:p text:style-name="P9"><text:span text:style-name="T9"><text:s text:c="2"/></text:span><text:span text:style-name="T9">ASSERT(i == j);</text:span></text:p>
            <text:p text:style-name="P9"><text:span text:style-name="T9"/></text:p>
            <text:p text:style-name="P9"><text:span text:style-name="T9">TEST_END</text:span></text:p>
            <text:p text:style-name="P9"><text:span text:style-name="T19"/></text:p>
          </draw:text-box>
        </draw:frame>
        <presentation:notes draw:style-name="dp2">
          <draw:page-thumbnail draw:style-name="gr1" draw:layer="layout" svg:width="0.001cm" svg:height="0.001cm" svg:x="0cm" svg:y="1.93cm" draw:page-number="56" presentation:class="page"/>
          <draw:frame presentation:style-name="pr5" draw:text-style-name="P11" draw:layer="layout" svg:width="15.239cm" svg:height="11.429cm" svg:x="1.905cm" svg:y="12.065cm" presentation:class="notes">
            <draw:text-box>
              <text:p><text:span text:style-name="T14">Questo aspetto ha portato spesso e volentieri ad inserire delle istruzioni extra di serializzazione delle variabili in gioco e a rieseguire il test...</text:span></text:p>
            </draw:text-box>
          </draw:frame>
        </presentation:notes>
      </draw:page>
      <draw:page draw:name="page57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...</text:span></text:p>
            <text:p text:style-name="P9"><text:span text:style-name="T9"><text:s text:c="2"/></text:span><text:span text:style-name="T9">std::cerr &lt;&lt; i &lt;&lt; ", " &lt;&lt; j &lt;&lt; std::endl;</text:span></text:p>
            <text:p text:style-name="P9"><text:span text:style-name="T9"><text:s text:c="2"/></text:span><text:span text:style-name="T9">ASSERT(i == j);</text:span></text:p>
            <text:p text:style-name="P9"><text:span text:style-name="T9"/></text:p>
            <text:p text:style-name="P9"><text:span text:style-name="T9">TEST_END</text:span></text:p>
            <text:p text:style-name="P9"><text:span text:style-name="T26"/></text:p>
            <text:p text:style-name="P9"><text:span text:style-name="T26">1, 2</text:span></text:p>
            <text:p text:style-name="P9"><text:span text:style-name="T24">d:\projects\...\test_file.cpp(42) : test error - i == j</text:span></text:p>
            <text:p text:style-name="P9"><text:span text:style-name="T24">test failed</text:span></text:p>
            <text:p text:style-name="P9"><text:span text:style-name="T19"/></text:p>
          </draw:text-box>
        </draw:frame>
        <presentation:notes draw:style-name="dp2">
          <draw:page-thumbnail draw:style-name="gr1" draw:layer="layout" svg:width="0.001cm" svg:height="0.001cm" svg:x="0cm" svg:y="1.93cm" draw:page-number="57" presentation:class="page"/>
          <draw:frame presentation:style-name="pr5" draw:text-style-name="P11" draw:layer="layout" svg:width="15.239cm" svg:height="11.429cm" svg:x="1.905cm" svg:y="12.065cm" presentation:class="notes">
            <draw:text-box>
              <text:p><text:span text:style-name="T14">... per ottenere finalmente le informazioni necessarie.</text:span></text:p>
            </draw:text-box>
          </draw:frame>
        </presentation:notes>
      </draw:page>
      <draw:page draw:name="page58" draw:style-name="dp1" draw:master-page-name="Titolo2" presentation:presentation-page-layout-name="AL2T1" presentation:use-date-time-name="dtd1">
        <draw:frame presentation:style-name="pr9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6" draw:layer="layout" svg:width="27.94cm" svg:height="13.684cm" svg:x="3.047cm" svg:y="3.435cm" presentation:class="outline" presentation:user-transformed="true">
          <draw:text-box>
            <text:p/>
            <text:list text:style-name="L4">
              <text:list-item>
                <text:p>Messaggi d'errore poco circostanziat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8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olo2" presentation:presentation-page-layout-name="AL2T1" presentation:use-date-time-name="dtd1">
        <draw:frame presentation:style-name="pr9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6" draw:layer="layout" svg:width="27.94cm" svg:height="13.684cm" svg:x="3.047cm" svg:y="3.435cm" presentation:class="outline" presentation:user-transformed="true">
          <draw:text-box>
            <text:p/>
            <text:list text:style-name="L4">
              <text:list-item>
                <text:p>Messaggi d'errore poco circostanziati</text:p>
              </text:list-item>
              <text:list-item>
                <text:p>Pattern “TestThrow” troppo proliss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9" presentation:class="page"/>
          <draw:frame presentation:style-name="pr1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text-style-name="P13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><text:s text:c="2"/></text:span><text:span text:style-name="T9">try {</text:span></text:p>
            <text:p text:style-name="P9"><text:span text:style-name="T9"><text:s text:c="4"/></text:span><text:span text:style-name="T9">// code that should throw</text:span></text:p>
            <text:p text:style-name="P9"><text:span text:style-name="T9"><text:s text:c="4"/></text:span><text:span text:style-name="T9">ASSERT(false);</text:span></text:p>
            <text:p text:style-name="P9"><text:span text:style-name="T9"><text:s text:c="2"/></text:span><text:span text:style-name="T9">} catch(const test_exception&amp;) {</text:span></text:p>
            <text:p text:style-name="P9"><text:span text:style-name="T9"><text:s text:c="2"/></text:span><text:span text:style-name="T9">}</text:span></text:p>
            <text:p text:style-name="P9"><text:span text:style-name="T9">TEST_END</text:span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60" presentation:class="page"/>
          <draw:frame presentation:style-name="pr5" draw:text-style-name="P11" draw:layer="layout" svg:width="15.239cm" svg:height="11.429cm" svg:x="1.905cm" svg:y="12.065cm" presentation:class="notes">
            <draw:text-box>
              <text:p><text:span text:style-name="T14">4 righe su 5 sono superflue, agli occhi di colui che scrive il test...</text:span></text:p>
            </draw:text-box>
          </draw:frame>
        </presentation:notes>
      </draw:page>
      <draw:page draw:name="page6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text-style-name="P13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13"><text:s text:c="2"/></text:span><text:span text:style-name="T13">try {</text:span></text:p>
            <text:p text:style-name="P9"><text:span text:style-name="T9"><text:s text:c="4"/></text:span><text:span text:style-name="T9">// code that should throw</text:span></text:p>
            <text:p text:style-name="P9"><text:span text:style-name="T13"><text:s text:c="4"/></text:span><text:span text:style-name="T13">ASSERT(false);</text:span></text:p>
            <text:p text:style-name="P9"><text:span text:style-name="T13"><text:s text:c="2"/></text:span><text:span text:style-name="T13">} catch(const test_exception&amp;) {</text:span></text:p>
            <text:p text:style-name="P9"><text:span text:style-name="T13"><text:s text:c="2"/></text:span><text:span text:style-name="T13">}</text:span></text:p>
            <text:p text:style-name="P9"><text:span text:style-name="T9">TEST_END</text:span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61" presentation:class="page"/>
          <draw:frame presentation:style-name="pr5" draw:text-style-name="P11" draw:layer="layout" svg:width="15.239cm" svg:height="11.429cm" svg:x="1.905cm" svg:y="12.065cm" presentation:class="notes">
            <draw:text-box>
              <text:p><text:span text:style-name="T14">... eccole qui!</text:span></text:p>
            </draw:text-box>
          </draw:frame>
        </presentation:notes>
      </draw:page>
      <draw:page draw:name="page62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text-style-name="P13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13"/></text:p>
            <text:p text:style-name="P9"><text:span text:style-name="T9"><text:s text:c="4"/></text:span><text:span text:style-name="T9">THROWS(code_that_should_throw());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9">TEST_END</text:span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62" presentation:class="page"/>
          <draw:frame presentation:style-name="pr5" draw:text-style-name="P11" draw:layer="layout" svg:width="15.239cm" svg:height="11.429cm" svg:x="1.905cm" svg:y="12.065cm" presentation:class="notes">
            <draw:text-box>
              <text:p><text:span text:style-name="T14">... il controllo potrebbe essere condensato in una nuova macro.</text:span></text:p>
            </draw:text-box>
          </draw:frame>
        </presentation:notes>
      </draw:page>
      <draw:page draw:name="page63" draw:style-name="dp1" draw:master-page-name="Titolo2" presentation:presentation-page-layout-name="AL2T1" presentation:use-date-time-name="dtd1">
        <draw:frame presentation:style-name="pr9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6" draw:layer="layout" svg:width="27.94cm" svg:height="13.684cm" svg:x="3.047cm" svg:y="3.435cm" presentation:class="outline" presentation:user-transformed="true">
          <draw:text-box>
            <text:p/>
            <text:list text:style-name="L4">
              <text:list-item>
                <text:p>Messaggi d'errore poco circostanziati</text:p>
              </text:list-item>
              <text:list-item>
                <text:p>Pattern “TestThrow” piuttosto proliss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Titolo2" presentation:presentation-page-layout-name="AL2T1" presentation:use-date-time-name="dtd1">
        <draw:frame presentation:style-name="pr9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6" draw:layer="layout" svg:width="27.94cm" svg:height="13.684cm" svg:x="3.047cm" svg:y="3.435cm" presentation:class="outline" presentation:user-transformed="true">
          <draw:text-box>
            <text:p/>
            <text:list text:style-name="L4">
              <text:list-item>
                <text:p>Messaggi d'errore poco circostanziati</text:p>
              </text:list-item>
              <text:list-item>
                <text:p>Pattern “TestThrow” piuttosto prolisso</text:p>
              </text:list-item>
              <text:list-item>
                <text:p>Uscita anticipata dal test in caso d'error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4" presentation:class="page"/>
          <draw:frame presentation:style-name="pr10" draw:text-style-name="P11" draw:layer="layout" svg:width="15.239cm" svg:height="11.429cm" svg:x="1.905cm" svg:y="12.065cm" presentation:class="notes">
            <draw:text-box>
              <text:p><text:span text:style-name="T14">Se a volte l'uscita anticipata può essere anche auspicabile, di norma è più conveniente valutare quante più asserzioni possibili, perché l'informazione che si ottiene è maggiore, e maggiori sono dunque le probabilità di individuare il problema.</text:span></text:p>
            </draw:text-box>
          </draw:frame>
        </presentation:notes>
      </draw:page>
      <draw:page draw:name="page6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text-style-name="P13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...</text:span></text:p>
            <text:p text:style-name="P9"><text:span text:style-name="T9"><text:s text:c="2"/></text:span><text:span text:style-name="T9">ASSERT(i == 0);</text:span></text:p>
            <text:p text:style-name="P9"><text:span text:style-name="T9"><text:s text:c="2"/></text:span><text:span text:style-name="T9">ASSERT(j == 0);</text:span></text:p>
            <text:p text:style-name="P9"><text:span text:style-name="T9"/></text:p>
            <text:p text:style-name="P9"><text:span text:style-name="T9">TEST_END</text:span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65" presentation:class="page"/>
          <draw:frame presentation:style-name="pr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text-style-name="P13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...</text:span></text:p>
            <text:p text:style-name="P9"><text:span text:style-name="T9"><text:s text:c="2"/></text:span><text:span text:style-name="T9">ASSERT(i == 0); // fails...</text:span></text:p>
            <text:p text:style-name="P9"><text:span text:style-name="T9"><text:s text:c="2"/></text:span><text:span text:style-name="T9">ASSERT(j == 0);</text:span></text:p>
            <text:p text:style-name="P9"><text:span text:style-name="T9"/></text:p>
            <text:p text:style-name="P9"><text:span text:style-name="T9">TEST_END</text:span></text:p>
            <text:p text:style-name="P9"><text:span text:style-name="T9"/></text:p>
            <text:p text:style-name="P9"><text:span text:style-name="T24">d:\projects\...\test_file.cpp(42) : test error - i == 0</text:span></text:p>
            <text:p text:style-name="P9"><text:span text:style-name="T24">test faile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6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Se la prima asserzione fallisce...</text:span></text:p>
            </draw:text-box>
          </draw:frame>
        </presentation:notes>
      </draw:page>
      <draw:page draw:name="page67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text-style-name="P13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...</text:span></text:p>
            <text:p text:style-name="P9"><text:span text:style-name="T9"><text:s text:c="2"/></text:span><text:span text:style-name="T9">ASSERT(i == 0); // fails...</text:span></text:p>
            <text:p text:style-name="P9"><text:span text:style-name="T9"><text:s text:c="2"/></text:span><text:span text:style-name="T27">ASSERT(j == 0); // not evaluated!</text:span></text:p>
            <text:p text:style-name="P9"><text:span text:style-name="T9"/></text:p>
            <text:p text:style-name="P9"><text:span text:style-name="T9">TEST_END</text:span></text:p>
            <text:p text:style-name="P9"><text:span text:style-name="T9"/></text:p>
            <text:p text:style-name="P9"><text:span text:style-name="T24">d:\projects\...\test_file.cpp(42) : test error - i == 0</text:span></text:p>
            <text:p text:style-name="P9"><text:span text:style-name="T24">test failed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67" presentation:class="page"/>
          <draw:frame presentation:style-name="pr5" draw:text-style-name="P11" draw:layer="layout" svg:width="15.239cm" svg:height="11.429cm" svg:x="1.905cm" svg:y="12.065cm" presentation:class="notes">
            <draw:text-box>
              <text:p><text:span text:style-name="T14">... la seconda (e le successive) non viene valutata.</text:span></text:p>
            </draw:text-box>
          </draw:frame>
        </presentation:notes>
      </draw:page>
      <draw:page draw:name="page68" draw:style-name="dp1" draw:master-page-name="Titolo2" presentation:presentation-page-layout-name="AL2T1" presentation:use-date-time-name="dtd1">
        <draw:frame presentation:style-name="pr9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6" draw:layer="layout" svg:width="27.94cm" svg:height="13.684cm" svg:x="3.047cm" svg:y="3.435cm" presentation:class="outline" presentation:user-transformed="true">
          <draw:text-box>
            <text:p/>
            <text:list text:style-name="L4">
              <text:list-item>
                <text:p>Messaggi d'errore poco circostanziati</text:p>
              </text:list-item>
              <text:list-item>
                <text:p>Pattern “TestThrow” piuttosto prolisso</text:p>
              </text:list-item>
              <text:list-item>
                <text:p>Uscita anticipata dal test in caso d'error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8" presentation:class="page"/>
          <draw:frame presentation:style-name="pr1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Titolo2" presentation:presentation-page-layout-name="AL2T1" presentation:use-date-time-name="dtd1">
        <draw:frame presentation:style-name="pr9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6" draw:layer="layout" svg:width="27.94cm" svg:height="13.684cm" svg:x="3.047cm" svg:y="3.435cm" presentation:class="outline" presentation:user-transformed="true">
          <draw:text-box>
            <text:p/>
            <text:list text:style-name="L4">
              <text:list-item>
                <text:p>Messaggi d'errore poco circostanziati</text:p>
              </text:list-item>
              <text:list-item>
                <text:p>Pattern “TestThrow” piuttosto prolisso</text:p>
              </text:list-item>
              <text:list-item>
                <text:p>Uscita anticipata dal test in caso d'errore</text:p>
              </text:list-item>
              <text:list-item>
                <text:p>Test monolitic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9" presentation:class="page"/>
          <draw:frame presentation:style-name="pr10" draw:text-style-name="P11" draw:layer="layout" svg:width="15.239cm" svg:height="11.429cm" svg:x="1.905cm" svg:y="12.065cm" presentation:class="notes">
            <draw:text-box>
              <text:p><text:span text:style-name="T14">Senza partizionamento è difficile estrarre la logica di funzionamento dell'oggetto sotto test (test poco leggibili).</text:span></text:p>
            </draw:text-box>
          </draw:frame>
        </presentation:notes>
      </draw:page>
      <draw:page draw:name="page7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 monolitico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...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test body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TEST_END</text:span></text:p>
            <text:p text:style-name="P9"><text:span text:style-name="T28"/></text:p>
          </draw:text-box>
        </draw:frame>
        <presentation:notes draw:style-name="dp2">
          <draw:page-thumbnail draw:style-name="gr1" draw:layer="layout" svg:width="0.001cm" svg:height="0.001cm" svg:x="0cm" svg:y="1.93cm" draw:page-number="70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questa è la struttura monolitica di partenza: 1 test-file/1 test. Perché è auspicabile introdurre una granularità di test più piccola?</text:span></text:p>
            </draw:text-box>
          </draw:frame>
        </presentation:notes>
      </draw:page>
      <draw:page draw:name="page7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 monolitico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10">#include &lt;string-stack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test body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1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Il rischio è di costruire dei test poco esplicativi dell'oggetto sotto test. Prendiamo in considerazione il caso dello stack...</text:span></text:p>
            </draw:text-box>
          </draw:frame>
        </presentation:notes>
      </draw:page>
      <draw:page draw:name="page72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 monolitico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10"><text:s text:c="2"/></text:span><text:span text:style-name="T10">StringStack stack = StringStack();</text:span></text:p>
            <text:p text:style-name="P9"><text:span text:style-name="T10"><text:s text:c="2"/></text:span><text:span text:style-name="T10">ASSERT(stack.empty());</text:span></text:p>
            <text:p text:style-name="P9"><text:span text:style-name="T10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2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si inizia coll'istanziare uno stack. Questo è un buon momento per verificare che inizialmente lo stack è vuoto...</text:span></text:p>
            </draw:text-box>
          </draw:frame>
        </presentation:notes>
      </draw:page>
      <draw:page draw:name="page7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 monolitico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StringStack stack = StringStack();</text:span></text:p>
            <text:p text:style-name="P9"><text:span text:style-name="T9"><text:s text:c="2"/></text:span><text:span text:style-name="T9">ASSERT(stack.empty());</text:span></text:p>
            <text:p text:style-name="P9"><text:span text:style-name="T9"><text:s text:c="4"/></text:span></text:p>
            <text:p text:style-name="P9"><text:span text:style-name="T10"><text:s text:c="2"/></text:span><text:span text:style-name="T10">std::string aString = "Only String";</text:span></text:p>
            <text:p text:style-name="P9"><text:span text:style-name="T10"><text:s text:c="2"/></text:span><text:span text:style-name="T10">stack.push(aString);</text:span></text:p>
            <text:p text:style-name="P9"><text:span text:style-name="T10"><text:s text:c="2"/></text:span><text:span text:style-name="T10">ASSERT(!stack.empty());</text:span></text:p>
            <text:p text:style-name="P9"><text:span text:style-name="T9"><text:s text:c="4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3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dopodiché che si può fare? Inserire una stringa, e verificare che lo stack non è più vuoto...</text:span></text:p>
            </draw:text-box>
          </draw:frame>
        </presentation:notes>
      </draw:page>
      <draw:page draw:name="page7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 monolitico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StringStack stack = StringStack();</text:span></text:p>
            <text:p text:style-name="P9"><text:span text:style-name="T9"><text:s text:c="2"/></text:span><text:span text:style-name="T9">ASSERT(stack.empty());</text:span></text:p>
            <text:p text:style-name="P9"><text:span text:style-name="T9"><text:s text:c="4"/></text:span></text:p>
            <text:p text:style-name="P9"><text:span text:style-name="T9"><text:s text:c="2"/></text:span><text:span text:style-name="T9">std::string aString = "Only String";</text:span></text:p>
            <text:p text:style-name="P9"><text:span text:style-name="T9"><text:s text:c="2"/></text:span><text:span text:style-name="T9">stack.push(aString);</text:span></text:p>
            <text:p text:style-name="P9"><text:span text:style-name="T9"><text:s text:c="2"/></text:span><text:span text:style-name="T9">ASSERT(!stack.empty());</text:span></text:p>
            <text:p text:style-name="P9"><text:span text:style-name="T9"><text:s text:c="4"/></text:span></text:p>
            <text:p text:style-name="P9"><text:span text:style-name="T10"><text:s text:c="2"/></text:span><text:span text:style-name="T10">std::string topValue = stack.top();</text:span></text:p>
            <text:p text:style-name="P9"><text:span text:style-name="T10"><text:s text:c="2"/></text:span><text:span text:style-name="T10">ASSERT(aString == topValue);</text:span></text:p>
            <text:p text:style-name="P9"><text:span text:style-name="T10"><text:s text:c="2"/></text:span><text:span text:style-name="T10">ASSERT(!stack.empty())</text:span><text:span text:style-name="T9">;</text:span></text:p>
            <text:p text:style-name="P9"><text:span text:style-name="T9"><text:s text:c="4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4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A questo punto, avendo una stringa nello stack, siamo nelle condizioni di effettuare un top...</text:span></text:p>
            </draw:text-box>
          </draw:frame>
        </presentation:notes>
      </draw:page>
      <draw:page draw:name="page7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 monolitico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StringStack stack = StringStack();</text:span></text:p>
            <text:p text:style-name="P9"><text:span text:style-name="T9"><text:s text:c="2"/></text:span><text:span text:style-name="T9">ASSERT(stack.empty());</text:span></text:p>
            <text:p text:style-name="P9"><text:span text:style-name="T9"><text:s text:c="4"/></text:span></text:p>
            <text:p text:style-name="P9"><text:span text:style-name="T9"><text:s text:c="2"/></text:span><text:span text:style-name="T9">std::string aString = "Only String";</text:span></text:p>
            <text:p text:style-name="P9"><text:span text:style-name="T9"><text:s text:c="2"/></text:span><text:span text:style-name="T9">stack.push(aString);</text:span></text:p>
            <text:p text:style-name="P9"><text:span text:style-name="T9"><text:s text:c="2"/></text:span><text:span text:style-name="T9">ASSERT(!stack.empty());</text:span></text:p>
            <text:p text:style-name="P9"><text:span text:style-name="T9"><text:s text:c="4"/></text:span></text:p>
            <text:p text:style-name="P9"><text:span text:style-name="T9"><text:s text:c="2"/></text:span><text:span text:style-name="T9">std::string topValue = stack.top();</text:span></text:p>
            <text:p text:style-name="P9"><text:span text:style-name="T9"><text:s text:c="2"/></text:span><text:span text:style-name="T9">ASSERT(aString == topValue);</text:span></text:p>
            <text:p text:style-name="P9"><text:span text:style-name="T9"><text:s text:c="2"/></text:span><text:span text:style-name="T9">ASSERT(!stack.empty());</text:span></text:p>
            <text:p text:style-name="P9"><text:span text:style-name="T9"><text:s text:c="4"/></text:span></text:p>
            <text:p text:style-name="P9"><text:span text:style-name="T10"><text:s text:c="2"/></text:span><text:span text:style-name="T10">stack.pop();</text:span></text:p>
            <text:p text:style-name="P9"><text:span text:style-name="T10"><text:s text:c="2"/></text:span><text:span text:style-name="T10">ASSERT(stack.empty());</text:span></text:p>
            <text:p text:style-name="P9"><text:span text:style-name="T9"/></text:p>
            <text:p text:style-name="P9"><text:span text:style-name="T9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5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infine, si verifica il funzionamento del pop.</text:span></text:p>
            </draw:text-box>
          </draw:frame>
        </presentation:notes>
      </draw:page>
      <draw:page draw:name="page7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 monolitico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StringStack stack = StringStack();</text:span></text:p>
            <text:p text:style-name="P9"><text:span text:style-name="T9"><text:s text:c="2"/></text:span><text:span text:style-name="T9">ASSERT(stack.empty());</text:span></text:p>
            <text:p text:style-name="P9"><text:span text:style-name="T9"><text:s text:c="4"/></text:span></text:p>
            <text:p text:style-name="P9"><text:span text:style-name="T9"><text:s text:c="2"/></text:span><text:span text:style-name="T9">std::string aString = "Only String";</text:span></text:p>
            <text:p text:style-name="P9"><text:span text:style-name="T9"><text:s text:c="2"/></text:span><text:span text:style-name="T9">stack.push(aString);</text:span></text:p>
            <text:p text:style-name="P9"><text:span text:style-name="T9"><text:s text:c="2"/></text:span><text:span text:style-name="T9">ASSERT(!stack.empty());</text:span></text:p>
            <text:p text:style-name="P9"><text:span text:style-name="T9"><text:s text:c="4"/></text:span></text:p>
            <text:p text:style-name="P9"><text:span text:style-name="T9"><text:s text:c="2"/></text:span><text:span text:style-name="T9">std::string topValue = stack.top();</text:span></text:p>
            <text:p text:style-name="P9"><text:span text:style-name="T9"><text:s text:c="2"/></text:span><text:span text:style-name="T9">ASSERT(aString == topValue);</text:span></text:p>
            <text:p text:style-name="P9"><text:span text:style-name="T9"><text:s text:c="2"/></text:span><text:span text:style-name="T9">ASSERT(!stack.empty());</text:span></text:p>
            <text:p text:style-name="P9"><text:span text:style-name="T9"><text:s text:c="4"/></text:span></text:p>
            <text:p text:style-name="P9"><text:span text:style-name="T9"><text:s text:c="2"/></text:span><text:span text:style-name="T9">stack.pop();</text:span></text:p>
            <text:p text:style-name="P9"><text:span text:style-name="T9"><text:s text:c="2"/></text:span><text:span text:style-name="T9">ASSERT(stack.empty());</text:span></text:p>
            <text:p text:style-name="P9"><text:span text:style-name="T9"/></text:p>
            <text:p text:style-name="P9"><text:span text:style-name="T9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6" presentation:class="page"/>
          <draw:frame presentation:style-name="pr5" draw:text-style-name="P11" draw:layer="layout" svg:width="15.239cm" svg:height="11.429cm" svg:x="1.805cm" svg:y="11.965cm" presentation:class="notes" presentation:user-transformed="true">
            <draw:text-box>
              <text:p><text:span text:style-name="T14">Il problema? Non c'è stata pianificazione, e dal test non è immediato ricavare il comportamento dello stack. Certo, disciplina e commenti aiutano, ma si vorrebbe favorire un comportamento virtuoso...</text:span></text:p>
            </draw:text-box>
          </draw:frame>
        </presentation:notes>
      </draw:page>
      <draw:page draw:name="page77" draw:style-name="dp1" draw:master-page-name="Titolo2" presentation:presentation-page-layout-name="AL2T1" presentation:use-date-time-name="dtd1">
        <draw:frame presentation:style-name="pr9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6" draw:layer="layout" svg:width="27.94cm" svg:height="13.684cm" svg:x="3.047cm" svg:y="3.435cm" presentation:class="outline" presentation:user-transformed="true">
          <draw:text-box>
            <text:p/>
            <text:list text:style-name="L4">
              <text:list-item>
                <text:p>Messaggi d'errore poco circostanziati</text:p>
              </text:list-item>
              <text:list-item>
                <text:p>Pattern “TestThrow” piuttosto prolisso</text:p>
              </text:list-item>
              <text:list-item>
                <text:p>Uscita anticipata dal test in caso d'errore</text:p>
              </text:list-item>
              <text:list-item>
                <text:p>Test monolitic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7" presentation:class="page"/>
          <draw:frame presentation:style-name="pr10" draw:text-style-name="P11" draw:layer="layout" svg:width="15.239cm" svg:height="11.429cm" svg:x="1.905cm" svg:y="12.065cm" presentation:class="notes">
            <draw:text-box>
              <text:p><text:span text:style-name="T14">Senza partizionamento è difficile estrarre la logica di funzionamento dell'oggetto sotto test (test poco leggibili).</text:span></text:p>
            </draw:text-box>
          </draw:frame>
        </presentation:notes>
      </draw:page>
      <draw:page draw:name="page78" draw:style-name="dp1" draw:master-page-name="Titolo2" presentation:presentation-page-layout-name="AL2T1" presentation:use-date-time-name="dtd1">
        <draw:frame presentation:style-name="pr9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6" draw:layer="layout" svg:width="27.94cm" svg:height="13.684cm" svg:x="3.047cm" svg:y="3.435cm" presentation:class="outline" presentation:user-transformed="true">
          <draw:text-box>
            <text:p/>
            <text:list text:style-name="L4">
              <text:list-item>
                <text:p>Messaggi d'errore poco circostanziati</text:p>
              </text:list-item>
              <text:list-item>
                <text:p>Pattern “TestThrow” piuttosto prolisso</text:p>
              </text:list-item>
              <text:list-item>
                <text:p>Uscita anticipata dal test in caso d'errore</text:p>
              </text:list-item>
              <text:list-item>
                <text:p>Test monolitico</text:p>
              </text:list-item>
              <text:list-item>
                <text:p>Prospetto finale cablat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8" presentation:class="page"/>
          <draw:frame presentation:style-name="pr10" draw:text-style-name="P11" draw:layer="layout" svg:width="15.239cm" svg:height="11.429cm" svg:x="1.905cm" svg:y="12.065cm" presentation:class="notes">
            <draw:text-box>
              <text:p><text:span text:style-name="T14">Infine, il prospetto generato da gut è cablato, e non permette per esempio l'integrazione con sistemi di continuous integration (cfr. protocollo TAP).</text:span></text:p>
            </draw:text-box>
          </draw:frame>
        </presentation:notes>
      </draw:page>
      <draw:page draw:name="page79" draw:style-name="dp1" draw:master-page-name="Titolo2" presentation:presentation-page-layout-name="AL2T1" presentation:use-date-time-name="dtd1">
        <draw:frame presentation:style-name="pr4" draw:text-style-name="P12" draw:layer="layout" svg:width="27.94cm" svg:height="2.915cm" svg:x="3.047cm" svg:y="0.034cm" presentation:class="title" presentation:user-transformed="true">
          <draw:text-box>
            <text:p><text:span text:style-name="T16">ASSERT /2</text:span>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...</text:span></text:p>
            <text:p text:style-name="P9"><text:span text:style-name="T9"><text:s text:c="2"/></text:span><text:span text:style-name="T9">ASSERT(i == j);</text:span></text:p>
            <text:p text:style-name="P9"><text:span text:style-name="T9"/></text:p>
            <text:p text:style-name="P9"><text:span text:style-name="T9"/></text:p>
            <text:p text:style-name="P9"><text:span text:style-name="T9">TEST_END</text:span></text:p>
            <text:p text:style-name="P9"><text:span text:style-name="T28"/></text:p>
          </draw:text-box>
        </draw:frame>
        <presentation:notes draw:style-name="dp2">
          <draw:page-thumbnail draw:style-name="gr1" draw:layer="layout" svg:width="0.001cm" svg:height="0.001cm" svg:x="0cm" svg:y="1.93cm" draw:page-number="79" presentation:class="page"/>
          <draw:frame presentation:style-name="pr5" draw:text-style-name="P11" draw:layer="layout" svg:width="15.239cm" svg:height="11.429cm" svg:x="1.905cm" svg:y="12.065cm" presentation:class="notes">
            <draw:text-box>
              <text:p><text:span text:style-name="T14">Questa è la versione iniziale di ASSERT...</text:span></text:p>
            </draw:text-box>
          </draw:frame>
        </presentation:notes>
      </draw:page>
      <draw:page draw:name="page8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ASSERT /2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gu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...</text:span></text:p>
            <text:p text:style-name="P9"><text:span text:style-name="T9"><text:s text:c="2"/></text:span><text:span text:style-name="T9">ASSERT(i == j);</text:span></text:p>
            <text:p text:style-name="P9"><text:span text:style-name="T9"/></text:p>
            <text:p text:style-name="P9"><text:span text:style-name="T9"/></text:p>
            <text:p text:style-name="P9"><text:span text:style-name="T9">TEST_END</text:span></text:p>
            <text:p text:style-name="P9"><text:span text:style-name="T22"/></text:p>
            <text:p text:style-name="P9"><text:span text:style-name="T24">d:\projects\...\test_file.cpp(42) : test error - i == j</text:span></text:p>
            <text:p text:style-name="P9"><text:span text:style-name="T24">test faile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0" presentation:class="page"/>
          <draw:frame presentation:style-name="pr5" draw:text-style-name="P11" draw:layer="layout" svg:width="15.239cm" svg:height="11.429cm" svg:x="1.905cm" svg:y="12.065cm" presentation:class="notes">
            <draw:text-box>
              <text:p><text:span text:style-name="T14">... e questo il suo l'effetto.</text:span></text:p>
            </draw:text-box>
          </draw:frame>
        </presentation:notes>
      </draw:page>
      <draw:page draw:name="page8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ASSERT /2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...</text:span></text:p>
            <text:p text:style-name="P9"><text:span text:style-name="T9">#include &lt;gu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...</text:span></text:p>
            <text:p text:style-name="P9"><text:span text:style-name="T9"><text:s text:c="2"/></text:span><text:span text:style-name="T9">ASSERT(i == j);</text:span></text:p>
            <text:p text:style-name="P9"><text:span text:style-name="T9"/></text:p>
            <text:p text:style-name="P9"><text:span text:style-name="T9"/></text:p>
            <text:p text:style-name="P9"><text:span text:style-name="T9">TEST_END</text:span></text:p>
            <text:p text:style-name="P9"><text:span text:style-name="T22"/></text:p>
            <text:p text:style-name="P9"><text:span text:style-name="T24">d:\projects\...\test_file.cpp(42) : test error - i == j </text:span><text:span text:style-name="T17">evaluates to 1 == 2</text:span></text:p>
            <text:p text:style-name="P9"><text:span text:style-name="T24">test failed</text:span></text:p>
            <text:p text:style-name="P9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81" presentation:class="page"/>
          <draw:frame presentation:style-name="pr5" draw:text-style-name="P11" draw:layer="layout" svg:width="15.239cm" svg:height="11.429cm" svg:x="1.905cm" svg:y="12.065cm" presentation:class="notes">
            <draw:text-box>
              <text:p><text:span text:style-name="T14">Qui è evidenziata l'informazione che la nuova ASSERT deve produrre.</text:span></text:p>
            </draw:text-box>
          </draw:frame>
        </presentation:notes>
      </draw:page>
      <draw:page draw:name="page82" draw:style-name="dp1" draw:master-page-name="Titolo2" presentation:presentation-page-layout-name="AL2T1" presentation:use-date-time-name="dtd1">
        <draw:frame presentation:style-name="pr4" draw:layer="layout" svg:width="27.94cm" svg:height="4.018cm" svg:x="3.047cm" svg:y="-1.069cm" presentation:class="title" presentation:user-transformed="true">
          <draw:text-box>
            <text:p><text:line-break/>ASSERT /2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29">#define ASSERT(expr_) \</text:span></text:p>
            <text:p text:style-name="P9"><text:span text:style-name="T9">do { \</text:span></text:p>
            <text:p text:style-name="P9"><text:span text:style-name="T9"><text:s text:c="2"/></text:span><text:span text:style-name="T9">if (!(expr_)) { \</text:span></text:p>
            <text:p text:style-name="P9"><text:span text:style-name="T9"><text:s text:c="4"/></text:span><text:span text:style-name="T9">std::cerr &lt;&lt; ... &lt;&lt; #expr_ &lt;&lt; std::endl; \</text:span></text:p>
            <text:p text:style-name="P9"><text:span text:style-name="T9"><text:s text:c="4"/></text:span><text:span text:style-name="T9">throw test_error(); \</text:span></text:p>
            <text:p text:style-name="P9"><text:span text:style-name="T9"><text:s text:c="2"/></text:span><text:span text:style-name="T9">} \</text:span></text:p>
            <text:p text:style-name="P9"><text:span text:style-name="T9">} while (0)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82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Di nuovo la vecchia ASSERT...</text:span></text:p>
            </draw:text-box>
          </draw:frame>
        </presentation:notes>
      </draw:page>
      <draw:page draw:name="page8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ASSERT /2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define ASSERT(expr_) \</text:span></text:p>
            <text:p text:style-name="P9"><text:span text:style-name="T9">do { \</text:span></text:p>
            <text:p text:style-name="P9"><text:span text:style-name="T9"><text:s text:c="2"/></text:span><text:span text:style-name="T9">if (!(</text:span><text:span text:style-name="T10">Capture()-&gt;*</text:span><text:span text:style-name="T9">expr_)) { \</text:span></text:p>
            <text:p text:style-name="P9"><text:span text:style-name="T9"><text:s text:c="4"/></text:span><text:span text:style-name="T9">std::cerr &lt;&lt; ... &lt;&lt; #expr_ &lt;&lt; </text:span><text:span text:style-name="T10">" evaluates to "</text:span><text:span text:style-name="T9"> </text:span><text:span text:style-name="T10">&lt;&lt; last_expr_</text:span><text:span text:style-name="T9"> &lt;&lt; std::endl; \</text:span></text:p>
            <text:p text:style-name="P9"><text:span text:style-name="T9"><text:s text:c="4"/></text:span><text:span text:style-name="T9">throw test_error(); \</text:span></text:p>
            <text:p text:style-name="P9"><text:span text:style-name="T9"><text:s text:c="2"/></text:span><text:span text:style-name="T9">} \</text:span></text:p>
            <text:p text:style-name="P9"><text:span text:style-name="T29">} while (0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3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questa la nuova.</text:span></text:p>
            </draw:text-box>
          </draw:frame>
        </presentation:notes>
      </draw:page>
      <draw:page draw:name="page8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ASSERT /2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define ASSERT(expr_) \</text:span></text:p>
            <text:p text:style-name="P9"><text:span text:style-name="T9">do { \</text:span></text:p>
            <text:p text:style-name="P9"><text:span text:style-name="T9"><text:s text:c="2"/></text:span><text:span text:style-name="T9">if (!(Capture()-&gt;*expr_)) { \</text:span></text:p>
            <text:p text:style-name="P9"><text:span text:style-name="T9"><text:s text:c="4"/></text:span><text:span text:style-name="T9">std::cerr &lt;&lt; ... &lt;&lt; #expr_ &lt;&lt; " evaluates to " &lt;&lt; last_expr_ &lt;&lt; std::endl; \</text:span></text:p>
            <text:p text:style-name="P9"><text:span text:style-name="T9"><text:s text:c="4"/></text:span><text:span text:style-name="T9">throw test_error(); \</text:span></text:p>
            <text:p text:style-name="P9"><text:span text:style-name="T9"><text:s text:c="2"/></text:span><text:span text:style-name="T9">} \</text:span></text:p>
            <text:p text:style-name="P9"><text:span text:style-name="T29">} while (0)</text:span></text:p>
            <text:p text:style-name="P9"><text:span text:style-name="T9"/></text:p>
            <text:p text:style-name="P9"><text:span text:style-name="T9">ASSERT(i == j)</text:span></text:p>
            <text:p text:style-name="P9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84" presentation:class="page"/>
          <draw:frame presentation:style-name="pr5" draw:text-style-name="P11" draw:layer="layout" svg:width="15.239cm" svg:height="11.429cm" svg:x="1.905cm" svg:y="12.065cm" presentation:class="notes">
            <draw:text-box>
              <text:p><text:span text:style-name="T14">Esempio di espansione di un'applicazione di ASSERT.</text:span></text:p>
            </draw:text-box>
          </draw:frame>
        </presentation:notes>
      </draw:page>
      <draw:page draw:name="page8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ASSERT /2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define ASSERT(expr_) \</text:span></text:p>
            <text:p text:style-name="P9"><text:span text:style-name="T9">do { \</text:span></text:p>
            <text:p text:style-name="P9"><text:span text:style-name="T9"><text:s text:c="2"/></text:span><text:span text:style-name="T9">if (!(Capture()-&gt;*expr_)) { \</text:span></text:p>
            <text:p text:style-name="P9"><text:span text:style-name="T9"><text:s text:c="4"/></text:span><text:span text:style-name="T9">std::cerr &lt;&lt; ... &lt;&lt; #expr_ &lt;&lt; " evaluates to " &lt;&lt; last_expr_ &lt;&lt; std::endl; \</text:span></text:p>
            <text:p text:style-name="P9"><text:span text:style-name="T9"><text:s text:c="4"/></text:span><text:span text:style-name="T9">throw test_error(); \</text:span></text:p>
            <text:p text:style-name="P9"><text:span text:style-name="T9"><text:s text:c="2"/></text:span><text:span text:style-name="T9">} \</text:span></text:p>
            <text:p text:style-name="P9"><text:span text:style-name="T29">} while (0)</text:span></text:p>
            <text:p text:style-name="P9"><text:span text:style-name="T9"/></text:p>
            <text:p text:style-name="P9"><text:span text:style-name="T13">ASSERT(i == j)</text:span></text:p>
            <text:p text:style-name="P9"><text:span text:style-name="T9">do { \</text:span></text:p>
            <text:p text:style-name="P9"><text:span text:style-name="T9"><text:s text:c="2"/></text:span><text:span text:style-name="T9">if (!(Capture()-&gt;*expr_)) { \</text:span></text:p>
            <text:p text:style-name="P9"><text:span text:style-name="T9"><text:s text:c="4"/></text:span><text:span text:style-name="T9">std::cerr &lt;&lt; ... &lt;&lt; #expr_ <text:s text:c="2"/>&lt;&lt; " evaluates to " &lt;&lt; last_expr_ &lt;&lt; std::endl; \</text:span></text:p>
            <text:p text:style-name="P9"><text:span text:style-name="T9"><text:s text:c="4"/></text:span><text:span text:style-name="T9">throw test_error(); \</text:span></text:p>
            <text:p text:style-name="P9"><text:span text:style-name="T9"><text:s text:c="2"/></text:span><text:span text:style-name="T9">} \</text:span></text:p>
            <text:p text:style-name="P9"><text:span text:style-name="T29">} while (0)</text:span></text:p>
            <text:p text:style-name="P9"><text:span text:style-name="T9"/></text:p>
            <text:p text:style-name="P9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85" presentation:class="page"/>
          <draw:frame presentation:style-name="pr5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ASSERT /2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define ASSERT(expr_) \</text:span></text:p>
            <text:p text:style-name="P9"><text:span text:style-name="T9">do { \</text:span></text:p>
            <text:p text:style-name="P9"><text:span text:style-name="T9"><text:s text:c="2"/></text:span><text:span text:style-name="T9">if (!(Capture()-&gt;*expr_)) { \</text:span></text:p>
            <text:p text:style-name="P9"><text:span text:style-name="T9"><text:s text:c="4"/></text:span><text:span text:style-name="T9">std::cerr &lt;&lt; ... &lt;&lt; #expr_ &lt;&lt; " evaluates to " &lt;&lt; last_expr_ &lt;&lt; std::endl; \</text:span></text:p>
            <text:p text:style-name="P9"><text:span text:style-name="T9"><text:s text:c="4"/></text:span><text:span text:style-name="T9">throw test_error(); \</text:span></text:p>
            <text:p text:style-name="P9"><text:span text:style-name="T9"><text:s text:c="2"/></text:span><text:span text:style-name="T9">} \</text:span></text:p>
            <text:p text:style-name="P9"><text:span text:style-name="T29">} while (0)</text:span></text:p>
            <text:p text:style-name="P9"><text:span text:style-name="T9"/></text:p>
            <text:p text:style-name="P9"><text:span text:style-name="T13">ASSERT(i == j)</text:span></text:p>
            <text:p text:style-name="P9"><text:span text:style-name="T9">do { \</text:span></text:p>
            <text:p text:style-name="P9"><text:span text:style-name="T9"><text:s text:c="2"/></text:span><text:span text:style-name="T9">if (!(Capture()-&gt;*</text:span><text:span text:style-name="T10">i == j</text:span><text:span text:style-name="T9">)) { \</text:span></text:p>
            <text:p text:style-name="P9"><text:span text:style-name="T9"><text:s text:c="4"/></text:span><text:span text:style-name="T9">std::cerr &lt;&lt; ... &lt;&lt; </text:span><text:span text:style-name="T10">"i == j"</text:span><text:span text:style-name="T9"> &lt;&lt; " evaluates to " &lt;&lt; last_expr_ &lt;&lt; std::endl; \</text:span></text:p>
            <text:p text:style-name="P9"><text:span text:style-name="T9"><text:s text:c="4"/></text:span><text:span text:style-name="T9">throw test_error(); \</text:span></text:p>
            <text:p text:style-name="P9"><text:span text:style-name="T9"><text:s text:c="2"/></text:span><text:span text:style-name="T9">} \</text:span></text:p>
            <text:p text:style-name="P9"><text:span text:style-name="T29">} while (0)</text:span></text:p>
            <text:p text:style-name="P9"><text:span text:style-name="T9"/></text:p>
            <text:p text:style-name="P9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86" presentation:class="page"/>
          <draw:frame presentation:style-name="pr5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ASSERT /2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define ASSERT(expr_) \</text:span></text:p>
            <text:p text:style-name="P9"><text:span text:style-name="T9">do { \</text:span></text:p>
            <text:p text:style-name="P9"><text:span text:style-name="T9"><text:s text:c="2"/></text:span><text:span text:style-name="T9">if (!(Capture()-&gt;*expr_)) { \</text:span></text:p>
            <text:p text:style-name="P9"><text:span text:style-name="T9"><text:s text:c="4"/></text:span><text:span text:style-name="T9">std::cerr &lt;&lt; ... &lt;&lt; #expr_ &lt;&lt; " evaluates to " &lt;&lt; last_expr_ &lt;&lt; std::endl; \</text:span></text:p>
            <text:p text:style-name="P9"><text:span text:style-name="T9"><text:s text:c="4"/></text:span><text:span text:style-name="T9">throw test_error(); \</text:span></text:p>
            <text:p text:style-name="P9"><text:span text:style-name="T9"><text:s text:c="2"/></text:span><text:span text:style-name="T9">} \</text:span></text:p>
            <text:p text:style-name="P9"><text:span text:style-name="T29">} while (0)</text:span></text:p>
            <text:p text:style-name="P9"><text:span text:style-name="T9"/></text:p>
            <text:p text:style-name="P9"><text:span text:style-name="T13">ASSERT(i == j)</text:span></text:p>
            <text:p text:style-name="P9"><text:span text:style-name="T13">do { \</text:span></text:p>
            <text:p text:style-name="P9"><text:span text:style-name="T13"><text:s text:c="2"/></text:span><text:span text:style-name="T13">if (!(</text:span><text:span text:style-name="T9">Capture()-&gt;*i == j</text:span><text:span text:style-name="T13">)) { \</text:span></text:p>
            <text:p text:style-name="P9"><text:span text:style-name="T13"><text:s text:c="4"/></text:span><text:span text:style-name="T13">std::cerr &lt;&lt; ... &lt;&lt; "i == j" &lt;&lt; " evaluates to " &lt;&lt; last_expr_ &lt;&lt; std::endl; \</text:span></text:p>
            <text:p text:style-name="P9"><text:span text:style-name="T13"><text:s text:c="4"/></text:span><text:span text:style-name="T13">throw test_error(); \</text:span></text:p>
            <text:p text:style-name="P9"><text:span text:style-name="T13"><text:s text:c="2"/></text:span><text:span text:style-name="T13">} \</text:span></text:p>
            <text:p text:style-name="P9"><text:span text:style-name="T30">} while (0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7" presentation:class="page"/>
          <draw:frame presentation:style-name="pr5" draw:text-style-name="P11" draw:layer="layout" svg:width="15.239cm" svg:height="11.429cm" svg:x="1.905cm" svg:y="12.065cm" presentation:class="notes">
            <draw:text-box>
              <text:p><text:span text:style-name="T14">La parte interessante è l'implementazione del tipo Capture...</text:span></text:p>
            </draw:text-box>
          </draw:frame>
        </presentation:notes>
      </draw:page>
      <draw:page draw:name="page88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Captur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<text:s text:c="2"/></text:span><text:span text:style-name="T9">Capture()-&gt;*i == j</text:span></text:p>
            <text:p text:style-name="P9"><text:span text:style-name="T9"/></text:p>
            <text:p text:style-name="P9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88" presentation:class="page"/>
          <draw:frame presentation:style-name="pr5" draw:text-style-name="P11" draw:layer="layout" svg:width="15.239cm" svg:height="11.429cm" svg:x="1.905cm" svg:y="12.065cm" presentation:class="notes">
            <draw:text-box>
              <text:p><text:span text:style-name="T14">...ed è quindi qui che ci si concentra.</text:span></text:p>
            </draw:text-box>
          </draw:frame>
        </presentation:notes>
      </draw:page>
      <draw:page draw:name="page89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Captur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13"/></text:p>
            <text:p text:style-name="P9"><text:span text:style-name="T13"><text:s text:c="2"/></text:span><text:span text:style-name="T13">Capture()-&gt;*i == j</text:span></text:p>
            <text:p text:style-name="P9"><text:span text:style-name="T9"><text:s text:c="2"/></text:span><text:span text:style-name="T9">Capture()-&gt;*(i) == j</text:span></text:p>
            <text:p text:style-name="P9"><text:span text:style-name="T9"/></text:p>
            <text:p text:style-name="P9"><text:span text:style-name="T9"/></text:p>
            <text:p text:style-name="P9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89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L'operatore puntatore-a-membro ha precedenza rispetto a tutti gli operatori relazionali, quindi lo sfruttiamo per <text:s/>“catturare” il primo termine dell'espressione...</text:span></text:p>
            </draw:text-box>
          </draw:frame>
        </presentation:notes>
      </draw:page>
      <draw:page draw:name="page9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Captur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13"/></text:p>
            <text:p text:style-name="P9"><text:span text:style-name="T13"><text:s text:c="2"/></text:span><text:span text:style-name="T13">Capture()-&gt;*i == j</text:span></text:p>
            <text:p text:style-name="P9"><text:span text:style-name="T13"><text:s text:c="2"/></text:span><text:span text:style-name="T9">Capture()-&gt;*(i) == j <text:s text:c="25"/>struct Capture {</text:span></text:p>
            <text:p text:style-name="P9"><text:span text:style-name="T9"><text:s text:c="50"/></text:span><text:span text:style-name="T9">template&lt;typename T&gt;</text:span></text:p>
            <text:p text:style-name="P9"><text:span text:style-name="T9"><text:s text:c="50"/></text:span><text:span text:style-name="T9">Term&lt;T&gt; operator-&gt;*(const T&amp; term) {</text:span></text:p>
            <text:p text:style-name="P9"><text:span text:style-name="T9"><text:s text:c="52"/></text:span><text:span text:style-name="T9">return Term&lt;T&gt;(term);</text:span></text:p>
            <text:p text:style-name="P9"><text:span text:style-name="T9"><text:s text:c="50"/></text:span><text:span text:style-name="T9">}</text:span></text:p>
            <text:p text:style-name="P9"><text:span text:style-name="T9"><text:s text:c="48"/></text:span><text:span text:style-name="T9">};</text:span></text:p>
            <text:p text:style-name="P9"><text:span text:style-name="T9"/></text:p>
            <text:p text:style-name="P9"><text:span text:style-name="T9"/></text:p>
            <text:p text:style-name="P9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90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L'operatore puntatore-a-membro di Capture crea un oggetto temporaneo Term a partire dal primo termine dell'espressione...</text:p>
            </draw:text-box>
          </draw:frame>
        </presentation:notes>
      </draw:page>
      <draw:page draw:name="page9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rm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13"/></text:p>
            <text:p text:style-name="P9"><text:span text:style-name="T13"><text:s text:c="2"/></text:span><text:span text:style-name="T13">Capture()-&gt;*i == j</text:span></text:p>
            <text:p text:style-name="P9"><text:span text:style-name="T13"><text:s text:c="2"/></text:span><text:span text:style-name="T13">Capture()-&gt;*(i) == j <text:s text:c="25"/>struct Capture {</text:span></text:p>
            <text:p text:style-name="P9"><text:span text:style-name="T13"><text:s text:c="50"/></text:span><text:span text:style-name="T13">template&lt;typename T&gt;</text:span></text:p>
            <text:p text:style-name="P9"><text:span text:style-name="T9"><text:s text:c="50"/></text:span><text:span text:style-name="T13">Term&lt;T&gt; operator-&gt;*(const T&amp; term) {</text:span></text:p>
            <text:p text:style-name="P9"><text:span text:style-name="T9"><text:s text:c="48"/></text:span><text:span text:style-name="T13"><text:s text:c="4"/></text:span><text:span text:style-name="T13">return Term&lt;T&gt;(term);</text:span></text:p>
            <text:p text:style-name="P9"><text:span text:style-name="T9"><text:s text:c="50"/></text:span><text:span text:style-name="T13">}</text:span></text:p>
            <text:p text:style-name="P9"><text:span text:style-name="T9"><text:s text:c="2"/></text:span><text:span text:style-name="T9">Term&lt;int&gt;(i) == j <text:s text:c="28"/></text:span><text:span text:style-name="T13">};</text:span></text:p>
            <text:p text:style-name="P9"><text:span text:style-name="T9"/></text:p>
            <text:p text:style-name="P9"><text:span text:style-name="T9"/></text:p>
            <text:p text:style-name="P9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91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L'oggetto Term riceve il valore del primo termine dell'espressione nel costruttore...</text:p>
            </draw:text-box>
          </draw:frame>
        </presentation:notes>
      </draw:page>
      <draw:page draw:name="page92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rm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13"/></text:p>
            <text:p text:style-name="P9"><text:span text:style-name="T9"><text:s text:c="2"/></text:span><text:span text:style-name="T9">Term&lt;int&gt;(i) == j <text:s text:c="28"/>template&lt;typename T&gt;</text:span></text:p>
            <text:p text:style-name="P9"><text:span text:style-name="T9"><text:s text:c="48"/></text:span><text:span text:style-name="T9">class Term {</text:span></text:p>
            <text:p text:style-name="P9"><text:span text:style-name="T9"><text:s text:c="50"/></text:span><text:span text:style-name="T9">const T&amp; lhs_;</text:span></text:p>
            <text:p text:style-name="P9"><text:span text:style-name="T9"><text:s text:c="48"/></text:span><text:span text:style-name="T9">public:</text:span></text:p>
            <text:p text:style-name="P9"><text:span text:style-name="T9"><text:s text:c="50"/></text:span><text:span text:style-name="T9">Term(const T&amp; lhs) : lhs_(lhs) { }</text:span></text:p>
            <text:p text:style-name="P9"><text:span text:style-name="T29"><text:s text:c="48"/></text:span><text:span text:style-name="T29">};</text:span></text:p>
            <text:p text:style-name="P9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92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... e lo copia in un membro privato.</text:p>
            </draw:text-box>
          </draw:frame>
        </presentation:notes>
      </draw:page>
      <draw:page draw:name="page9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rm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13"/></text:p>
            <text:p text:style-name="P9"><text:span text:style-name="T9"><text:s text:c="2"/></text:span><text:span text:style-name="T9">Term&lt;int&gt;(i) == j <text:s text:c="28"/></text:span><text:span text:style-name="T13">template&lt;typename T&gt;</text:span></text:p>
            <text:p text:style-name="P9"><text:span text:style-name="T9"><text:s text:c="48"/></text:span><text:span text:style-name="T13">class Term {</text:span></text:p>
            <text:p text:style-name="P9"><text:span text:style-name="T9"><text:s text:c="48"/></text:span><text:span text:style-name="T13"><text:s text:c="2"/></text:span><text:span text:style-name="T13">const T&amp; lhs_;</text:span></text:p>
            <text:p text:style-name="P9"><text:span text:style-name="T9"><text:s text:c="48"/></text:span><text:span text:style-name="T13">public:</text:span></text:p>
            <text:p text:style-name="P9"><text:span text:style-name="T9"><text:s text:c="48"/></text:span><text:span text:style-name="T13"><text:s text:c="2"/></text:span><text:span text:style-name="T13">Term(const T&amp; lhs) : lhs_(lhs) { }</text:span></text:p>
            <text:p text:style-name="P9"><text:span text:style-name="T9"><text:s text:c="50"/></text:span><text:span text:style-name="T9">template&lt;typename U&gt;</text:span></text:p>
            <text:p text:style-name="P9"><text:span text:style-name="T9"><text:s text:c="50"/></text:span><text:span text:style-name="T9">bool operator==(const U&amp; rhs) const {</text:span></text:p>
            <text:p text:style-name="P9"><text:span text:style-name="T9"><text:s text:c="52"/></text:span><text:span text:style-name="T9">// lhs_ == i, rhs == j</text:span></text:p>
            <text:p text:style-name="P9"><text:span text:style-name="T9"><text:s text:c="52"/></text:span><text:span text:style-name="T9">// ...</text:span></text:p>
            <text:p text:style-name="P9"><text:span text:style-name="T9"/></text:p>
            <text:p text:style-name="P9"><text:span text:style-name="T9"/></text:p>
            <text:p text:style-name="P9"><text:span text:style-name="T29"><text:s text:c="50"/></text:span><text:span text:style-name="T29">}</text:span></text:p>
            <text:p text:style-name="P9"><text:span text:style-name="T29"><text:s text:c="48"/></text:span><text:span text:style-name="T29">}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3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L'operatore di uguaglianza di Term riceve invece il secondo termine dell'espressione. Il template U consente l'applicazione della macro su espressioni che operano su tipi diversi.</text:p>
            </draw:text-box>
          </draw:frame>
        </presentation:notes>
      </draw:page>
      <draw:page draw:name="page9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rm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<text:s text:c="2"/></text:span><text:span text:style-name="T9">Term&lt;int&gt;(i) == j <text:s text:c="28"/></text:span><text:span text:style-name="T13">template&lt;typename T&gt;</text:span></text:p>
            <text:p text:style-name="P9"><text:span text:style-name="T9"><text:s text:c="48"/></text:span><text:span text:style-name="T13">class Term {</text:span></text:p>
            <text:p text:style-name="P9"><text:span text:style-name="T9"><text:s text:c="48"/></text:span><text:span text:style-name="T13"><text:s text:c="2"/></text:span><text:span text:style-name="T13">const T&amp; lhs_;</text:span></text:p>
            <text:p text:style-name="P9"><text:span text:style-name="T9"><text:s text:c="48"/></text:span><text:span text:style-name="T13">public:</text:span></text:p>
            <text:p text:style-name="P9"><text:span text:style-name="T9"><text:s text:c="48"/></text:span><text:span text:style-name="T13"><text:s text:c="2"/></text:span><text:span text:style-name="T13">Term(const T&amp; lhs) : lhs_(lhs) { }</text:span></text:p>
            <text:p text:style-name="P9"><text:span text:style-name="T9"><text:s text:c="50"/></text:span><text:span text:style-name="T9">template&lt;typename U&gt;</text:span></text:p>
            <text:p text:style-name="P9"><text:span text:style-name="T9"><text:s text:c="50"/></text:span><text:span text:style-name="T9">bool operator==(const U&amp; rhs) const {</text:span></text:p>
            <text:p text:style-name="P9"><text:span text:style-name="T10"><text:s text:c="52"/></text:span><text:span text:style-name="T10">std::ostringstream oss;</text:span></text:p>
            <text:p text:style-name="P9"><text:span text:style-name="T31"><text:s text:c="52"/></text:span><text:span text:style-name="T31">oss &lt;&lt; lhs_ &lt;&lt; " == " &lt;&lt; rhs;</text:span></text:p>
            <text:p text:style-name="P9"><text:span text:style-name="T31"><text:s text:c="52"/></text:span><text:span text:style-name="T31">last_expr_ = oss.str();</text:span></text:p>
            <text:p text:style-name="P9"><text:span text:style-name="T29"><text:s text:c="52"/></text:span><text:span text:style-name="T29">// ...</text:span></text:p>
            <text:p text:style-name="P9"><text:span text:style-name="T29"><text:s text:c="50"/></text:span><text:span text:style-name="T29">}</text:span></text:p>
            <text:p text:style-name="P9"><text:span text:style-name="T29"><text:s text:c="48"/></text:span><text:span text:style-name="T29">}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4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A questo punto è possibile istanziare last_expr_...</text:p>
            </draw:text-box>
          </draw:frame>
        </presentation:notes>
      </draw:page>
      <draw:page draw:name="page9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rm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<text:s text:c="2"/></text:span><text:span text:style-name="T9">Term&lt;int&gt;(i) == j <text:s text:c="28"/></text:span><text:span text:style-name="T13">template&lt;typename T&gt;</text:span></text:p>
            <text:p text:style-name="P9"><text:span text:style-name="T9"><text:s text:c="48"/></text:span><text:span text:style-name="T13">class Term {</text:span></text:p>
            <text:p text:style-name="P9"><text:span text:style-name="T9"><text:s text:c="48"/></text:span><text:span text:style-name="T13"><text:s text:c="2"/></text:span><text:span text:style-name="T13">const T&amp; lhs_;</text:span></text:p>
            <text:p text:style-name="P9"><text:span text:style-name="T9"><text:s text:c="48"/></text:span><text:span text:style-name="T13">public:</text:span></text:p>
            <text:p text:style-name="P9"><text:span text:style-name="T9"><text:s text:c="48"/></text:span><text:span text:style-name="T13"><text:s text:c="2"/></text:span><text:span text:style-name="T13">Term(const T&amp; lhs) : lhs_(lhs) { }</text:span></text:p>
            <text:p text:style-name="P9"><text:span text:style-name="T9"><text:s text:c="50"/></text:span><text:span text:style-name="T9">template&lt;typename U&gt;</text:span></text:p>
            <text:p text:style-name="P9"><text:span text:style-name="T9"><text:s text:c="50"/></text:span><text:span text:style-name="T9">bool operator==(const U&amp; rhs) const {</text:span></text:p>
            <text:p text:style-name="P9"><text:span text:style-name="T9"><text:s text:c="52"/></text:span><text:span text:style-name="T9">std::ostringstream oss;</text:span></text:p>
            <text:p text:style-name="P9"><text:span text:style-name="T29"><text:s text:c="52"/></text:span><text:span text:style-name="T29">oss &lt;&lt; lhs_ &lt;&lt; " == " &lt;&lt; rhs;</text:span></text:p>
            <text:p text:style-name="P9"><text:span text:style-name="T29"><text:s text:c="52"/></text:span><text:span text:style-name="T29">last_expr_ = oss.str();</text:span></text:p>
            <text:p text:style-name="P9"><text:span text:style-name="T31"><text:s text:c="52"/></text:span><text:span text:style-name="T31">return lhs_ == rhs;</text:span></text:p>
            <text:p text:style-name="P9"><text:span text:style-name="T29"><text:s text:c="50"/></text:span><text:span text:style-name="T29">}</text:span></text:p>
            <text:p text:style-name="P9"><text:span text:style-name="T29"><text:s text:c="48"/></text:span><text:span text:style-name="T29">}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5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... e valutare l'espressione originale.</text:p>
            </draw:text-box>
          </draw:frame>
        </presentation:notes>
      </draw:page>
      <draw:page draw:name="page9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rm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<text:s text:c="2"/></text:span><text:span text:style-name="T9">Term&lt;int&gt;(i) == j <text:s text:c="28"/></text:span><text:span text:style-name="T13">template&lt;typename T&gt;</text:span></text:p>
            <text:p text:style-name="P9"><text:span text:style-name="T9"><text:s text:c="48"/></text:span><text:span text:style-name="T13">class Term {</text:span></text:p>
            <text:p text:style-name="P9"><text:span text:style-name="T9"><text:s text:c="48"/></text:span><text:span text:style-name="T13"><text:s text:c="2"/></text:span><text:span text:style-name="T13">const T&amp; lhs_;</text:span></text:p>
            <text:p text:style-name="P9"><text:span text:style-name="T9"><text:s text:c="48"/></text:span><text:span text:style-name="T13">public:</text:span></text:p>
            <text:p text:style-name="P9"><text:span text:style-name="T9"><text:s text:c="48"/></text:span><text:span text:style-name="T13"><text:s text:c="2"/></text:span><text:span text:style-name="T13">Term(const T&amp; lhs) : lhs_(lhs) { }</text:span></text:p>
            <text:p text:style-name="P9"><text:span text:style-name="T9"><text:s text:c="50"/></text:span><text:span text:style-name="T9">template&lt;typename U&gt;</text:span></text:p>
            <text:p text:style-name="P9"><text:span text:style-name="T9"><text:s text:c="50"/></text:span><text:span text:style-name="T9">bool operator==(const U&amp; rhs) const {</text:span></text:p>
            <text:p text:style-name="P9"><text:span text:style-name="T9"><text:s text:c="52"/></text:span><text:span text:style-name="T9">std::ostringstream oss;</text:span></text:p>
            <text:p text:style-name="P9"><text:span text:style-name="T29"><text:s text:c="52"/></text:span><text:span text:style-name="T29">oss &lt;&lt; lhs_ &lt;&lt; " == " &lt;&lt; rhs;</text:span></text:p>
            <text:p text:style-name="P9"><text:span text:style-name="T29"><text:s text:c="52"/></text:span><text:span text:style-name="T29">last_expr_ = oss.str();</text:span></text:p>
            <text:p text:style-name="P9"><text:span text:style-name="T29"><text:s text:c="52"/></text:span><text:span text:style-name="T29">return lhs_ == rhs;</text:span></text:p>
            <text:p text:style-name="P9"><text:span text:style-name="T29"><text:s text:c="50"/></text:span><text:span text:style-name="T29">}</text:span></text:p>
            <text:p text:style-name="P9"><text:span text:style-name="T29"><text:s text:c="48"/></text:span><text:span text:style-name="T29">}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6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Da qui in poi, c'è “solo” infrastruttura...</text:span></text:p>
              <text:p><text:span text:style-name="T14"/></text:p>
            </draw:text-box>
          </draw:frame>
        </presentation:notes>
      </draw:page>
      <draw:page draw:name="page97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compar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2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...</text:span></text:p>
            <text:p text:style-name="P9"><text:span text:style-name="T9"><text:s text:c="2"/></text:span><text:span text:style-name="T9">unsigned i = 0;</text:span></text:p>
            <text:p text:style-name="P9"><text:span text:style-name="T9"><text:s text:c="2"/></text:span><text:span text:style-name="T9">ASSERT(i == 0);</text:span></text:p>
            <text:p text:style-name="P9"><text:span text:style-name="T9"/></text:p>
            <text:p text:style-name="P9"><text:span text:style-name="T9">TEST_END</text:span></text:p>
            <text:p text:style-name="P9"><text:span text:style-name="T32"/></text:p>
          </draw:text-box>
        </draw:frame>
        <presentation:notes draw:style-name="dp2">
          <draw:page-thumbnail draw:style-name="gr1" draw:layer="layout" svg:width="0.001cm" svg:height="0.001cm" svg:x="0cm" svg:y="1.93cm" draw:page-number="97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Il primo livello si occupa di eliminare i warning legati ai tipi in gioco...</text:span></text:p>
            </draw:text-box>
          </draw:frame>
        </presentation:notes>
      </draw:page>
      <draw:page draw:name="page98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compar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29">#include ...</text:span></text:p>
            <text:p text:style-name="P9"><text:span text:style-name="T9">#include &lt;test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// ...</text:span></text:p>
            <text:p text:style-name="P9"><text:span text:style-name="T9"><text:s text:c="2"/></text:span><text:span text:style-name="T9">unsigned i = 0;</text:span></text:p>
            <text:p text:style-name="P9"><text:span text:style-name="T9"><text:s text:c="2"/></text:span><text:span text:style-name="T9">ASSERT(i == 0);</text:span></text:p>
            <text:p text:style-name="P9"><text:span text:style-name="T9"/></text:p>
            <text:p text:style-name="P9"><text:span text:style-name="T9">TEST_END</text:span></text:p>
            <text:p text:style-name="P9"><text:span text:style-name="T9"/></text:p>
            <text:p text:style-name="P9"><text:span text:style-name="T28">warning: comparison between signed and unsigned integer expressions</text:span></text:p>
            <text:p text:style-name="P9"><text:span text:style-name="T32"/></text:p>
          </draw:text-box>
        </draw:frame>
        <presentation:notes draw:style-name="dp2">
          <draw:page-thumbnail draw:style-name="gr1" draw:layer="layout" svg:width="0.001cm" svg:height="0.001cm" svg:x="0cm" svg:y="1.93cm" draw:page-number="98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come ad esempio i tipi integrali signed/unsigned.</text:span></text:p>
            </draw:text-box>
          </draw:frame>
        </presentation:notes>
      </draw:page>
      <draw:page draw:name="page99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compar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29">template&lt;typename T&gt;</text:span></text:p>
            <text:p text:style-name="P9"><text:span text:style-name="T29">class Term {</text:span></text:p>
            <text:p text:style-name="P9"><text:span text:style-name="T29"><text:s text:c="2"/></text:span><text:span text:style-name="T29">// ...</text:span></text:p>
            <text:p text:style-name="P9"><text:span text:style-name="T29"><text:s text:c="2"/></text:span><text:span text:style-name="T29">template&lt;typename U&gt;</text:span></text:p>
            <text:p text:style-name="P9"><text:span text:style-name="T9"><text:s text:c="2"/></text:span><text:span text:style-name="T9">bool operator==(const U&amp; rhs) const {</text:span></text:p>
            <text:p text:style-name="P9"><text:span text:style-name="T9"><text:s text:c="4"/></text:span><text:span text:style-name="T9">std::ostringstream oss;</text:span></text:p>
            <text:p text:style-name="P9"><text:span text:style-name="T29"><text:s text:c="4"/></text:span><text:span text:style-name="T29">oss &lt;&lt; lhs_ &lt;&lt; " == " &lt;&lt; rhs;</text:span></text:p>
            <text:p text:style-name="P9"><text:span text:style-name="T29"><text:s text:c="4"/></text:span><text:span text:style-name="T29">last_expr_ = oss.str();</text:span></text:p>
            <text:p text:style-name="P9"><text:span text:style-name="T29"><text:s text:c="4"/></text:span><text:span text:style-name="T29">return lhs_ == rhs;</text:span></text:p>
            <text:p text:style-name="P9"><text:span text:style-name="T29"><text:s text:c="2"/></text:span><text:span text:style-name="T29">}</text:span></text:p>
            <text:p text:style-name="P9"><text:span text:style-name="T29">}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9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Il problema è localizzato nella chiamata all'operatore di uguaglianza...</text:span></text:p>
            </draw:text-box>
          </draw:frame>
        </presentation:notes>
      </draw:page>
      <draw:page draw:name="page10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compar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29">template&lt;typename T&gt;</text:span></text:p>
            <text:p text:style-name="P9"><text:span text:style-name="T29">class Term {</text:span></text:p>
            <text:p text:style-name="P9"><text:span text:style-name="T29"><text:s text:c="2"/></text:span><text:span text:style-name="T29">// ...</text:span></text:p>
            <text:p text:style-name="P9"><text:span text:style-name="T29"><text:s text:c="2"/></text:span><text:span text:style-name="T29">template&lt;typename U&gt;</text:span></text:p>
            <text:p text:style-name="P9"><text:span text:style-name="T9"><text:s text:c="2"/></text:span><text:span text:style-name="T9">bool operator==(const U&amp; rhs) const {</text:span></text:p>
            <text:p text:style-name="P9"><text:span text:style-name="T9"><text:s text:c="4"/></text:span><text:span text:style-name="T9">std::ostringstream oss;</text:span></text:p>
            <text:p text:style-name="P9"><text:span text:style-name="T29"><text:s text:c="4"/></text:span><text:span text:style-name="T29">oss &lt;&lt; lhs_ &lt;&lt; " == " &lt;&lt; rhs;</text:span></text:p>
            <text:p text:style-name="P9"><text:span text:style-name="T29"><text:s text:c="4"/></text:span><text:span text:style-name="T29">last_expr_ = oss.str();</text:span></text:p>
            <text:p text:style-name="P9"><text:span text:style-name="T29"><text:s text:c="4"/></text:span><text:span text:style-name="T29">return lhs_ == rhs; </text:span><text:span text:style-name="T33">// &lt;--- warning!</text:span></text:p>
            <text:p text:style-name="P9"><text:span text:style-name="T29"><text:s text:c="2"/></text:span><text:span text:style-name="T29">}</text:span></text:p>
            <text:p text:style-name="P9"><text:span text:style-name="T29">}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00" presentation:class="page"/>
          <draw:frame presentation:style-name="pr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compar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29">template&lt;typename T&gt;</text:span></text:p>
            <text:p text:style-name="P9"><text:span text:style-name="T29">class Term {</text:span></text:p>
            <text:p text:style-name="P9"><text:span text:style-name="T29"><text:s text:c="2"/></text:span><text:span text:style-name="T29">// ...</text:span></text:p>
            <text:p text:style-name="P9"><text:span text:style-name="T29"><text:s text:c="2"/></text:span><text:span text:style-name="T29">template&lt;typename U&gt;</text:span></text:p>
            <text:p text:style-name="P9"><text:span text:style-name="T9"><text:s text:c="2"/></text:span><text:span text:style-name="T9">bool operator==(const U&amp; rhs) const {</text:span></text:p>
            <text:p text:style-name="P9"><text:span text:style-name="T9"><text:s text:c="50"/></text:span><text:span text:style-name="T9">std::ostringstream oss;</text:span></text:p>
            <text:p text:style-name="P9"><text:span text:style-name="T29"><text:s text:c="50"/></text:span><text:span text:style-name="T29">oss &lt;&lt; lhs_ &lt;&lt; " == " &lt;&lt; rhs;</text:span></text:p>
            <text:p text:style-name="P9"><text:span text:style-name="T29"><text:s text:c="50"/></text:span><text:span text:style-name="T29">last_expr_ = oss.str();</text:span></text:p>
            <text:p text:style-name="P9"><text:span text:style-name="T29"><text:s text:c="50"/></text:span><text:span text:style-name="T29">return lhs_ == rhs;</text:span></text:p>
            <text:p text:style-name="P9"><text:span text:style-name="T29"><text:s text:c="2"/></text:span><text:span text:style-name="T29">}</text:span></text:p>
            <text:p text:style-name="P9"><text:span text:style-name="T29">}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01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Il problema si risolve introducendo un livello di indirezione...</text:span></text:p>
            </draw:text-box>
          </draw:frame>
        </presentation:notes>
      </draw:page>
      <draw:page draw:name="page102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compar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29">template&lt;typename T&gt;</text:span></text:p>
            <text:p text:style-name="P9"><text:span text:style-name="T29">class Term {</text:span></text:p>
            <text:p text:style-name="P9"><text:span text:style-name="T29"><text:s text:c="2"/></text:span><text:span text:style-name="T29">// ...</text:span></text:p>
            <text:p text:style-name="P9"><text:span text:style-name="T29"><text:s text:c="2"/></text:span><text:span text:style-name="T29">template&lt;typename U&gt; <text:s text:c="25"/></text:span><text:span text:style-name="T31">template&lt;typename T, typename U&gt;</text:span></text:p>
            <text:p text:style-name="P9"><text:span text:style-name="T9"><text:s text:c="2"/></text:span><text:span text:style-name="T9">bool operator==(const U&amp; rhs) const { <text:s text:c="8"/></text:span><text:span text:style-name="T31">bool compare(const T&amp; lhs, const U&amp; rhs) {</text:span></text:p>
            <text:p text:style-name="P9"><text:span text:style-name="T9"><text:s text:c="4"/></text:span><text:span text:style-name="T10">return compare(lhs_, rhs);</text:span><text:span text:style-name="T9"> <text:s text:c="17"/></text:span><text:span text:style-name="T29"><text:s text:c="2"/>std::ostringstream oss;</text:span></text:p>
            <text:p text:style-name="P9"><text:span text:style-name="T9"><text:s text:c="2"/></text:span><text:span text:style-name="T9">} <text:s text:c="46"/></text:span><text:span text:style-name="T29">oss &lt;&lt; lhs_ &lt;&lt; " == " &lt;&lt; rhs;</text:span></text:p>
            <text:p text:style-name="P9"><text:span text:style-name="T29">}; <text:s text:c="47"/>last_expr_ = oss.str();</text:span></text:p>
            <text:p text:style-name="P9"><text:span text:style-name="T29"><text:s text:c="50"/></text:span><text:span text:style-name="T29">return lhs_ == rhs;</text:span></text:p>
            <text:p text:style-name="P9"><text:span text:style-name="T31"><text:s text:c="48"/></text:span><text:span text:style-name="T31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02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definendo una funzione ausiliaria compare...</text:span></text:p>
            </draw:text-box>
          </draw:frame>
        </presentation:notes>
      </draw:page>
      <draw:page draw:name="page10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compar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29">template&lt;typename T&gt;</text:span></text:p>
            <text:p text:style-name="P9"><text:span text:style-name="T29">class Term {</text:span></text:p>
            <text:p text:style-name="P9"><text:span text:style-name="T29"><text:s text:c="2"/></text:span><text:span text:style-name="T29">// ...</text:span></text:p>
            <text:p text:style-name="P9"><text:span text:style-name="T29"><text:s text:c="2"/></text:span><text:span text:style-name="T29">template&lt;typename U&gt; <text:s text:c="25"/>template&lt;typename T, typename U&gt;</text:span></text:p>
            <text:p text:style-name="P9"><text:span text:style-name="T9"><text:s text:c="2"/></text:span><text:span text:style-name="T9">bool operator==(const U&amp; rhs) const { <text:s text:c="8"/></text:span><text:span text:style-name="T29">bool compare(const T&amp; lhs, const U&amp; rhs) {</text:span></text:p>
            <text:p text:style-name="P9"><text:span text:style-name="T9"><text:s text:c="4"/></text:span><text:span text:style-name="T9">return compare(lhs_, rhs); <text:s text:c="17"/></text:span><text:span text:style-name="T29"><text:s text:c="2"/>std::ostringstream oss;</text:span></text:p>
            <text:p text:style-name="P9"><text:span text:style-name="T9"><text:s text:c="2"/></text:span><text:span text:style-name="T9">} <text:s text:c="46"/></text:span><text:span text:style-name="T29">oss &lt;&lt; lhs_ &lt;&lt; " == " &lt;&lt; rhs;</text:span></text:p>
            <text:p text:style-name="P9"><text:span text:style-name="T29">}; <text:s text:c="47"/>last_expr_ = oss.str();</text:span></text:p>
            <text:p text:style-name="P9"><text:span text:style-name="T29"><text:s text:c="50"/></text:span><text:span text:style-name="T29">return lhs_ == rhs;</text:span></text:p>
            <text:p text:style-name="P9"><text:span text:style-name="T29"><text:s text:c="48"/></text:span><text:span text:style-name="T29">}</text:span></text:p>
            <text:p text:style-name="P9"><text:span text:style-name="T31"/></text:p>
            <text:p text:style-name="P9"><text:span text:style-name="T31"><text:s text:c="48"/></text:span><text:span text:style-name="T31">bool compare(unsigned lhs, int rhs) {</text:span></text:p>
            <text:p text:style-name="P9"><text:span text:style-name="T31"><text:s text:c="50"/></text:span><text:span text:style-name="T31">return compare(</text:span></text:p>
            <text:p text:style-name="P9"><text:span text:style-name="T31"><text:s text:c="52"/></text:span><text:span text:style-name="T31">static_cast&lt;long&gt;(lhs),</text:span></text:p>
            <text:p text:style-name="P9"><text:span text:style-name="T31"><text:s text:c="52"/></text:span><text:span text:style-name="T31">static_cast&lt;long&gt;(rhs));</text:span></text:p>
            <text:p text:style-name="P9"><text:span text:style-name="T31"><text:s text:c="48"/></text:span><text:span text:style-name="T31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03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di cui si fornisce un override per le coppie di tipi specifici, la quale, dopo aver opportunamente trasformato i termini, richiama la versione generica.</text:span></text:p>
            </draw:text-box>
          </draw:frame>
        </presentation:notes>
      </draw:page>
      <draw:page draw:name="page10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operator&lt;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29">template&lt;typename T&gt;</text:span></text:p>
            <text:p text:style-name="P9"><text:span text:style-name="T29">class Term {</text:span></text:p>
            <text:p text:style-name="P9"><text:span text:style-name="T29"><text:s text:c="2"/></text:span><text:span text:style-name="T29">// ...</text:span></text:p>
            <text:p text:style-name="P9"><text:span text:style-name="T29"><text:s text:c="2"/></text:span><text:span text:style-name="T29">template&lt;typename U&gt; <text:s text:c="25"/>template&lt;typename T, typename U&gt;</text:span></text:p>
            <text:p text:style-name="P9"><text:span text:style-name="T9"><text:s text:c="2"/></text:span><text:span text:style-name="T9">bool operator==(const U&amp; rhs) const { <text:s text:c="8"/></text:span><text:span text:style-name="T29">bool compare(const T&amp; lhs, const U&amp; rhs) {</text:span></text:p>
            <text:p text:style-name="P9"><text:span text:style-name="T9"><text:s text:c="4"/></text:span><text:span text:style-name="T9">return compare(lhs_, rhs); <text:s text:c="17"/></text:span><text:span text:style-name="T29"><text:s text:c="2"/>std::ostringstream oss;</text:span></text:p>
            <text:p text:style-name="P9"><text:span text:style-name="T9"><text:s text:c="2"/></text:span><text:span text:style-name="T9">} <text:s text:c="46"/></text:span><text:span text:style-name="T29">oss &lt;&lt; lhs_ &lt;&lt; " == " &lt;&lt; rhs;</text:span></text:p>
            <text:p text:style-name="P9"><text:span text:style-name="T29"><text:s text:c="2"/></text:span><text:span text:style-name="T31">template&lt;typename U&gt;</text:span><text:span text:style-name="T29"> <text:s text:c="27"/>last_expr_ = oss.str();</text:span></text:p>
            <text:p text:style-name="P9"><text:span text:style-name="T29"><text:s text:c="2"/></text:span><text:span text:style-name="T31">bool operator&lt;(const U&amp; rhs) const {</text:span><text:span text:style-name="T29"> <text:s text:c="11"/>return lhs_ == rhs;</text:span></text:p>
            <text:p text:style-name="P9"><text:span text:style-name="T29"><text:s text:c="4"/></text:span><text:span text:style-name="T31">return ??? <text:s text:c="15"/></text:span><text:span text:style-name="T29"><text:s text:c="18"/>}</text:span></text:p>
            <text:p text:style-name="P9"><text:span text:style-name="T29"><text:s text:c="2"/></text:span><text:span text:style-name="T31">}</text:span></text:p>
            <text:p text:style-name="P9"><text:span text:style-name="T29">}; <text:s text:c="45"/>bool compare(unsigned lhs, int rhs) {</text:span></text:p>
            <text:p text:style-name="P9"><text:span text:style-name="T29"><text:s text:c="50"/></text:span><text:span text:style-name="T29">return compare(</text:span></text:p>
            <text:p text:style-name="P9"><text:span text:style-name="T29"><text:s text:c="52"/></text:span><text:span text:style-name="T29">static_cast&lt;long&gt;(lhs),</text:span></text:p>
            <text:p text:style-name="P9"><text:span text:style-name="T29"><text:s text:c="52"/></text:span><text:span text:style-name="T29">static_cast&lt;long&gt;(rhs));</text:span></text:p>
            <text:p text:style-name="P9"><text:span text:style-name="T29"><text:s text:c="48"/></text:span><text:span text:style-name="T2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04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E per gli altri operatori, come ad esempio l'operator&lt;?</text:span></text:p>
            </draw:text-box>
          </draw:frame>
        </presentation:notes>
      </draw:page>
      <draw:page draw:name="page10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operator&lt;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29">template&lt;typename T&gt;</text:span></text:p>
            <text:p text:style-name="P9"><text:span text:style-name="T29">class Term { <text:s text:c="35"/></text:span><text:span text:style-name="T31">enum Operator { e_equal, e_lessThan, ... };</text:span></text:p>
            <text:p text:style-name="P9"><text:span text:style-name="T29"><text:s text:c="2"/></text:span><text:span text:style-name="T29">// ...</text:span></text:p>
            <text:p text:style-name="P9"><text:span text:style-name="T29"><text:s text:c="2"/></text:span><text:span text:style-name="T29">template&lt;typename U&gt; <text:s text:c="25"/>template&lt;Operator op, typename T, typename U&gt;</text:span></text:p>
            <text:p text:style-name="P9"><text:span text:style-name="T9"><text:s text:c="2"/></text:span><text:span text:style-name="T9">bool operator==(const U&amp; rhs) const { <text:s text:c="8"/></text:span><text:span text:style-name="T29">bool compare(const T&amp; lhs, const U&amp; rhs) {</text:span></text:p>
            <text:p text:style-name="P9"><text:span text:style-name="T9"><text:s text:c="4"/></text:span><text:span text:style-name="T9">return compare&lt;e_equal&gt;(lhs_, rhs); <text:s text:c="8"/></text:span><text:span text:style-name="T29"><text:s text:c="2"/></text:span><text:span text:style-name="T31">return ExprFactory&lt;T, U, op&gt;::logAndEval(lhs, rhs);</text:span></text:p>
            <text:p text:style-name="P9"><text:span text:style-name="T9"><text:s text:c="2"/></text:span><text:span text:style-name="T9">} <text:s text:c="44"/>}</text:span></text:p>
            <text:p text:style-name="P9"><text:span text:style-name="T29"><text:s text:c="2"/></text:span><text:span text:style-name="T29">template&lt;typename U&gt;</text:span></text:p>
            <text:p text:style-name="P9"><text:span text:style-name="T29"><text:s text:c="2"/></text:span><text:span text:style-name="T29">bool operator&lt;(const U&amp; rhs) const {</text:span></text:p>
            <text:p text:style-name="P9"><text:span text:style-name="T29"><text:s text:c="4"/></text:span><text:span text:style-name="T31">return compare&lt;e_lessThan&gt;(lhs_, rhs);</text:span></text:p>
            <text:p text:style-name="P9"><text:span text:style-name="T31"><text:s text:c="2"/></text:span><text:span text:style-name="T31">} <text:s text:c="44"/>template&lt;Operator op&gt;</text:span></text:p>
            <text:p text:style-name="P9"><text:span text:style-name="T29">}; <text:s text:c="45"/>bool compare(unsigned lhs, int rhs) {</text:span></text:p>
            <text:p text:style-name="P9"><text:span text:style-name="T29"><text:s text:c="50"/></text:span><text:span text:style-name="T29">return compare</text:span><text:span text:style-name="T31">&lt;op&gt;</text:span><text:span text:style-name="T29">(</text:span></text:p>
            <text:p text:style-name="P9"><text:span text:style-name="T29"><text:s text:c="52"/></text:span><text:span text:style-name="T29">static_cast&lt;long&gt;(lhs),</text:span></text:p>
            <text:p text:style-name="P9"><text:span text:style-name="T29"><text:s text:c="52"/></text:span><text:span text:style-name="T29">static_cast&lt;long&gt;(rhs));</text:span></text:p>
            <text:p text:style-name="P9"><text:span text:style-name="T29"><text:s text:c="48"/></text:span><text:span text:style-name="T2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05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Si introduce un nuovo livello di indirezione, ortogonale al precedente, realizzato per mezzo di un non-type template basato su un'enumerazione...</text:span></text:p>
            </draw:text-box>
          </draw:frame>
        </presentation:notes>
      </draw:page>
      <draw:page draw:name="page10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ExprFactory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struct OPERATION_NOT_SUPPORTED;</text:span></text:p>
            <text:p text:style-name="P9"><text:span text:style-name="T9"/></text:p>
            <text:p text:style-name="P9"><text:span text:style-name="T29">template&lt;typename T, typename U, Operator op&gt;</text:span></text:p>
            <text:p text:style-name="P9"><text:span text:style-name="T29">struct ExprFactory {</text:span></text:p>
            <text:p text:style-name="P9"><text:span text:style-name="T29"><text:s text:c="2"/></text:span><text:span text:style-name="T29">static bool logAndEval(const T&amp;, const U&amp;) { return OPERATION_NOT_SUPPORTED(); }</text:span></text:p>
            <text:p text:style-name="P9"><text:span text:style-name="T29">};</text:span></text:p>
            <text:p text:style-name="P9"><text:span text:style-name="T31"/></text:p>
          </draw:text-box>
        </draw:frame>
        <presentation:notes draw:style-name="dp2">
          <draw:page-thumbnail draw:style-name="gr1" draw:layer="layout" svg:width="0.001cm" svg:height="0.001cm" svg:x="0cm" svg:y="1.93cm" draw:page-number="106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ExprFactory si occupa di istanziare l'espressione del tipo giusto...</text:span></text:p>
            </draw:text-box>
          </draw:frame>
        </presentation:notes>
      </draw:page>
      <draw:page draw:name="page107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ExprFactory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29">struct OPERATION_NOT_SUPPORTED;</text:span></text:p>
            <text:p text:style-name="P9"><text:span text:style-name="T9"/></text:p>
            <text:p text:style-name="P9"><text:span text:style-name="T29">template&lt;typename T, typename U, Operator op&gt;</text:span></text:p>
            <text:p text:style-name="P9"><text:span text:style-name="T29">struct ExprFactory {</text:span></text:p>
            <text:p text:style-name="P9"><text:span text:style-name="T29"><text:s text:c="2"/></text:span><text:span text:style-name="T29">static bool logAndEval(const T&amp;, const U&amp;) { return OPERATION_NOT_SUPPORTED(); }</text:span></text:p>
            <text:p text:style-name="P9"><text:span text:style-name="T29">};</text:span></text:p>
            <text:p text:style-name="P9"><text:span text:style-name="T31"/></text:p>
            <text:p text:style-name="P9"><text:span text:style-name="T31">template&lt;typename T, typename U&gt;</text:span></text:p>
            <text:p text:style-name="P9"><text:span text:style-name="T31">struct ExprFactory&lt;T, U, e_equal&gt; {</text:span></text:p>
            <text:p text:style-name="P9"><text:span text:style-name="T31"><text:s text:c="2"/></text:span><text:span text:style-name="T31">static bool logAndEval(const T&amp; lhs, const U&amp; rhs) {</text:span></text:p>
            <text:p text:style-name="P9"><text:span text:style-name="T31"><text:s text:c="4"/></text:span><text:span text:style-name="T31">return Equal&lt;T, U&gt;(lhs, rhs).logAndEval();</text:span></text:p>
            <text:p text:style-name="P9"><text:span text:style-name="T31"><text:s text:c="2"/></text:span><text:span text:style-name="T31">}</text:span></text:p>
            <text:p text:style-name="P9"><text:span text:style-name="T31">};</text:span></text:p>
            <text:p text:style-name="P9"><text:span text:style-name="T31"/></text:p>
            <text:p text:style-name="P9"><text:span text:style-name="T31"/></text:p>
          </draw:text-box>
        </draw:frame>
        <presentation:notes draw:style-name="dp2">
          <draw:page-thumbnail draw:style-name="gr1" draw:layer="layout" svg:width="0.001cm" svg:height="0.001cm" svg:x="0cm" svg:y="1.93cm" draw:page-number="107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un'espressione Equal nel caso dell'operatore e_equal, ...</text:span></text:p>
            </draw:text-box>
          </draw:frame>
        </presentation:notes>
      </draw:page>
      <draw:page draw:name="page108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ExprFactory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29">struct OPERATION_NOT_SUPPORTED;</text:span></text:p>
            <text:p text:style-name="P9"><text:span text:style-name="T9"/></text:p>
            <text:p text:style-name="P9"><text:span text:style-name="T29">template&lt;typename T, typename U, Operator op&gt;</text:span></text:p>
            <text:p text:style-name="P9"><text:span text:style-name="T29">struct ExprFactory {</text:span></text:p>
            <text:p text:style-name="P9"><text:span text:style-name="T29"><text:s text:c="2"/></text:span><text:span text:style-name="T29">static bool logAndEval(const T&amp;, const U&amp;) { return OPERATION_NOT_SUPPORTED(); }</text:span></text:p>
            <text:p text:style-name="P9"><text:span text:style-name="T29">};</text:span></text:p>
            <text:p text:style-name="P9"><text:span text:style-name="T31"/></text:p>
            <text:p text:style-name="P9"><text:span text:style-name="T29">template&lt;typename T, typename U&gt;</text:span></text:p>
            <text:p text:style-name="P9"><text:span text:style-name="T29">struct ExprFactory&lt;T, U, e_equal&gt; {</text:span></text:p>
            <text:p text:style-name="P9"><text:span text:style-name="T29"><text:s text:c="2"/></text:span><text:span text:style-name="T29">static bool logAndEval(const T&amp; lhs, const U&amp; rhs) {</text:span></text:p>
            <text:p text:style-name="P9"><text:span text:style-name="T29"><text:s text:c="4"/></text:span><text:span text:style-name="T29">return Equal&lt;T, U&gt;(lhs, rhs).logAndEval();</text:span></text:p>
            <text:p text:style-name="P9"><text:span text:style-name="T29"><text:s text:c="2"/></text:span><text:span text:style-name="T29">}</text:span></text:p>
            <text:p text:style-name="P9"><text:span text:style-name="T29">};</text:span></text:p>
            <text:p text:style-name="P9"><text:span text:style-name="T29"/></text:p>
            <text:p text:style-name="P9"><text:span text:style-name="T31">template&lt;typename T, typename U&gt;</text:span></text:p>
            <text:p text:style-name="P9"><text:span text:style-name="T31">struct ExprFactory&lt;T, U, e_lessThan&gt; {</text:span></text:p>
            <text:p text:style-name="P9"><text:span text:style-name="T31"><text:s text:c="2"/></text:span><text:span text:style-name="T31">static bool logAndEval(const T&amp; lhs, const U&amp; rhs) {</text:span></text:p>
            <text:p text:style-name="P9"><text:span text:style-name="T31"><text:s text:c="4"/></text:span><text:span text:style-name="T31">return LessThan&lt;T, U&gt;(lhs, rhs).logAndEval();</text:span></text:p>
            <text:p text:style-name="P9"><text:span text:style-name="T31"><text:s text:c="2"/></text:span><text:span text:style-name="T31">}</text:span></text:p>
            <text:p text:style-name="P9"><text:span text:style-name="T31">};</text:span></text:p>
            <text:p text:style-name="P9"><text:span text:style-name="T31"/></text:p>
          </draw:text-box>
        </draw:frame>
        <presentation:notes draw:style-name="dp2">
          <draw:page-thumbnail draw:style-name="gr1" draw:layer="layout" svg:width="0.001cm" svg:height="0.001cm" svg:x="0cm" svg:y="1.93cm" draw:page-number="108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LessThan nel caso dell'operatore e_lessThan, e così via.</text:span></text:p>
            </draw:text-box>
          </draw:frame>
        </presentation:notes>
      </draw:page>
      <draw:page draw:name="page109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Expr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29">struct Expr {</text:span></text:p>
            <text:p text:style-name="P9"><text:span text:style-name="T29"><text:s text:c="2"/></text:span><text:span text:style-name="T29">bool logAndEval() {</text:span></text:p>
            <text:p text:style-name="P9"><text:span text:style-name="T29"><text:s text:c="6"/></text:span><text:span text:style-name="T29">last_expr_ = toStr();</text:span></text:p>
            <text:p text:style-name="P9"><text:span text:style-name="T29"><text:s text:c="6"/></text:span><text:span text:style-name="T29">return eval();</text:span></text:p>
            <text:p text:style-name="P9"><text:span text:style-name="T29"><text:s text:c="2"/></text:span><text:span text:style-name="T29">}</text:span></text:p>
            <text:p text:style-name="P9"><text:span text:style-name="T29"/></text:p>
            <text:p text:style-name="P9"><text:span text:style-name="T29"/></text:p>
            <text:p text:style-name="P9"><text:span text:style-name="T29">};</text:span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0.001cm" svg:height="0.001cm" svg:x="0cm" svg:y="1.93cm" draw:page-number="109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Expr ha due responsabilità: l'istanziazione dell'espressione e la sua valutazione...</text:p>
            </draw:text-box>
          </draw:frame>
        </presentation:notes>
      </draw:page>
      <draw:page draw:name="page11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Expr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29">struct Expr {</text:span></text:p>
            <text:p text:style-name="P9"><text:span text:style-name="T29"><text:s text:c="2"/></text:span><text:span text:style-name="T29">bool logAndEval() {</text:span></text:p>
            <text:p text:style-name="P9"><text:span text:style-name="T29"><text:s text:c="6"/></text:span><text:span text:style-name="T29">last_expr_ = toStr();</text:span></text:p>
            <text:p text:style-name="P9"><text:span text:style-name="T29"><text:s text:c="6"/></text:span><text:span text:style-name="T29">return eval();</text:span></text:p>
            <text:p text:style-name="P9"><text:span text:style-name="T29"><text:s text:c="2"/></text:span><text:span text:style-name="T29">}</text:span></text:p>
            <text:p text:style-name="P9"><text:span text:style-name="T31"><text:s text:c="2"/></text:span><text:span text:style-name="T31">virtual std::string toStr() const = 0;</text:span></text:p>
            <text:p text:style-name="P9"><text:span text:style-name="T31"><text:s text:c="2"/></text:span><text:span text:style-name="T31">virtual bool eval() const = 0;</text:span></text:p>
            <text:p text:style-name="P9"><text:span text:style-name="T29">};</text:span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0.001cm" svg:height="0.001cm" svg:x="0cm" svg:y="1.93cm" draw:page-number="110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... entrambe sono demandate alle classi concrete attraverso due metodi virtuali.</text:p>
            </draw:text-box>
          </draw:frame>
        </presentation:notes>
      </draw:page>
      <draw:page draw:name="page11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BinaryExpr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29">struct Expr {</text:span></text:p>
            <text:p text:style-name="P9"><text:span text:style-name="T29"><text:s text:c="2"/></text:span><text:span text:style-name="T29">bool logAndEval() {</text:span></text:p>
            <text:p text:style-name="P9"><text:span text:style-name="T29"><text:s text:c="6"/></text:span><text:span text:style-name="T29">last_expr_ = toStr();</text:span></text:p>
            <text:p text:style-name="P9"><text:span text:style-name="T29"><text:s text:c="6"/></text:span><text:span text:style-name="T29">return eval();</text:span></text:p>
            <text:p text:style-name="P9"><text:span text:style-name="T29"><text:s text:c="2"/></text:span><text:span text:style-name="T29">}</text:span></text:p>
            <text:p text:style-name="P9"><text:span text:style-name="T29"><text:s text:c="2"/></text:span><text:span text:style-name="T29">virtual std::string toStr() const = 0;</text:span></text:p>
            <text:p text:style-name="P9"><text:span text:style-name="T29"><text:s text:c="2"/></text:span><text:span text:style-name="T29">virtual bool eval() const = 0;</text:span></text:p>
            <text:p text:style-name="P9"><text:span text:style-name="T29">};</text:span></text:p>
            <text:p text:style-name="P9"><text:span text:style-name="T29"/></text:p>
            <text:p text:style-name="P9"><text:span text:style-name="T31">template&lt;typename T, typename U&gt;</text:span></text:p>
            <text:p text:style-name="P9"><text:span text:style-name="T31">class BinaryExpr : public Expr {</text:span></text:p>
            <text:p text:style-name="P9"><text:span text:style-name="T31">protected:</text:span></text:p>
            <text:p text:style-name="P9"><text:span text:style-name="T31"><text:s text:c="4"/></text:span><text:span text:style-name="T31">const T&amp; lhs_;</text:span></text:p>
            <text:p text:style-name="P9"><text:span text:style-name="T31"><text:s text:c="4"/></text:span><text:span text:style-name="T31">const U&amp; rhs_;</text:span></text:p>
            <text:p text:style-name="P9"><text:span text:style-name="T31">public:</text:span></text:p>
            <text:p text:style-name="P9"><text:span text:style-name="T31"><text:s text:c="4"/></text:span><text:span text:style-name="T31">BinaryExpr(const T&amp; lhs, const U&amp; rhs) : lhs_(lhs), rhs_(rhs) { }</text:span></text:p>
            <text:p text:style-name="P9"><text:span text:style-name="T31"><text:s text:c="4"/></text:span><text:span text:style-name="T31">std::string toStr() const override { return toStr(lhs_) + " " + opRepr() + " " + toStr(rhs_); }</text:span></text:p>
            <text:p text:style-name="P9"><text:span text:style-name="T31"/></text:p>
            <text:p text:style-name="P9"><text:span text:style-name="T31">};</text:span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0.001cm" svg:height="0.001cm" svg:x="0cm" svg:y="1.93cm" draw:page-number="111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Le espressioni binarie sono gestite da una classe intermedia che si occupa di serializzare i due termini, lasciando all'oggetto derivato la serializzazione dell'operatore...</text:p>
            </draw:text-box>
          </draw:frame>
        </presentation:notes>
      </draw:page>
      <draw:page draw:name="page112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BinaryExpr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29">struct Expr {</text:span></text:p>
            <text:p text:style-name="P9"><text:span text:style-name="T29"><text:s text:c="2"/></text:span><text:span text:style-name="T29">bool logAndEval() {</text:span></text:p>
            <text:p text:style-name="P9"><text:span text:style-name="T29"><text:s text:c="6"/></text:span><text:span text:style-name="T29">last_expr_ = toStr();</text:span></text:p>
            <text:p text:style-name="P9"><text:span text:style-name="T29"><text:s text:c="6"/></text:span><text:span text:style-name="T29">return eval();</text:span></text:p>
            <text:p text:style-name="P9"><text:span text:style-name="T29"><text:s text:c="2"/></text:span><text:span text:style-name="T29">}</text:span></text:p>
            <text:p text:style-name="P9"><text:span text:style-name="T29"><text:s text:c="2"/></text:span><text:span text:style-name="T29">virtual std::string toStr() const = 0;</text:span></text:p>
            <text:p text:style-name="P9"><text:span text:style-name="T29"><text:s text:c="2"/></text:span><text:span text:style-name="T29">virtual bool eval() const = 0;</text:span></text:p>
            <text:p text:style-name="P9"><text:span text:style-name="T29">};</text:span></text:p>
            <text:p text:style-name="P9"><text:span text:style-name="T29"/></text:p>
            <text:p text:style-name="P9"><text:span text:style-name="T29">template&lt;typename T, typename U&gt;</text:span></text:p>
            <text:p text:style-name="P9"><text:span text:style-name="T29">class BinaryExpr : public Expr {</text:span></text:p>
            <text:p text:style-name="P9"><text:span text:style-name="T29">protected:</text:span></text:p>
            <text:p text:style-name="P9"><text:span text:style-name="T29"><text:s text:c="4"/></text:span><text:span text:style-name="T29">const T&amp; lhs_;</text:span></text:p>
            <text:p text:style-name="P9"><text:span text:style-name="T29"><text:s text:c="4"/></text:span><text:span text:style-name="T29">const U&amp; rhs_;</text:span></text:p>
            <text:p text:style-name="P9"><text:span text:style-name="T29">public:</text:span></text:p>
            <text:p text:style-name="P9"><text:span text:style-name="T29"><text:s text:c="4"/></text:span><text:span text:style-name="T29">BinaryExpr(const T&amp; lhs, const U&amp; rhs) : lhs_(lhs), rhs_(rhs) { }</text:span></text:p>
            <text:p text:style-name="P9"><text:span text:style-name="T29"><text:s text:c="4"/></text:span><text:span text:style-name="T29">std::string toStr() const override { return toStr(lhs_) + " " + opStr() + " " + toStr(rhs_); }</text:span></text:p>
            <text:p text:style-name="P9"><text:span text:style-name="T31"><text:s text:c="4"/></text:span><text:span text:style-name="T31">virtual std::string opStr() const = 0;</text:span></text:p>
            <text:p text:style-name="P9"><text:span text:style-name="T29">};</text:span></text:p>
            <text:p text:style-name="P9"><text:span text:style-name="T29"/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0.001cm" svg:height="0.001cm" svg:x="0cm" svg:y="1.93cm" draw:page-number="112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... sempre per mezzo di un metodo virtuale.</text:p>
            </draw:text-box>
          </draw:frame>
        </presentation:notes>
      </draw:page>
      <draw:page draw:name="page11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Equal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29"/></text:p>
            <text:p text:style-name="P9"><text:span text:style-name="T29">template&lt;typename T, typename U&gt;</text:span></text:p>
            <text:p text:style-name="P9"><text:span text:style-name="T29">struct Equal : public BinaryExpression&lt;T, U&gt; {</text:span></text:p>
            <text:p text:style-name="P9"><text:span text:style-name="T29"><text:s text:c="2"/></text:span><text:span text:style-name="T29">Equal(const T&amp; lhs, const U&amp; rhs) : BinaryExpr&lt;T, U&gt;(lhs, rhs) { }</text:span></text:p>
            <text:p text:style-name="P9"><text:span text:style-name="T29"/></text:p>
            <text:p text:style-name="P9"><text:span text:style-name="T29"/></text:p>
            <text:p text:style-name="P9"><text:span text:style-name="T29">};</text:span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0.001cm" svg:height="0.001cm" svg:x="0cm" svg:y="1.93cm" draw:page-number="113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Finalmente, l'implementazione di Equal...</text:p>
            </draw:text-box>
          </draw:frame>
        </presentation:notes>
      </draw:page>
      <draw:page draw:name="page11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Equal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29"/></text:p>
            <text:p text:style-name="P9"><text:span text:style-name="T29">template&lt;typename T, typename U&gt;</text:span></text:p>
            <text:p text:style-name="P9"><text:span text:style-name="T29">struct Equal : public BinaryExpression&lt;T, U&gt; {</text:span></text:p>
            <text:p text:style-name="P9"><text:span text:style-name="T29"><text:s text:c="2"/></text:span><text:span text:style-name="T29">Equal(const T&amp; lhs, const U&amp; rhs) : BinaryExpr&lt;T, U&gt;(lhs, rhs) { }</text:span></text:p>
            <text:p text:style-name="P9"><text:span text:style-name="T31"><text:s text:c="2"/></text:span><text:span text:style-name="T31">bool eval() const override { return this-&gt;lhs_ == this-&gt;rhs_; }</text:span></text:p>
            <text:p text:style-name="P9"><text:span text:style-name="T31"><text:s text:c="2"/></text:span><text:span text:style-name="T31">std::string opStr() const override { return "=="; }</text:span></text:p>
            <text:p text:style-name="P9"><text:span text:style-name="T29">};</text:span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0.001cm" svg:height="0.001cm" svg:x="0cm" svg:y="1.93cm" draw:page-number="114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che fa quel che ci si aspetta...</text:p>
            </draw:text-box>
          </draw:frame>
        </presentation:notes>
      </draw:page>
      <draw:page draw:name="page11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LessThan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29"/></text:p>
            <text:p text:style-name="P9"><text:span text:style-name="T29">template&lt;typename T, typename U&gt;</text:span></text:p>
            <text:p text:style-name="P9"><text:span text:style-name="T29">struct Equal : public BinaryExpression&lt;T, U&gt; {</text:span></text:p>
            <text:p text:style-name="P9"><text:span text:style-name="T29"><text:s text:c="2"/></text:span><text:span text:style-name="T29">Equal(const T&amp; lhs, const U&amp; rhs) : BinaryExpr&lt;T, U&gt;(lhs, rhs) { }</text:span></text:p>
            <text:p text:style-name="P9"><text:span text:style-name="T29"><text:s text:c="2"/></text:span><text:span text:style-name="T29">bool eval() const override { return this-&gt;lhs_ == this-&gt;rhs_; }</text:span></text:p>
            <text:p text:style-name="P9"><text:span text:style-name="T29"><text:s text:c="2"/></text:span><text:span text:style-name="T29">std::string opStr() const override { return "=="; }</text:span></text:p>
            <text:p text:style-name="P9"><text:span text:style-name="T29">};</text:span></text:p>
            <text:p text:style-name="P9"><text:span text:style-name="T29"/></text:p>
            <text:p text:style-name="P9"><text:span text:style-name="T31">template&lt;typename T, typename U&gt;</text:span></text:p>
            <text:p text:style-name="P9"><text:span text:style-name="T31">struct LessThan : public BinaryExpr&lt;T, U&gt; {</text:span></text:p>
            <text:p text:style-name="P9"><text:span text:style-name="T31"><text:s text:c="2"/></text:span><text:span text:style-name="T31">LessThan(const T&amp; lhs, const U&amp; rhs) : BinaryExpr&lt;T, U&gt;(lhs, rhs) { }</text:span></text:p>
            <text:p text:style-name="P9"><text:span text:style-name="T31"/></text:p>
            <text:p text:style-name="P9"><text:span text:style-name="T31"/></text:p>
            <text:p text:style-name="P9"><text:span text:style-name="T31">};</text:span></text:p>
            <text:p text:style-name="P9"><text:span text:style-name="T31"/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0.001cm" svg:height="0.001cm" svg:x="0cm" svg:y="1.93cm" draw:page-number="115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... analogamente, LessThan.</text:p>
            </draw:text-box>
          </draw:frame>
        </presentation:notes>
      </draw:page>
      <draw:page draw:name="page11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LessThan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29"/></text:p>
            <text:p text:style-name="P9"><text:span text:style-name="T29">template&lt;typename T, typename U&gt;</text:span></text:p>
            <text:p text:style-name="P9"><text:span text:style-name="T29">struct Equal : public BinaryExpression&lt;T, U&gt; {</text:span></text:p>
            <text:p text:style-name="P9"><text:span text:style-name="T29"><text:s text:c="2"/></text:span><text:span text:style-name="T29">Equal(const T&amp; lhs, const U&amp; rhs) : BinaryExpr&lt;T, U&gt;(lhs, rhs) { }</text:span></text:p>
            <text:p text:style-name="P9"><text:span text:style-name="T29"><text:s text:c="2"/></text:span><text:span text:style-name="T29">bool eval() const override { return this-&gt;lhs_ == this-&gt;rhs_; }</text:span></text:p>
            <text:p text:style-name="P9"><text:span text:style-name="T29"><text:s text:c="2"/></text:span><text:span text:style-name="T29">std::string getOp() const override { return "=="; }</text:span></text:p>
            <text:p text:style-name="P9"><text:span text:style-name="T29">};</text:span></text:p>
            <text:p text:style-name="P9"><text:span text:style-name="T29"/></text:p>
            <text:p text:style-name="P9"><text:span text:style-name="T29">template&lt;typename T, typename U&gt;</text:span></text:p>
            <text:p text:style-name="P9"><text:span text:style-name="T29">struct LessThan : public BinaryExpr&lt;T, U&gt; {</text:span></text:p>
            <text:p text:style-name="P9"><text:span text:style-name="T29"><text:s text:c="2"/></text:span><text:span text:style-name="T29">LessThan(const T&amp; lhs, const U&amp; rhs) : BinaryExpr&lt;T, U&gt;(lhs, rhs) { }</text:span></text:p>
            <text:p text:style-name="P9"><text:span text:style-name="T31"><text:s text:c="2"/></text:span><text:span text:style-name="T31">virtual bool evaluate() const { return this-&gt;lhs_ &lt; this-&gt;rhs_; }</text:span></text:p>
            <text:p text:style-name="P9"><text:span text:style-name="T31"><text:s text:c="2"/></text:span><text:span text:style-name="T31">virtual std::string opStr() const { return "&lt;"; }</text:span></text:p>
            <text:p text:style-name="P9"><text:span text:style-name="T29">};</text:span></text:p>
            <text:p text:style-name="P9"><text:span text:style-name="T29"/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0.001cm" svg:height="0.001cm" svg:x="0cm" svg:y="1.93cm" draw:page-number="116" presentation:class="page"/>
          <draw:frame presentation:style-name="pr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oStr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29"/></text:p>
            <text:p text:style-name="P9"><text:span text:style-name="T29">template&lt;typename T&gt;</text:span></text:p>
            <text:p text:style-name="P9"><text:span text:style-name="T29">std::string toStr(const T&amp; value) {</text:span></text:p>
            <text:p text:style-name="P9"><text:span text:style-name="T29"><text:s text:c="2"/></text:span><text:span text:style-name="T29">std::ostringstream os;</text:span></text:p>
            <text:p text:style-name="P9"><text:span text:style-name="T29"><text:s text:c="2"/></text:span><text:span text:style-name="T29">os &lt;&lt; std::boolalpha &lt;&lt; value;</text:span></text:p>
            <text:p text:style-name="P9"><text:span text:style-name="T29"><text:s text:c="2"/></text:span><text:span text:style-name="T29">return os.str();</text:span></text:p>
            <text:p text:style-name="P9"><text:span text:style-name="T29">}</text:span></text:p>
            <text:p text:style-name="P9"><text:span text:style-name="T29"/></text:p>
            <text:p text:style-name="P9"><text:span text:style-name="T29"/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0.001cm" svg:height="0.001cm" svg:x="0cm" svg:y="1.93cm" draw:page-number="117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La versione generica di toStr converte i termini in modo convenzionale...</text:p>
            </draw:text-box>
          </draw:frame>
        </presentation:notes>
      </draw:page>
      <draw:page draw:name="page118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oStr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29"/></text:p>
            <text:p text:style-name="P9"><text:span text:style-name="T29">template&lt;typename T&gt;</text:span></text:p>
            <text:p text:style-name="P9"><text:span text:style-name="T29">std::string toStr(const T&amp; value) {</text:span></text:p>
            <text:p text:style-name="P9"><text:span text:style-name="T29"><text:s text:c="2"/></text:span><text:span text:style-name="T29">std::ostringstream os;</text:span></text:p>
            <text:p text:style-name="P9"><text:span text:style-name="T29"><text:s text:c="2"/></text:span><text:span text:style-name="T29">os &lt;&lt; std::boolalpha &lt;&lt; value;</text:span></text:p>
            <text:p text:style-name="P9"><text:span text:style-name="T29"><text:s text:c="2"/></text:span><text:span text:style-name="T29">return os.str();</text:span></text:p>
            <text:p text:style-name="P9"><text:span text:style-name="T29">}</text:span></text:p>
            <text:p text:style-name="P9"><text:span text:style-name="T29"/></text:p>
            <text:p text:style-name="P9"><text:span text:style-name="T31">std::string toStr(const std::string&amp; value) {</text:span></text:p>
            <text:p text:style-name="P9"><text:span text:style-name="T31"><text:s text:c="2"/></text:span><text:span text:style-name="T31">return std::string("\"") + value + "\"";</text:span></text:p>
            <text:p text:style-name="P9"><text:span text:style-name="T31">}</text:span></text:p>
            <text:p text:style-name="P9"><text:span text:style-name="T31"/></text:p>
            <text:p text:style-name="P9"><text:span text:style-name="T31"/></text:p>
            <text:p text:style-name="P9"><text:span text:style-name="T29"/></text:p>
            <text:p text:style-name="P9"><text:span text:style-name="T29"/></text:p>
            <text:p text:style-name="P9"><text:span text:style-name="T29"/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0.001cm" svg:height="0.001cm" svg:x="0cm" svg:y="1.93cm" draw:page-number="118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... ma può essere specializzata all'occorrenza. Qui l'esempio delle stringhe, che vengono racchiuse tra doppi apici. Per i valori interi vengono indicati ampiezza e presenza/assenza del segno...</text:p>
            </draw:text-box>
          </draw:frame>
        </presentation:notes>
      </draw:page>
      <draw:page draw:name="page119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oStr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29"/></text:p>
            <text:p text:style-name="P9"><text:span text:style-name="T29">template&lt;typename T&gt;</text:span></text:p>
            <text:p text:style-name="P9"><text:span text:style-name="T29">std::string toStr(const T&amp; value) {</text:span></text:p>
            <text:p text:style-name="P9"><text:span text:style-name="T29"><text:s text:c="2"/></text:span><text:span text:style-name="T29">std::ostringstream os;</text:span></text:p>
            <text:p text:style-name="P9"><text:span text:style-name="T29"><text:s text:c="2"/></text:span><text:span text:style-name="T29">os &lt;&lt; std::boolalpha &lt;&lt; value;</text:span></text:p>
            <text:p text:style-name="P9"><text:span text:style-name="T29"><text:s text:c="2"/></text:span><text:span text:style-name="T29">return os.str();</text:span></text:p>
            <text:p text:style-name="P9"><text:span text:style-name="T29">}</text:span></text:p>
            <text:p text:style-name="P9"><text:span text:style-name="T29"/></text:p>
            <text:p text:style-name="P9"><text:span text:style-name="T29">std::string toStr(const std::string&amp; value) {</text:span></text:p>
            <text:p text:style-name="P9"><text:span text:style-name="T29"><text:s text:c="2"/></text:span><text:span text:style-name="T29">return std::string("\"") + value + "\"";</text:span></text:p>
            <text:p text:style-name="P9"><text:span text:style-name="T29">}</text:span></text:p>
            <text:p text:style-name="P9"><text:span text:style-name="T31"/></text:p>
            <text:p text:style-name="P9"><text:span text:style-name="T31">std::string toString(std::nullptr_t) {</text:span></text:p>
            <text:p text:style-name="P9"><text:span text:style-name="T31"><text:s text:c="4"/></text:span><text:span text:style-name="T31">return "&lt;nullptr&gt;";</text:span></text:p>
            <text:p text:style-name="P9"><text:span text:style-name="T31">}</text:span></text:p>
            <text:p text:style-name="P9"><text:span text:style-name="T31"/></text:p>
            <text:p text:style-name="P9"><text:span text:style-name="T29"/></text:p>
            <text:p text:style-name="P9"><text:span text:style-name="T29"/></text:p>
            <text:p text:style-name="P9"><text:span text:style-name="T29"/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0.001cm" svg:height="0.001cm" svg:x="0cm" svg:y="1.93cm" draw:page-number="119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... un altro esempio: la versione dedicata a nullptr.</text:p>
            </draw:text-box>
          </draw:frame>
        </presentation:notes>
      </draw:page>
      <draw:page draw:name="page12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oStr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29"/></text:p>
            <text:p text:style-name="P9"><text:span text:style-name="T29">template&lt;typename T&gt;</text:span></text:p>
            <text:p text:style-name="P9"><text:span text:style-name="T29">std::string toStr(const T&amp; value) {</text:span></text:p>
            <text:p text:style-name="P9"><text:span text:style-name="T29"><text:s text:c="2"/></text:span><text:span text:style-name="T29">std::ostringstream os;</text:span></text:p>
            <text:p text:style-name="P9"><text:span text:style-name="T29"><text:s text:c="2"/></text:span><text:span text:style-name="T29">os &lt;&lt; std::boolalpha &lt;&lt; value;</text:span></text:p>
            <text:p text:style-name="P9"><text:span text:style-name="T29"><text:s text:c="2"/></text:span><text:span text:style-name="T29">return os.str();</text:span></text:p>
            <text:p text:style-name="P9"><text:span text:style-name="T29">}</text:span></text:p>
            <text:p text:style-name="P9"><text:span text:style-name="T29"/></text:p>
            <text:p text:style-name="P9"><text:span text:style-name="T29">std::string toStr(const std::string&amp; value) {</text:span></text:p>
            <text:p text:style-name="P9"><text:span text:style-name="T29"><text:s text:c="2"/></text:span><text:span text:style-name="T29">return std::string("\"") + value + "\"";</text:span></text:p>
            <text:p text:style-name="P9"><text:span text:style-name="T29">}</text:span></text:p>
            <text:p text:style-name="P9"><text:span text:style-name="T29"/></text:p>
            <text:p text:style-name="P9"><text:span text:style-name="T29">std::string toString(std::nullptr_t) {</text:span></text:p>
            <text:p text:style-name="P9"><text:span text:style-name="T29"><text:s text:c="4"/></text:span><text:span text:style-name="T29">return "&lt;nullptr&gt;";</text:span></text:p>
            <text:p text:style-name="P9"><text:span text:style-name="T29">}</text:span></text:p>
            <text:p text:style-name="P9"><text:span text:style-name="T31"/></text:p>
            <text:p text:style-name="P9"><text:span text:style-name="T31">// ...</text:span></text:p>
            <text:p text:style-name="P9"><text:span text:style-name="T29"/></text:p>
            <text:p text:style-name="P9"><text:span text:style-name="T29"/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0.001cm" svg:height="0.001cm" svg:x="0cm" svg:y="1.93cm" draw:page-number="120" presentation:class="page"/>
          <draw:frame presentation:style-name="pr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Strategia</text:p>
          </draw:text-box>
        </draw:frame>
        <presentation:notes draw:style-name="dp2">
          <draw:page-thumbnail draw:style-name="gr1" draw:layer="layout" svg:width="0.001cm" svg:height="0.001cm" svg:x="0cm" svg:y="1.93cm" draw:page-number="121" presentation:class="page"/>
          <draw:frame presentation:style-name="pr5" draw:layer="layout" svg:width="15.239cm" svg:height="11.429cm" svg:x="1.905cm" svg:y="12.065cm" presentation:class="notes">
            <draw:text-box>
              <text:p>Ricapitoliamo la strategia messa in atto per la cattura dei termini dell'espressione...</text:p>
            </draw:text-box>
          </draw:frame>
        </presentation:notes>
      </draw:page>
      <draw:page draw:name="page122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Strategia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Catturare il primo termin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Strategia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Catturare il primo termine (<text:span text:style-name="T34">Term::Term</text:span>)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Strategia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Catturare il primo termine (<text:span text:style-name="T34">Term::Term</text:span>)</text:p>
              </text:list-item>
              <text:list-item>
                <text:p>Catturare il secondo termin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Strategia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Catturare il primo termine (<text:span text:style-name="T34">Term::Term</text:span>)</text:p>
              </text:list-item>
              <text:list-item>
                <text:p>Catturare il secondo termine (<text:span text:style-name="T34">Term::operator==</text:span> &amp; Co.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Strategia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Catturare il primo termine (<text:span text:style-name="T34">Term::Term</text:span>)</text:p>
              </text:list-item>
              <text:list-item>
                <text:p>Catturare il secondo termine (<text:span text:style-name="T34">Term::operator==</text:span> &amp; Co.)</text:p>
              </text:list-item>
              <text:list-item>
                <text:p>Adattare i tip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7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Strategia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Catturare il primo termine (<text:span text:style-name="T34">Term::Term</text:span>)</text:p>
              </text:list-item>
              <text:list-item>
                <text:p>Catturare il secondo termine (<text:span text:style-name="T34">Term::operator==</text:span> &amp; Co.)</text:p>
              </text:list-item>
              <text:list-item>
                <text:p>Adattare i tipi (<text:span text:style-name="T34">compare</text:span>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8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Strategia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Catturare il primo termine (<text:span text:style-name="T34">Term::Term</text:span>)</text:p>
              </text:list-item>
              <text:list-item>
                <text:p>Catturare il secondo termine (<text:span text:style-name="T34">Term::operator==</text:span> &amp; Co.)</text:p>
              </text:list-item>
              <text:list-item>
                <text:p>Adattare i tipi (<text:span text:style-name="T34">compare</text:span>)</text:p>
              </text:list-item>
              <text:list-item>
                <text:p>Istanziare l'espression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9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Strategia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Catturare il primo termine (<text:span text:style-name="T34">Term::Term</text:span>)</text:p>
              </text:list-item>
              <text:list-item>
                <text:p>Catturare il secondo termine (<text:span text:style-name="T34">Term::operator==</text:span> &amp; Co.)</text:p>
              </text:list-item>
              <text:list-item>
                <text:p>Adattare i tipi (<text:span text:style-name="T34">compare</text:span>)</text:p>
              </text:list-item>
              <text:list-item>
                <text:p>Istanziare l'espressione (<text:span text:style-name="T34">ExprFactory</text:span>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Strategia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Catturare il primo termine (<text:span text:style-name="T34">Term::Term</text:span>)</text:p>
              </text:list-item>
              <text:list-item>
                <text:p>Catturare il secondo termine (<text:span text:style-name="T34">Term::operator==</text:span> &amp; Co.)</text:p>
              </text:list-item>
              <text:list-item>
                <text:p>Adattare i tipi (<text:span text:style-name="T34">compare</text:span>)</text:p>
              </text:list-item>
              <text:list-item>
                <text:p>Istanziare l'espressione (<text:span text:style-name="T34">ExprFactory</text:span>)</text:p>
              </text:list-item>
              <text:list-item>
                <text:p>Serializzare e valutare l'espression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Strategia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Catturare il primo termine (<text:span text:style-name="T34">Term::Term</text:span>)</text:p>
              </text:list-item>
              <text:list-item>
                <text:p>Catturare il secondo termine (<text:span text:style-name="T34">Term::operator==</text:span> &amp; Co.)</text:p>
              </text:list-item>
              <text:list-item>
                <text:p>Adattare i tipi (<text:span text:style-name="T34">compare</text:span>)</text:p>
              </text:list-item>
              <text:list-item>
                <text:p>Istanziare l'espressione (<text:span text:style-name="T34">ExprFactory</text:span>)</text:p>
              </text:list-item>
              <text:list-item>
                <text:p>Serializzare e valutare l'espressione (<text:span text:style-name="T34">Expr</text:span>, <text:span text:style-name="T34">toStr</text:span>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2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Test monolitico</text:p>
          </draw:text-box>
        </draw:frame>
        <presentation:notes draw:style-name="dp2">
          <draw:page-thumbnail draw:style-name="gr1" draw:layer="layout" svg:width="0.001cm" svg:height="0.001cm" svg:x="0cm" svg:y="1.93cm" draw:page-number="132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Passiamo alla segmentazione del test-file...</text:span></text:p>
            </draw:text-box>
          </draw:frame>
        </presentation:notes>
      </draw:page>
      <draw:page draw:name="page13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 monolitico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TEST_BEGIN</text:span></text:p>
            <text:p text:style-name="P9"><text:span text:style-name="T9"/></text:p>
            <text:p text:style-name="P9"><text:span text:style-name="T9"><text:s text:c="2"/></text:span><text:span text:style-name="T9">StringStack stack = StringStack();</text:span></text:p>
            <text:p text:style-name="P9"><text:span text:style-name="T9"><text:s text:c="2"/></text:span><text:span text:style-name="T9">CHECK(stack.empty());</text:span></text:p>
            <text:p text:style-name="P9"><text:span text:style-name="T9"><text:s text:c="4"/></text:span></text:p>
            <text:p text:style-name="P9"><text:span text:style-name="T9"><text:s text:c="2"/></text:span><text:span text:style-name="T9">std::string aString = "Only String";</text:span></text:p>
            <text:p text:style-name="P9"><text:span text:style-name="T9"><text:s text:c="2"/></text:span><text:span text:style-name="T9">stack.push(aString);</text:span></text:p>
            <text:p text:style-name="P9"><text:span text:style-name="T9"><text:s text:c="2"/></text:span><text:span text:style-name="T9">CHECK(!stack.empty());</text:span></text:p>
            <text:p text:style-name="P9"><text:span text:style-name="T9"><text:s text:c="4"/></text:span></text:p>
            <text:p text:style-name="P9"><text:span text:style-name="T9"><text:s text:c="2"/></text:span><text:span text:style-name="T9">std::string topValue = stack.top();</text:span></text:p>
            <text:p text:style-name="P9"><text:span text:style-name="T9"><text:s text:c="2"/></text:span><text:span text:style-name="T9">CHECK(aString == topValue);</text:span></text:p>
            <text:p text:style-name="P9"><text:span text:style-name="T9"><text:s text:c="2"/></text:span><text:span text:style-name="T9">CHECK(!stack.empty());</text:span></text:p>
            <text:p text:style-name="P9"><text:span text:style-name="T9"><text:s text:c="4"/></text:span></text:p>
            <text:p text:style-name="P9"><text:span text:style-name="T9"><text:s text:c="2"/></text:span><text:span text:style-name="T9">stack.pop();</text:span></text:p>
            <text:p text:style-name="P9"><text:span text:style-name="T9"><text:s text:c="2"/></text:span><text:span text:style-name="T9">CHECK(stack.empty());</text:span></text:p>
            <text:p text:style-name="P9"><text:span text:style-name="T9"/></text:p>
            <text:p text:style-name="P9"><text:span text:style-name="T9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33" presentation:class="page"/>
          <draw:frame presentation:style-name="pr5" draw:text-style-name="P11" draw:layer="layout" svg:width="15.239cm" svg:height="11.429cm" svg:x="1.805cm" svg:y="11.965cm" presentation:class="notes" presentation:user-transformed="true">
            <draw:text-box>
              <text:p>... riprendendo il test monolitico (e le relative considerazioni)...</text:p>
            </draw:text-box>
          </draw:frame>
        </presentation:notes>
      </draw:page>
      <draw:page draw:name="page13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 cas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28"/></text:p>
            <text:p text:style-name="P9"><text:span text:style-name="T28"/></text:p>
          </draw:text-box>
        </draw:frame>
        <presentation:notes draw:style-name="dp2">
          <draw:page-thumbnail draw:style-name="gr1" draw:layer="layout" svg:width="0.001cm" svg:height="0.001cm" svg:x="0cm" svg:y="1.93cm" draw:page-number="134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si può forzare un comportamento più virtuoso?</text:span></text:p>
            </draw:text-box>
          </draw:frame>
        </presentation:notes>
      </draw:page>
      <draw:page draw:name="page13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Specifich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10">TEST("initial stack is empty") {</text:span></text:p>
            <text:p text:style-name="P9"><text:span text:style-name="T10"><text:s text:c="2"/></text:span><text:span text:style-name="T10">StringStack anEmptyStack;</text:span></text:p>
            <text:p text:style-name="P9"><text:span text:style-name="T10"><text:s text:c="2"/></text:span><text:span text:style-name="T10">CHECK(anEmptyStack.empty());</text:span></text:p>
            <text:p text:style-name="P9"><text:span text:style-name="T10">}</text:span></text:p>
            <text:p text:style-name="P9"><text:span text:style-name="T9"/></text:p>
            <text:p text:style-name="P9"><text:span text:style-name="T9"/></text:p>
            <text:p text:style-name="P9"><text:span text:style-name="T28"/></text:p>
            <text:p text:style-name="P9"><text:span text:style-name="T28"/></text:p>
          </draw:text-box>
        </draw:frame>
        <presentation:notes draw:style-name="dp2">
          <draw:page-thumbnail draw:style-name="gr1" draw:layer="layout" svg:width="0.001cm" svg:height="0.001cm" svg:x="0cm" svg:y="1.93cm" draw:page-number="135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Per esempio, consentendo una serie di TEST, cui si deve assegnare un nome...</text:span></text:p>
            </draw:text-box>
          </draw:frame>
        </presentation:notes>
      </draw:page>
      <draw:page draw:name="page13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Specifich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TEST("initial stack is empty") {</text:span></text:p>
            <text:p text:style-name="P9"><text:span text:style-name="T9"><text:s text:c="2"/></text:span><text:span text:style-name="T9">StringStack anEmptyStack;</text:span></text:p>
            <text:p text:style-name="P9"><text:span text:style-name="T9"><text:s text:c="2"/></text:span><text:span text:style-name="T9">CHECK(anEmptyStack.empty());</text:span></text:p>
            <text:p text:style-name="P9"><text:span text:style-name="T9">}</text:span></text:p>
            <text:p text:style-name="P9"><text:span text:style-name="T9"/></text:p>
            <text:p text:style-name="P9"><text:span text:style-name="T10">TEST("items are extracted in last-in-first-out order") {</text:span></text:p>
            <text:p text:style-name="P9"><text:span text:style-name="T10"><text:s text:c="2"/></text:span><text:span text:style-name="T10">StringStack aStackWithManyElements;</text:span></text:p>
            <text:p text:style-name="P9"><text:span text:style-name="T10"><text:s text:c="2"/></text:span><text:span text:style-name="T10">aStackWithManyElements.push("one");</text:span></text:p>
            <text:p text:style-name="P9"><text:span text:style-name="T10"><text:s text:c="2"/></text:span><text:span text:style-name="T10">aStackWithManyElements.push("two");</text:span></text:p>
            <text:p text:style-name="P9"><text:span text:style-name="T10"/></text:p>
            <text:p text:style-name="P9"><text:span text:style-name="T10"><text:s text:c="2"/></text:span><text:span text:style-name="T10">CHECK(aStackWithManyElements.top() == "two");</text:span></text:p>
            <text:p text:style-name="P9"><text:span text:style-name="T10"><text:s text:c="2"/></text:span><text:span text:style-name="T10">aStackWithManyElements.pop();</text:span></text:p>
            <text:p text:style-name="P9"><text:span text:style-name="T10"><text:s text:c="2"/></text:span><text:span text:style-name="T10">CHECK(aStackWithManyElements.top() == "one");</text:span></text:p>
            <text:p text:style-name="P9"><text:span text:style-name="T10"><text:s text:c="2"/></text:span><text:span text:style-name="T10">aStackWithManyElements.pop();</text:span></text:p>
            <text:p text:style-name="P9"><text:span text:style-name="T10"><text:s text:c="2"/></text:span><text:span text:style-name="T10">CHECK(aStackWithManyElements.empty());</text:span></text:p>
            <text:p text:style-name="P9"><text:span text:style-name="T10">}</text:span></text:p>
            <text:p text:style-name="P9"><text:span text:style-name="T28"/></text:p>
          </draw:text-box>
        </draw:frame>
        <presentation:notes draw:style-name="dp2">
          <draw:page-thumbnail draw:style-name="gr1" draw:layer="layout" svg:width="0.001cm" svg:height="0.001cm" svg:x="0cm" svg:y="1.93cm" draw:page-number="136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Un secondo esempio di test, più corposo...</text:span></text:p>
            </draw:text-box>
          </draw:frame>
        </presentation:notes>
      </draw:page>
      <draw:page draw:name="page137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Specifich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TEST("initial stack is empty") {</text:span></text:p>
            <text:p text:style-name="P9"><text:span text:style-name="T9"><text:s text:c="2"/></text:span><text:span text:style-name="T9">StringStack anEmptyStack;</text:span></text:p>
            <text:p text:style-name="P9"><text:span text:style-name="T9"><text:s text:c="2"/></text:span><text:span text:style-name="T9">CHECK(anEmptyStack.empty());</text:span></text:p>
            <text:p text:style-name="P9"><text:span text:style-name="T9">}</text:span></text:p>
            <text:p text:style-name="P9"><text:span text:style-name="T9"/></text:p>
            <text:p text:style-name="P9"><text:span text:style-name="T9">TEST("items are extracted in last-in-first-out order") {</text:span></text:p>
            <text:p text:style-name="P9"><text:span text:style-name="T9"><text:s text:c="2"/></text:span><text:span text:style-name="T9">StringStack aStackWithManyElements;</text:span></text:p>
            <text:p text:style-name="P9"><text:span text:style-name="T9"><text:s text:c="2"/></text:span><text:span text:style-name="T9">aStackWithManyElements.push("one");</text:span></text:p>
            <text:p text:style-name="P9"><text:span text:style-name="T9"><text:s text:c="2"/></text:span><text:span text:style-name="T9">aStackWithManyElements.push("two");</text:span></text:p>
            <text:p text:style-name="P9"><text:span text:style-name="T9"/></text:p>
            <text:p text:style-name="P9"><text:span text:style-name="T9"><text:s text:c="2"/></text:span><text:span text:style-name="T9">CHECK(aStackWithManyElements.top() == "two");</text:span></text:p>
            <text:p text:style-name="P9"><text:span text:style-name="T9"><text:s text:c="2"/></text:span><text:span text:style-name="T9">aStackWithManyElements.pop();</text:span></text:p>
            <text:p text:style-name="P9"><text:span text:style-name="T9"><text:s text:c="2"/></text:span><text:span text:style-name="T9">CHECK(aStackWithManyElements.top() == "one");</text:span></text:p>
            <text:p text:style-name="P9"><text:span text:style-name="T9"><text:s text:c="2"/></text:span><text:span text:style-name="T9">aStackWithManyElements.pop();</text:span></text:p>
            <text:p text:style-name="P9"><text:span text:style-name="T9"><text:s text:c="2"/></text:span><text:span text:style-name="T9">CHECK(aStackWithManyElements.empty());</text:span></text:p>
            <text:p text:style-name="P9"><text:span text:style-name="T9">}</text:span></text:p>
            <text:p text:style-name="P9"><text:span text:style-name="T28"/></text:p>
          </draw:text-box>
        </draw:frame>
        <presentation:notes draw:style-name="dp2">
          <draw:page-thumbnail draw:style-name="gr1" draw:layer="layout" svg:width="0.001cm" svg:height="0.001cm" svg:x="0cm" svg:y="1.93cm" draw:page-number="137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Il nome del test dichiara una caratteristica osservabile dell'oggetto sotto test, il corpo del test ne verifica il soddisfacimento.</text:span></text:p>
            </draw:text-box>
          </draw:frame>
        </presentation:notes>
      </draw:page>
      <draw:page draw:name="page138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AAA /arrang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TEST("initial stack is empty") {</text:span></text:p>
            <text:p text:style-name="P9"><text:span text:style-name="T9"><text:s text:c="2"/></text:span><text:span text:style-name="T9">StringStack anEmptyStack;</text:span></text:p>
            <text:p text:style-name="P9"><text:span text:style-name="T13"><text:s text:c="2"/></text:span><text:span text:style-name="T13">CHECK(anEmptyStack.empty());</text:span></text:p>
            <text:p text:style-name="P9"><text:span text:style-name="T9">}</text:span></text:p>
            <text:p text:style-name="P9"><text:span text:style-name="T9"/></text:p>
            <text:p text:style-name="P9"><text:span text:style-name="T9">TEST("items are extracted in last-in-first-out order") {</text:span></text:p>
            <text:p text:style-name="P9"><text:span text:style-name="T9"><text:s text:c="2"/></text:span><text:span text:style-name="T9">StringStack aStackWithManyElements;</text:span></text:p>
            <text:p text:style-name="P9"><text:span text:style-name="T13"><text:s text:c="2"/></text:span><text:span text:style-name="T13">aStackWithManyElements.push("one");</text:span></text:p>
            <text:p text:style-name="P9"><text:span text:style-name="T13"><text:s text:c="2"/></text:span><text:span text:style-name="T13">aStackWithManyElements.push("two");</text:span></text:p>
            <text:p text:style-name="P9"><text:span text:style-name="T13"/></text:p>
            <text:p text:style-name="P9"><text:span text:style-name="T13"><text:s text:c="2"/></text:span><text:span text:style-name="T13">CHECK(aStackWithManyElements.top() == "two");</text:span></text:p>
            <text:p text:style-name="P9"><text:span text:style-name="T13"><text:s text:c="2"/></text:span><text:span text:style-name="T13">aStackWithManyElements.pop();</text:span></text:p>
            <text:p text:style-name="P9"><text:span text:style-name="T13"><text:s text:c="2"/></text:span><text:span text:style-name="T13">CHECK(aStackWithManyElements.top() == "one");</text:span></text:p>
            <text:p text:style-name="P9"><text:span text:style-name="T13"><text:s text:c="2"/></text:span><text:span text:style-name="T13">aStackWithManyElements.pop();</text:span></text:p>
            <text:p text:style-name="P9"><text:span text:style-name="T13"><text:s text:c="2"/></text:span><text:span text:style-name="T13">CHECK(aStackWithManyElements.empty());</text:span></text:p>
            <text:p text:style-name="P9"><text:span text:style-name="T9">}</text:span></text:p>
            <text:p text:style-name="P9"><text:span text:style-name="T28"/></text:p>
          </draw:text-box>
        </draw:frame>
        <presentation:notes draw:style-name="dp2">
          <draw:page-thumbnail draw:style-name="gr1" draw:layer="layout" svg:width="0.001cm" svg:height="0.001cm" svg:x="0cm" svg:y="1.93cm" draw:page-number="138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I test si compongono di tre fasi: la prima si occupa di definire il contesto del test...</text:span></text:p>
            </draw:text-box>
          </draw:frame>
        </presentation:notes>
      </draw:page>
      <draw:page draw:name="page139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AAA /ac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TEST("initial stack is empty") {</text:span></text:p>
            <text:p text:style-name="P9"><text:span text:style-name="T13"><text:s text:c="2"/></text:span><text:span text:style-name="T13">StringStack anEmptyStack;</text:span></text:p>
            <text:p text:style-name="P9"><text:span text:style-name="T13"><text:s text:c="2"/></text:span><text:span text:style-name="T13">CHECK(anEmptyStack.empty());</text:span></text:p>
            <text:p text:style-name="P9"><text:span text:style-name="T9">}</text:span></text:p>
            <text:p text:style-name="P9"><text:span text:style-name="T9"/></text:p>
            <text:p text:style-name="P9"><text:span text:style-name="T9">TEST("items are extracted in last-in-first-out order") {</text:span></text:p>
            <text:p text:style-name="P9"><text:span text:style-name="T13"><text:s text:c="2"/></text:span><text:span text:style-name="T13">StringStack aStackWithManyElements;</text:span></text:p>
            <text:p text:style-name="P9"><text:span text:style-name="T9"><text:s text:c="2"/></text:span><text:span text:style-name="T9">aStackWithManyElements.push("one");</text:span></text:p>
            <text:p text:style-name="P9"><text:span text:style-name="T9"><text:s text:c="2"/></text:span><text:span text:style-name="T9">aStackWithManyElements.push("two");</text:span></text:p>
            <text:p text:style-name="P9"><text:span text:style-name="T13"/></text:p>
            <text:p text:style-name="P9"><text:span text:style-name="T13"><text:s text:c="2"/></text:span><text:span text:style-name="T13">CHECK(aStackWithManyElements.top() == "two");</text:span></text:p>
            <text:p text:style-name="P9"><text:span text:style-name="T13"><text:s text:c="2"/></text:span><text:span text:style-name="T13">aStackWithManyElements.pop();</text:span></text:p>
            <text:p text:style-name="P9"><text:span text:style-name="T13"><text:s text:c="2"/></text:span><text:span text:style-name="T13">CHECK(aStackWithManyElements.top() == "one");</text:span></text:p>
            <text:p text:style-name="P9"><text:span text:style-name="T13"><text:s text:c="2"/></text:span><text:span text:style-name="T13">aStackWithManyElements.pop();</text:span></text:p>
            <text:p text:style-name="P9"><text:span text:style-name="T13"><text:s text:c="2"/></text:span><text:span text:style-name="T13">CHECK(aStackWithManyElements.empty());</text:span></text:p>
            <text:p text:style-name="P9"><text:span text:style-name="T9">}</text:span></text:p>
            <text:p text:style-name="P9"><text:span text:style-name="T28"/></text:p>
          </draw:text-box>
        </draw:frame>
        <presentation:notes draw:style-name="dp2">
          <draw:page-thumbnail draw:style-name="gr1" draw:layer="layout" svg:width="0.001cm" svg:height="0.001cm" svg:x="0cm" svg:y="1.93cm" draw:page-number="139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la seconda attiva le funzionalità coinvolte...</text:span></text:p>
            </draw:text-box>
          </draw:frame>
        </presentation:notes>
      </draw:page>
      <draw:page draw:name="page14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AAA /asser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TEST("initial stack is empty") {</text:span></text:p>
            <text:p text:style-name="P9"><text:span text:style-name="T13"><text:s text:c="2"/></text:span><text:span text:style-name="T13">StringStack anEmptyStack;</text:span></text:p>
            <text:p text:style-name="P9"><text:span text:style-name="T9"><text:s text:c="2"/></text:span><text:span text:style-name="T9">CHECK(anEmptyStack.empty());</text:span></text:p>
            <text:p text:style-name="P9"><text:span text:style-name="T9">}</text:span></text:p>
            <text:p text:style-name="P9"><text:span text:style-name="T9"/></text:p>
            <text:p text:style-name="P9"><text:span text:style-name="T9">TEST("items are extracted in last-in-first-out order") {</text:span></text:p>
            <text:p text:style-name="P9"><text:span text:style-name="T13"><text:s text:c="2"/></text:span><text:span text:style-name="T13">StringStack aStackWithManyElements;</text:span></text:p>
            <text:p text:style-name="P9"><text:span text:style-name="T13"><text:s text:c="2"/></text:span><text:span text:style-name="T13">aStackWithManyElements.push("one");</text:span></text:p>
            <text:p text:style-name="P9"><text:span text:style-name="T13"><text:s text:c="2"/></text:span><text:span text:style-name="T13">aStackWithManyElements.push("two");</text:span></text:p>
            <text:p text:style-name="P9"><text:span text:style-name="T9"/></text:p>
            <text:p text:style-name="P9"><text:span text:style-name="T9"><text:s text:c="2"/></text:span><text:span text:style-name="T9">CHECK(aStackWithManyElements.top() == "two");</text:span></text:p>
            <text:p text:style-name="P9"><text:span text:style-name="T9"><text:s text:c="2"/></text:span><text:span text:style-name="T9">aStackWithManyElements.pop();</text:span></text:p>
            <text:p text:style-name="P9"><text:span text:style-name="T9"><text:s text:c="2"/></text:span><text:span text:style-name="T9">CHECK(aStackWithManyElements.top() == "one");</text:span></text:p>
            <text:p text:style-name="P9"><text:span text:style-name="T9"><text:s text:c="2"/></text:span><text:span text:style-name="T9">aStackWithManyElements.pop();</text:span></text:p>
            <text:p text:style-name="P9"><text:span text:style-name="T9"><text:s text:c="2"/></text:span><text:span text:style-name="T9">CHECK(aStackWithManyElements.empty());</text:span></text:p>
            <text:p text:style-name="P9"><text:span text:style-name="T9">}</text:span></text:p>
            <text:p text:style-name="P9"><text:span text:style-name="T28"/></text:p>
          </draw:text-box>
        </draw:frame>
        <presentation:notes draw:style-name="dp2">
          <draw:page-thumbnail draw:style-name="gr1" draw:layer="layout" svg:width="0.001cm" svg:height="0.001cm" svg:x="0cm" svg:y="1.93cm" draw:page-number="140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l'ultima consiste nel verificare lo stato finale dell'oggetto.</text:span></text:p>
            </draw:text-box>
          </draw:frame>
        </presentation:notes>
      </draw:page>
      <draw:page draw:name="page14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Specifich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// ...</text:span></text:p>
            <text:p text:style-name="P9"><text:span text:style-name="T9"/></text:p>
            <text:p text:style-name="P9"><text:span text:style-name="T10">TEST("top called on an empty stack throws an exception") {</text:span></text:p>
            <text:p text:style-name="P9"><text:span text:style-name="T10"><text:s text:c="2"/></text:span><text:span text:style-name="T10">StringStack anEmptyStack;</text:span></text:p>
            <text:p text:style-name="P9"><text:span text:style-name="T10"><text:s text:c="2"/></text:span><text:span text:style-name="T10">THROWS(anEmptyStack.top(), stack_empty);</text:span></text:p>
            <text:p text:style-name="P9"><text:span text:style-name="T10">}</text:span></text:p>
            <text:p text:style-name="P9"><text:span text:style-name="T10"/></text:p>
            <text:p text:style-name="P9"><text:span text:style-name="T10">TEST("pop called on an empty stack throws an exception") {</text:span></text:p>
            <text:p text:style-name="P9"><text:span text:style-name="T10"><text:s text:c="2"/></text:span><text:span text:style-name="T10">StringStack anEmptyStack;</text:span></text:p>
            <text:p text:style-name="P9"><text:span text:style-name="T10"><text:s text:c="2"/></text:span><text:span text:style-name="T10">THROWS(anEmptyStack.pop(), stack_empty);</text:span></text:p>
            <text:p text:style-name="P9"><text:span text:style-name="T10">}</text:span></text:p>
            <text:p text:style-name="P9"><text:span text:style-name="T9"/></text:p>
            <text:p text:style-name="P9"><text:span text:style-name="T28"/></text:p>
          </draw:text-box>
        </draw:frame>
        <presentation:notes draw:style-name="dp2">
          <draw:page-thumbnail draw:style-name="gr1" draw:layer="layout" svg:width="0.001cm" svg:height="0.001cm" svg:x="0cm" svg:y="1.93cm" draw:page-number="141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Altri test che completano la definizione del funzionamento dello stack.</text:span></text:p>
            </draw:text-box>
          </draw:frame>
        </presentation:notes>
      </draw:page>
      <draw:page draw:name="page142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Specifich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// ...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24">Test suite started...</text:span></text:p>
            <text:p text:style-name="P9"><text:span text:style-name="T24">initial stack is empty: OK</text:span></text:p>
            <text:p text:style-name="P9"><text:span text:style-name="T24">items are extracted in last-in-first-out order: OK</text:span></text:p>
            <text:p text:style-name="P9"><text:span text:style-name="T24">top called on an empty stack throws an exception: OK</text:span></text:p>
            <text:p text:style-name="P9"><text:span text:style-name="T24">pop called on an empty stack throws an exception: OK</text:span></text:p>
            <text:p text:style-name="P9"><text:span text:style-name="T24">Ran 4 test(s) in 0.002 s.</text:span></text:p>
            <text:p text:style-name="P9"><text:span text:style-name="T24">OK - all tests passed.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42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Il prospetto finale prodotto da gut è particolarmente leggibile...</text:span></text:p>
            </draw:text-box>
          </draw:frame>
        </presentation:notes>
      </draw:page>
      <draw:page draw:name="page14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Specifich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// ...</text:span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>Test suite started...</text:span></text:p>
            <text:p text:style-name="P9"><text:span text:style-name="T24">initial stack is empty: OK</text:span></text:p>
            <text:p text:style-name="P9"><text:span text:style-name="T24">items are extracted in last-in-first-out order: FAILED</text:span></text:p>
            <text:p text:style-name="P9"><text:span text:style-name="T24"><text:s/></text:span><text:span text:style-name="T24">C:\...\stack.cpp(30) : [error] aStackWithManyElements.top() == "two" evaluates to "one" == "two"</text:span></text:p>
            <text:p text:style-name="P9"><text:span text:style-name="T24"><text:s/></text:span><text:span text:style-name="T24">C:\...\stack.cpp(32) : [error] aStackWithManyElements.top() == "one" evaluates to "two" == "one"</text:span></text:p>
            <text:p text:style-name="P9"><text:span text:style-name="T24">top called on an empty stack throws an exception: OK</text:span></text:p>
            <text:p text:style-name="P9"><text:span text:style-name="T24">pop called on an empty stack throws an exception: OK</text:span></text:p>
            <text:p text:style-name="P9"><text:span text:style-name="T24">Ran 4 test(s) in 0.001 s.</text:span></text:p>
            <text:p text:style-name="P9"><text:span text:style-name="T24">FAILED - 2 failure(s) in 1 test(s).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43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e la contestualizzazione dell'errore è immediata. In questo caso sembra che lo stack implementi una logica FIFO.</text:span></text:p>
            </draw:text-box>
          </draw:frame>
        </presentation:notes>
      </draw:page>
      <draw:page draw:name="page14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 procedural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TEST("empty") {</text:span></text:p>
            <text:p text:style-name="P9"><text:span text:style-name="T9"><text:s text:c="2"/></text:span><text:span text:style-name="T9">StringStack aStack;</text:span></text:p>
            <text:p text:style-name="P9"><text:span text:style-name="T9"><text:s text:c="2"/></text:span><text:span text:style-name="T9">CHECK(aStack.empty());</text:span></text:p>
            <text:p text:style-name="P9"><text:span text:style-name="T9"/></text:p>
            <text:p text:style-name="P9"><text:span text:style-name="T9"><text:s text:c="2"/></text:span><text:span text:style-name="T9">aStack.push("one");</text:span></text:p>
            <text:p text:style-name="P9"><text:span text:style-name="T9"><text:s text:c="2"/></text:span><text:span text:style-name="T9">CHECK(!aStack.empty());</text:span></text:p>
            <text:p text:style-name="P9"><text:span text:style-name="T9"/></text:p>
            <text:p text:style-name="P9"><text:span text:style-name="T9"><text:s text:c="2"/></text:span><text:span text:style-name="T9">aStack.pop();</text:span></text:p>
            <text:p text:style-name="P9"><text:span text:style-name="T9"><text:s text:c="2"/></text:span><text:span text:style-name="T9">CHECK(aStack.empty());</text:span></text:p>
            <text:p text:style-name="P9"><text:span text:style-name="T9">}</text:span></text:p>
            <text:p text:style-name="P9"><text:span text:style-name="T9"/></text:p>
            <text:p text:style-name="P9"><text:span text:style-name="T9">TEST("top") {</text:span></text:p>
            <text:p text:style-name="P9"><text:span text:style-name="T9"><text:s text:c="2"/></text:span><text:span text:style-name="T9">// ...</text:span></text:p>
            <text:p text:style-name="P9"><text:span text:style-name="T9">}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44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L'introduzione dei test non preclude la possibilità di definire test monoliciti, nè di usarne in modo sbagliato, definendo ad esempio un test per ogni metodo dell'interfaccia pubblica dell'oggetto sotto test...</text:span></text:p>
            </draw:text-box>
          </draw:frame>
        </presentation:notes>
      </draw:page>
      <draw:page draw:name="page14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 procedural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TEST("empty") {</text:span></text:p>
            <text:p text:style-name="P9"><text:span text:style-name="T9"><text:s text:c="2"/></text:span><text:span text:style-name="T9">StringStack aStack;</text:span></text:p>
            <text:p text:style-name="P9"><text:span text:style-name="T9"><text:s text:c="2"/></text:span><text:span text:style-name="T9">CHECK(aStack.empty());</text:span></text:p>
            <text:p text:style-name="P9"><text:span text:style-name="T9"/></text:p>
            <text:p text:style-name="P9"><text:span text:style-name="T9"><text:s text:c="2"/></text:span><text:span text:style-name="T9">aStack.</text:span><text:span text:style-name="T35">push</text:span><text:span text:style-name="T9">("one"); // using push to test empty!</text:span></text:p>
            <text:p text:style-name="P9"><text:span text:style-name="T9"><text:s text:c="2"/></text:span><text:span text:style-name="T9">CHECK(!aStack.empty());</text:span></text:p>
            <text:p text:style-name="P9"><text:span text:style-name="T9"/></text:p>
            <text:p text:style-name="P9"><text:span text:style-name="T9"><text:s text:c="2"/></text:span><text:span text:style-name="T9">aStack.</text:span><text:span text:style-name="T35">pop</text:span><text:span text:style-name="T9">(); <text:s text:c="6"/>// using pop to test empty!</text:span></text:p>
            <text:p text:style-name="P9"><text:span text:style-name="T9"><text:s text:c="2"/></text:span><text:span text:style-name="T9">CHECK(aStack.empty());</text:span></text:p>
            <text:p text:style-name="P9"><text:span text:style-name="T9">}</text:span></text:p>
            <text:p text:style-name="P9"><text:span text:style-name="T9"/></text:p>
            <text:p text:style-name="P9"><text:span text:style-name="T9">TEST("top") {</text:span></text:p>
            <text:p text:style-name="P9"><text:span text:style-name="T9"><text:s text:c="2"/></text:span><text:span text:style-name="T9">// ...</text:span></text:p>
            <text:p text:style-name="P9"><text:span text:style-name="T9">}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45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un approccio che dimostra chiaramente i suoi limiti.</text:span></text:p>
            </draw:text-box>
          </draw:frame>
        </presentation:notes>
      </draw:page>
      <draw:page draw:name="page14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#include ...</text:span></text:p>
            <text:p text:style-name="P9"><text:span text:style-name="T9">#include &lt;gut.h&gt;</text:span></text:p>
            <text:p text:style-name="P9"><text:span text:style-name="T9"/></text:p>
            <text:p text:style-name="P9"><text:span text:style-name="T9">TEST(</text:span><text:span text:style-name="T29">"a test"</text:span><text:span text:style-name="T9">) {</text:span></text:p>
            <text:p text:style-name="P9"><text:span text:style-name="T9"><text:s text:c="2"/></text:span><text:span text:style-name="T9">// ...</text:span></text:p>
            <text:p text:style-name="P9"><text:span text:style-name="T9">}</text:span></text:p>
            <text:p text:style-name="P9"><text:span text:style-name="T28"/></text:p>
            <text:p text:style-name="P9"><text:span text:style-name="T28"/></text:p>
          </draw:text-box>
        </draw:frame>
        <presentation:notes draw:style-name="dp2">
          <draw:page-thumbnail draw:style-name="gr1" draw:layer="layout" svg:width="0.001cm" svg:height="0.001cm" svg:x="0cm" svg:y="1.93cm" draw:page-number="146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Diamo una rapida occhiata all'implementazione...</text:span></text:p>
            </draw:text-box>
          </draw:frame>
        </presentation:notes>
      </draw:page>
      <draw:page draw:name="page147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Fn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typedef void (*TestFn)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47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Un test è una funzione...</text:span></text:p>
            </draw:text-box>
          </draw:frame>
        </presentation:notes>
      </draw:page>
      <draw:page draw:name="page148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typedef void (*TestFn)();</text:span></text:p>
            <text:p text:style-name="P9"><text:span text:style-name="T9"/></text:p>
            <text:p text:style-name="P9"><text:span text:style-name="T9">class Test {</text:span></text:p>
            <text:p text:style-name="P9"><text:span text:style-name="T9"><text:s text:c="2"/></text:span><text:span text:style-name="T9">std::string name_;</text:span></text:p>
            <text:p text:style-name="P9"><text:span text:style-name="T9"><text:s text:c="2"/></text:span><text:span text:style-name="T9">TestFn test_;</text:span></text:p>
            <text:p text:style-name="P9"><text:span text:style-name="T9">public:</text:span></text:p>
            <text:p text:style-name="P9"><text:span text:style-name="T9"><text:s text:c="2"/></text:span><text:span text:style-name="T9">Test(const std::string&amp; name, TestFn test) : name_(name), test_(test) { }</text:span></text:p>
            <text:p text:style-name="P9"><text:span text:style-name="T9"><text:s text:c="2"/></text:span><text:span text:style-name="T9">const std::string&amp; name() const { return name_; }</text:span></text:p>
            <text:p text:style-name="P9"><text:span text:style-name="T9"><text:s text:c="2"/></text:span><text:span text:style-name="T9">void run() { test_(); }</text:span></text:p>
            <text:p text:style-name="P9"><text:span text:style-name="T9">};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148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con un nome.</text:span></text:p>
            </draw:text-box>
          </draw:frame>
        </presentation:notes>
      </draw:page>
      <draw:page draw:name="page149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, TestSuite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typedef void (*TestFn)();</text:span></text:p>
            <text:p text:style-name="P9"><text:span text:style-name="T9"/></text:p>
            <text:p text:style-name="P9"><text:span text:style-name="T9">class Test {</text:span></text:p>
            <text:p text:style-name="P9"><text:span text:style-name="T9"><text:s text:c="2"/></text:span><text:span text:style-name="T9">std::string name_;</text:span></text:p>
            <text:p text:style-name="P9"><text:span text:style-name="T9"><text:s text:c="2"/></text:span><text:span text:style-name="T9">TestFn test_;</text:span></text:p>
            <text:p text:style-name="P9"><text:span text:style-name="T9">public:</text:span></text:p>
            <text:p text:style-name="P9"><text:span text:style-name="T9"><text:s text:c="2"/></text:span><text:span text:style-name="T9">Test(const std::string&amp; name, TestFn test) : name_(name), test_(test) { }</text:span></text:p>
            <text:p text:style-name="P9"><text:span text:style-name="T9"><text:s text:c="2"/></text:span><text:span text:style-name="T9">const std::string&amp; name() const { return name_; }</text:span></text:p>
            <text:p text:style-name="P9"><text:span text:style-name="T9"><text:s text:c="2"/></text:span><text:span text:style-name="T9">void run() { test_(); }</text:span></text:p>
            <text:p text:style-name="P9"><text:span text:style-name="T9">};</text:span></text:p>
            <text:p text:style-name="P9"><text:span text:style-name="T9"/></text:p>
            <text:p text:style-name="P9"><text:span text:style-name="T9">struct TestSuite {</text:span></text:p>
            <text:p text:style-name="P9"><text:span text:style-name="T9"><text:s text:c="2"/></text:span><text:span text:style-name="T9">static std::vector&lt;Test&gt; tests_;</text:span></text:p>
            <text:p text:style-name="P9"><text:span text:style-name="T9"><text:s text:c="2"/></text:span><text:span text:style-name="T9">struct add {</text:span></text:p>
            <text:p text:style-name="P9"><text:span text:style-name="T9"><text:s text:c="4"/></text:span><text:span text:style-name="T9">add(const std::string&amp; name, TestFn test) { tests_.push_back(Test(name, test)); }</text:span></text:p>
            <text:p text:style-name="P9"><text:span text:style-name="T9"><text:s text:c="2"/></text:span><text:span text:style-name="T9">};</text:span></text:p>
            <text:p text:style-name="P9"><text:span text:style-name="T9">}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49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estSuite è un contenitore di Test, con una struttura ausiliaria per la registrazione automatica dei test.</text:span></text:p>
            </draw:text-box>
          </draw:frame>
        </presentation:notes>
      </draw:page>
      <draw:page draw:name="page15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#define TEST(name_) \</text:span></text:p>
            <text:p text:style-name="P9"><text:span text:style-name="T9"><text:s text:c="2"/></text:span><text:span text:style-name="T9">static void MAKE_UNIQUE(test_)(); \</text:span></text:p>
            <text:p text:style-name="P9"><text:span text:style-name="T9"><text:s text:c="2"/></text:span><text:span text:style-name="T9">gut::TestSuite::add MAKE_UNIQUE(testAddition_)(name_, &amp;CONCAT_(test_, __LINE__)); \</text:span></text:p>
            <text:p text:style-name="P9"><text:span text:style-name="T9"><text:s text:c="2"/></text:span><text:span text:style-name="T9">static void MAKE_UNIQUE(test_)()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150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EST è una macro che si occupa di espandere il codice necessario alla registrazione del test.</text:span></text:p>
            </draw:text-box>
          </draw:frame>
        </presentation:notes>
      </draw:page>
      <draw:page draw:name="page15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#define TEST(name_) \</text:span></text:p>
            <text:p text:style-name="P9"><text:span text:style-name="T9"><text:s text:c="2"/></text:span><text:span text:style-name="T9">static void MAKE_UNIQUE(test_)(); \</text:span></text:p>
            <text:p text:style-name="P9"><text:span text:style-name="T9"><text:s text:c="2"/></text:span><text:span text:style-name="T9">gut::TestSuite::add MAKE_UNIQUE(testAddition_)(name_, &amp;CONCAT_(test_, __LINE__)); \</text:span></text:p>
            <text:p text:style-name="P9"><text:span text:style-name="T9"><text:s text:c="2"/></text:span><text:span text:style-name="T9">static void MAKE_UNIQUE(test_)()</text:span></text:p>
            <text:p text:style-name="P9"><text:span text:style-name="T9"/></text:p>
            <text:p text:style-name="P9"><text:span text:style-name="T9">TEST("a test") {</text:span></text:p>
            <text:p text:style-name="P9"><text:span text:style-name="T9"><text:s text:c="2"/></text:span><text:span text:style-name="T9">// test body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51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Vediamo come opera...</text:span></text:p>
            </draw:text-box>
          </draw:frame>
        </presentation:notes>
      </draw:page>
      <draw:page draw:name="page152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#define TEST(name_) \</text:span></text:p>
            <text:p text:style-name="P9"><text:span text:style-name="T9"><text:s text:c="2"/></text:span><text:span text:style-name="T9">static void MAKE_UNIQUE(test_)(); \</text:span></text:p>
            <text:p text:style-name="P9"><text:span text:style-name="T9"><text:s text:c="2"/></text:span><text:span text:style-name="T9">gut::TestSuite::add MAKE_UNIQUE(testAddition_)(name_, &amp;CONCAT_(test_, __LINE__)); \</text:span></text:p>
            <text:p text:style-name="P9"><text:span text:style-name="T9"><text:s text:c="2"/></text:span><text:span text:style-name="T9">static void MAKE_UNIQUE(test_)()</text:span></text:p>
            <text:p text:style-name="P9"><text:span text:style-name="T9"/></text:p>
            <text:p text:style-name="P9"><text:span text:style-name="T9">static void test_123();</text:span></text:p>
            <text:p text:style-name="P9"><text:span text:style-name="T9">gut::TestSuite::add testAddition_123("a test", test_123);</text:span></text:p>
            <text:p text:style-name="P9"><text:span text:style-name="T9">static void test_123() {</text:span></text:p>
            <text:p text:style-name="P9"><text:span text:style-name="T9"><text:s text:c="2"/></text:span><text:span text:style-name="T9">// test body</text:span></text:p>
            <text:p text:style-name="P9"><text:span text:style-name="T9">}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152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... questa è l'espansione...</text:p>
            </draw:text-box>
          </draw:frame>
        </presentation:notes>
      </draw:page>
      <draw:page draw:name="page15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13">#define TEST(name_) \</text:span></text:p>
            <text:p text:style-name="P9"><text:span text:style-name="T13"><text:s text:c="2"/></text:span><text:span text:style-name="T13">static void MAKE_UNIQUE(test_)(); \</text:span></text:p>
            <text:p text:style-name="P9"><text:span text:style-name="T13"><text:s text:c="2"/></text:span><text:span text:style-name="T13">gut::TestSuite::add MAKE_UNIQUE(testAddition_)(name_, &amp;CONCAT_(test_, __LINE__)); \</text:span></text:p>
            <text:p text:style-name="P9"><text:span text:style-name="T13"><text:s text:c="2"/></text:span><text:span text:style-name="T13">static void MAKE_UNIQUE(test_)()</text:span></text:p>
            <text:p text:style-name="P9"><text:span text:style-name="T9"/></text:p>
            <text:p text:style-name="P9"><text:span text:style-name="T9">static void test_123();</text:span></text:p>
            <text:p text:style-name="P9"><text:span text:style-name="T13">gut::TestSuite::add testAddition_123("a test", test_123);</text:span></text:p>
            <text:p text:style-name="P9"><text:span text:style-name="T13">static void test_123() {</text:span></text:p>
            <text:p text:style-name="P9"><text:span text:style-name="T13"><text:s text:c="2"/></text:span><text:span text:style-name="T13">// test body</text:span></text:p>
            <text:p text:style-name="P9"><text:span text:style-name="T13">}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153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dapprima viene costruito un identificativo univoco per la funzione associata al test...</text:span></text:p>
            </draw:text-box>
          </draw:frame>
        </presentation:notes>
      </draw:page>
      <draw:page draw:name="page15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13"/></text:p>
            <text:p text:style-name="P9"><text:span text:style-name="T13">#define TEST(name_) \</text:span></text:p>
            <text:p text:style-name="P9"><text:span text:style-name="T13"><text:s text:c="2"/></text:span><text:span text:style-name="T13">static void MAKE_UNIQUE(test_)(); \</text:span></text:p>
            <text:p text:style-name="P9"><text:span text:style-name="T13"><text:s text:c="2"/></text:span><text:span text:style-name="T13">gut::TestSuite::add MAKE_UNIQUE(testAddition_)(name_, &amp;CONCAT_(test_, __LINE__)); \</text:span></text:p>
            <text:p text:style-name="P9"><text:span text:style-name="T13"><text:s text:c="2"/></text:span><text:span text:style-name="T13">static void MAKE_UNIQUE(test_)()</text:span></text:p>
            <text:p text:style-name="P9"><text:span text:style-name="T13"/></text:p>
            <text:p text:style-name="P9"><text:span text:style-name="T13">static void test_123();</text:span></text:p>
            <text:p text:style-name="P9"><text:span text:style-name="T9">gut::TestSuite::add testAddition_123("a test", test_123);</text:span></text:p>
            <text:p text:style-name="P9"><text:span text:style-name="T13">static void test_123() {</text:span></text:p>
            <text:p text:style-name="P9"><text:span text:style-name="T13"><text:s text:c="2"/></text:span><text:span text:style-name="T13">// test body</text:span></text:p>
            <text:p text:style-name="P9"><text:span text:style-name="T13">}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154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l'istanziazione di un oggetto temporaneo si occupa di associare la funzione di test al nome scelto dall'utente e di registrare la coppia nella TestSuite...</text:span></text:p>
            </draw:text-box>
          </draw:frame>
        </presentation:notes>
      </draw:page>
      <draw:page draw:name="page15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ES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13">#define TEST(name_) \</text:span></text:p>
            <text:p text:style-name="P9"><text:span text:style-name="T13"><text:s text:c="2"/></text:span><text:span text:style-name="T13">static void MAKE_UNIQUE(test_)(); \</text:span></text:p>
            <text:p text:style-name="P9"><text:span text:style-name="T13"><text:s text:c="2"/></text:span><text:span text:style-name="T13">gut::TestSuite::add MAKE_UNIQUE(testAddition_)(name_, &amp;CONCAT_(test_, __LINE__)); \</text:span></text:p>
            <text:p text:style-name="P9"><text:span text:style-name="T13"><text:s text:c="2"/></text:span><text:span text:style-name="T13">static void MAKE_UNIQUE(test_)()</text:span></text:p>
            <text:p text:style-name="P9"><text:span text:style-name="T13"/></text:p>
            <text:p text:style-name="P9"><text:span text:style-name="T13">static void test_123();</text:span></text:p>
            <text:p text:style-name="P9"><text:span text:style-name="T13">gut::TestSuite::add testAddition_123("a test", test_123);</text:span></text:p>
            <text:p text:style-name="P9"><text:span text:style-name="T9">static void test_123() {</text:span></text:p>
            <text:p text:style-name="P9"><text:span text:style-name="T9"><text:s text:c="2"/></text:span><text:span text:style-name="T9">// test body</text:span></text:p>
            <text:p text:style-name="P9"><text:span text:style-name="T9">}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155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infine provvede a generare il preambolo della definizione del test.</text:span></text:p>
            </draw:text-box>
          </draw:frame>
        </presentation:notes>
      </draw:page>
      <draw:page draw:name="page15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main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int main() {</text:span></text:p>
            <text:p text:style-name="P9"><text:span text:style-name="T9"><text:s text:c="2"/></text:span><text:span text:style-name="T9">return runTests_()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56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main si occupa infine di lanciare i test...</text:span></text:p>
            </draw:text-box>
          </draw:frame>
        </presentation:notes>
      </draw:page>
      <draw:page draw:name="page157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main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int runTests_() {</text:span></text:p>
            <text:p text:style-name="P9"><text:span text:style-name="T9"/></text:p>
            <text:p text:style-name="P9"><text:span text:style-name="T9"><text:s text:c="2"/></text:span><text:span text:style-name="T9">for (auto test : gut::TestSuite::tests()) {</text:span></text:p>
            <text:p text:style-name="P9"><text:span text:style-name="T9"/></text:p>
            <text:p text:style-name="P9"><text:span text:style-name="T9"><text:s text:c="4"/></text:span><text:span text:style-name="T9">try {</text:span></text:p>
            <text:p text:style-name="P9"><text:span text:style-name="T9"><text:s text:c="6"/></text:span><text:span text:style-name="T9">test.run();</text:span></text:p>
            <text:p text:style-name="P9"><text:span text:style-name="T9"><text:s text:c="4"/></text:span><text:span text:style-name="T9">} catch(...) {</text:span></text:p>
            <text:p text:style-name="P9"><text:span text:style-name="T9"><text:s text:c="6"/></text:span><text:span text:style-name="T9">// log error</text:span></text:p>
            <text:p text:style-name="P9"><text:span text:style-name="T9"><text:s text:c="4"/></text:span><text:span text:style-name="T9">}</text:span></text:p>
            <text:p text:style-name="P9"><text:span text:style-name="T9"/></text:p>
            <text:p text:style-name="P9"><text:span text:style-name="T9"><text:s text:c="2"/></text:span><text:span text:style-name="T9">}</text:span></text:p>
            <text:p text:style-name="P9"><text:span text:style-name="T9"/></text:p>
            <text:p text:style-name="P9"><text:span text:style-name="T9"><text:s text:c="2"/></text:span><text:span text:style-name="T9">return failedTestCount;</text:span></text:p>
            <text:p text:style-name="P9"><text:span text:style-name="T9">}</text:span></text:p>
            <text:p text:style-name="P9"><text:span text:style-name="T9"/></text:p>
            <text:p text:style-name="P9"><text:span text:style-name="T9">int main() {</text:span></text:p>
            <text:p text:style-name="P9"><text:span text:style-name="T9"><text:s text:c="2"/></text:span><text:span text:style-name="T9">return runTests_()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57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che banalmente esegue ciclicamente tutti i test registrati.</text:span></text:p>
            </draw:text-box>
          </draw:frame>
        </presentation:notes>
      </draw:page>
      <draw:page draw:name="page158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Prospetti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int runTests_() {</text:span></text:p>
            <text:p text:style-name="P9"><text:span text:style-name="T9"><text:s text:c="2"/></text:span><text:span text:style-name="T10">theReport.start();</text:span></text:p>
            <text:p text:style-name="P9"><text:span text:style-name="T9"><text:s text:c="2"/></text:span><text:span text:style-name="T9">for (auto test : gut::TestSuite::tests()) {</text:span></text:p>
            <text:p text:style-name="P9"><text:span text:style-name="T9"><text:s text:c="4"/></text:span><text:span text:style-name="T10">theReport.start_test(test.name());</text:span></text:p>
            <text:p text:style-name="P9"><text:span text:style-name="T9"><text:s text:c="4"/></text:span><text:span text:style-name="T9">try {</text:span></text:p>
            <text:p text:style-name="P9"><text:span text:style-name="T9"><text:s text:c="6"/></text:span><text:span text:style-name="T9">test.run();</text:span></text:p>
            <text:p text:style-name="P9"><text:span text:style-name="T9"><text:s text:c="4"/></text:span><text:span text:style-name="T9">} catch(...) {</text:span></text:p>
            <text:p text:style-name="P9"><text:span text:style-name="T9"><text:s text:c="6"/></text:span><text:span text:style-name="T10">theReport.failure(...);</text:span></text:p>
            <text:p text:style-name="P9"><text:span text:style-name="T9"><text:s text:c="4"/></text:span><text:span text:style-name="T9">}</text:span></text:p>
            <text:p text:style-name="P9"><text:span text:style-name="T10"><text:s text:c="4"/></text:span><text:span text:style-name="T10">theReport.endTest();</text:span></text:p>
            <text:p text:style-name="P9"><text:span text:style-name="T9"><text:s text:c="2"/></text:span><text:span text:style-name="T9">}</text:span></text:p>
            <text:p text:style-name="P9"><text:span text:style-name="T9"><text:s text:c="2"/></text:span><text:span text:style-name="T10">theReport.end();</text:span></text:p>
            <text:p text:style-name="P9"><text:span text:style-name="T9"><text:s text:c="2"/></text:span><text:span text:style-name="T9">return failedTestCount;</text:span></text:p>
            <text:p text:style-name="P9"><text:span text:style-name="T9">}</text:span></text:p>
            <text:p text:style-name="P9"><text:span text:style-name="T9"/></text:p>
            <text:p text:style-name="P9"><text:span text:style-name="T9">int main() {</text:span></text:p>
            <text:p text:style-name="P9"><text:span text:style-name="T9"><text:s text:c="2"/></text:span><text:span text:style-name="T9">return runTests_()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58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In realtà runTests_ fa qualcosa di più, in particolare lancia una serie di notifiche per segnalare l'andamento del test; e questo ci porta a parlare di Report...</text:span></text:p>
            </draw:text-box>
          </draw:frame>
        </presentation:notes>
      </draw:page>
      <draw:page draw:name="page159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Prospetti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define CHECK(expr_) \</text:span></text:p>
            <text:p text:style-name="P9"><text:span text:style-name="T9">do { \</text:span></text:p>
            <text:p text:style-name="P9"><text:span text:style-name="T9"><text:s text:c="2"/></text:span><text:span text:style-name="T9">if (!(Capture()-&gt;*expr_)) { \</text:span></text:p>
            <text:p text:style-name="P9"><text:span text:style-name="T9"><text:s text:c="4"/></text:span><text:span text:style-name="T9">std::cerr &lt;&lt; ... &lt;&lt; #expr_ &lt;&lt; " evaluates to " &lt;&lt; last_expr_ &lt;&lt; std::endl; \</text:span></text:p>
            <text:p text:style-name="P9"><text:span text:style-name="T9"><text:s text:c="4"/></text:span><text:span text:style-name="T9">throw test_error(); \</text:span></text:p>
            <text:p text:style-name="P9"><text:span text:style-name="T9"><text:s text:c="2"/></text:span><text:span text:style-name="T9">} \</text:span></text:p>
            <text:p text:style-name="P9"><text:span text:style-name="T29">} while (0)</text:span></text:p>
            <text:p text:style-name="P9"><text:span text:style-name="T30"/></text:p>
          </draw:text-box>
        </draw:frame>
        <presentation:notes draw:style-name="dp2">
          <draw:page-thumbnail draw:style-name="gr1" draw:layer="layout" svg:width="0.001cm" svg:height="0.001cm" svg:x="0cm" svg:y="1.93cm" draw:page-number="159" presentation:class="page"/>
          <draw:frame presentation:style-name="pr5" draw:text-style-name="P11" draw:layer="layout" svg:width="15.239cm" svg:height="11.429cm" svg:x="1.905cm" svg:y="12.065cm" presentation:class="notes">
            <draw:text-box>
              <text:p><text:span text:style-name="T14">... non prima di ricordare che per supportare pienamente i Report è necessario intervenire sulle varie macro...</text:span></text:p>
            </draw:text-box>
          </draw:frame>
        </presentation:notes>
      </draw:page>
      <draw:page draw:name="page16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Prospetti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>#define CHECK(expr_) \</text:span></text:p>
            <text:p text:style-name="P9"><text:span text:style-name="T9">do { \</text:span></text:p>
            <text:p text:style-name="P9"><text:span text:style-name="T9"><text:s text:c="2"/></text:span><text:span text:style-name="T9">if (!(Capture()-&gt;*expr_)) { \</text:span></text:p>
            <text:p text:style-name="P9"><text:span text:style-name="T10"><text:s text:c="4"/></text:span><text:span text:style-name="T10">theReport.failure(__FILE__ ... __LINE__ ... #expr_ ... last_expr_); \</text:span></text:p>
            <text:p text:style-name="P9"><text:span text:style-name="T9"><text:s text:c="4"/></text:span><text:span text:style-name="T9">throw test_error(); \</text:span></text:p>
            <text:p text:style-name="P9"><text:span text:style-name="T9"><text:s text:c="2"/></text:span><text:span text:style-name="T9">} \</text:span></text:p>
            <text:p text:style-name="P9"><text:span text:style-name="T29">} while (0)</text:span></text:p>
            <text:p text:style-name="P9"><text:span text:style-name="T30"/></text:p>
          </draw:text-box>
        </draw:frame>
        <presentation:notes draw:style-name="dp2">
          <draw:page-thumbnail draw:style-name="gr1" draw:layer="layout" svg:width="0.001cm" svg:height="0.001cm" svg:x="0cm" svg:y="1.93cm" draw:page-number="160" presentation:class="page"/>
          <draw:frame presentation:style-name="pr5" draw:text-style-name="P11" draw:layer="layout" svg:width="15.239cm" svg:height="11.429cm" svg:x="1.905cm" svg:y="12.065cm" presentation:class="notes">
            <draw:text-box>
              <text:p><text:span text:style-name="T14">... questa ad esempio è la nuova incarnazione di CHECK.</text:span></text:p>
            </draw:text-box>
          </draw:frame>
        </presentation:notes>
      </draw:page>
      <draw:page draw:name="page16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Prospetti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#include ...</text:span></text:p>
            <text:p text:style-name="P9"><text:span text:style-name="T9">#include &lt;gut.h&gt;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TEST("a test") {</text:span></text:p>
            <text:p text:style-name="P9"><text:span text:style-name="T9"><text:s text:c="2"/></text:span><text:span text:style-name="T9">// test body</text:span></text:p>
            <text:p text:style-name="P9"><text:span text:style-name="T9">}</text:span></text:p>
            <text:p text:style-name="P9"><text:span text:style-name="T9"/></text:p>
            <text:p text:style-name="P9"><text:span text:style-name="T9">TEST("another test") {</text:span></text:p>
            <text:p text:style-name="P9"><text:span text:style-name="T9"><text:s text:c="2"/></text:span><text:span text:style-name="T9">// test body</text:span></text:p>
            <text:p text:style-name="P9"><text:span text:style-name="T9">}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161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gut dispone di un sistema di reporting configurabile, pre-impostato su un default già incontrato... </text:span></text:p>
            </draw:text-box>
          </draw:frame>
        </presentation:notes>
      </draw:page>
      <draw:page draw:name="page162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Prospetti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#include ...</text:span></text:p>
            <text:p text:style-name="P9"><text:span text:style-name="T9">#include &lt;gut.h&gt;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TEST("a test") {</text:span></text:p>
            <text:p text:style-name="P9"><text:span text:style-name="T9"><text:s text:c="2"/></text:span><text:span text:style-name="T9">// test body</text:span></text:p>
            <text:p text:style-name="P9"><text:span text:style-name="T9">}</text:span></text:p>
            <text:p text:style-name="P9"><text:span text:style-name="T9"/></text:p>
            <text:p text:style-name="P9"><text:span text:style-name="T9">TEST("another test") {</text:span></text:p>
            <text:p text:style-name="P9"><text:span text:style-name="T9"><text:s text:c="2"/></text:span><text:span text:style-name="T9">// test body</text:span></text:p>
            <text:p text:style-name="P9"><text:span text:style-name="T9">}</text:span></text:p>
            <text:p text:style-name="P9"><text:span text:style-name="T9"/></text:p>
            <text:p text:style-name="P9"><text:span text:style-name="T24">Test suite started...</text:span></text:p>
            <text:p text:style-name="P9"><text:span text:style-name="T24">a test: OK</text:span></text:p>
            <text:p text:style-name="P9"><text:span text:style-name="T24">another test: OK</text:span></text:p>
            <text:p text:style-name="P9"><text:span text:style-name="T24">Ran 2 test(s) in 0.001 s.</text:span></text:p>
            <text:p text:style-name="P9"><text:span text:style-name="T24">OK - all tests passed.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62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di cui questo è un esempio.</text:span></text:p>
            </draw:text-box>
          </draw:frame>
        </presentation:notes>
      </draw:page>
      <draw:page draw:name="page16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Repor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#include ...</text:span></text:p>
            <text:p text:style-name="P9"><text:span text:style-name="T9">#include &lt;gut.h&gt;</text:span></text:p>
            <text:p text:style-name="P9"><text:span text:style-name="T10">#include &lt;tap-report.h&gt;</text:span></text:p>
            <text:p text:style-name="P9"><text:span text:style-name="T9"/></text:p>
            <text:p text:style-name="P9"><text:span text:style-name="T10">GUT_ENABLE_REPORT(TapReport())</text:span></text:p>
            <text:p text:style-name="P9"><text:span text:style-name="T9"/></text:p>
            <text:p text:style-name="P9"><text:span text:style-name="T9">TEST("a test") {</text:span></text:p>
            <text:p text:style-name="P9"><text:span text:style-name="T9"><text:s text:c="2"/></text:span><text:span text:style-name="T9">// test body</text:span></text:p>
            <text:p text:style-name="P9"><text:span text:style-name="T9">}</text:span></text:p>
            <text:p text:style-name="P9"><text:span text:style-name="T9"/></text:p>
            <text:p text:style-name="P9"><text:span text:style-name="T9">TEST("another test") {</text:span></text:p>
            <text:p text:style-name="P9"><text:span text:style-name="T9"><text:s text:c="2"/></text:span><text:span text:style-name="T9">// test body</text:span></text:p>
            <text:p text:style-name="P9"><text:span text:style-name="T9">}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63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E' tuttavia possibile sostituire il sistema di reporting con uno custom...</text:span></text:p>
            </draw:text-box>
          </draw:frame>
        </presentation:notes>
      </draw:page>
      <draw:page draw:name="page16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Repor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#include ...</text:span></text:p>
            <text:p text:style-name="P9"><text:span text:style-name="T9">#include &lt;gut.h&gt;</text:span></text:p>
            <text:p text:style-name="P9"><text:span text:style-name="T9">#include &lt;tap-report.h&gt;</text:span></text:p>
            <text:p text:style-name="P9"><text:span text:style-name="T9"/></text:p>
            <text:p text:style-name="P9"><text:span text:style-name="T9">GUT_ENABLE_REPORT(TapReport())</text:span></text:p>
            <text:p text:style-name="P9"><text:span text:style-name="T9"/></text:p>
            <text:p text:style-name="P9"><text:span text:style-name="T9">TEST("a test") {</text:span></text:p>
            <text:p text:style-name="P9"><text:span text:style-name="T9"><text:s text:c="2"/></text:span><text:span text:style-name="T9">// test body</text:span></text:p>
            <text:p text:style-name="P9"><text:span text:style-name="T9">}</text:span></text:p>
            <text:p text:style-name="P9"><text:span text:style-name="T9"/></text:p>
            <text:p text:style-name="P9"><text:span text:style-name="T9">TEST("another test") {</text:span></text:p>
            <text:p text:style-name="P9"><text:span text:style-name="T9"><text:s text:c="2"/></text:span><text:span text:style-name="T9">// test body</text:span></text:p>
            <text:p text:style-name="P9"><text:span text:style-name="T9">}</text:span></text:p>
            <text:p text:style-name="P9"><text:span text:style-name="T9"/></text:p>
            <text:p text:style-name="P9"><text:span text:style-name="T24">ok 1 - a test</text:span></text:p>
            <text:p text:style-name="P9"><text:span text:style-name="T24">ok 2 - another test</text:span></text:p>
            <text:p text:style-name="P9"><text:span text:style-name="T24">1..2</text:span></text:p>
            <text:p text:style-name="P9"><text:span text:style-name="T24"># failed 0/5 test(s), 100.0% ok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64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per esempio per ottenere un prospetto TAP-conforme.</text:span></text:p>
            </draw:text-box>
          </draw:frame>
        </presentation:notes>
      </draw:page>
      <draw:page draw:name="page16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Repor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// gut.h</text:span></text:p>
            <text:p text:style-name="P9"><text:span text:style-name="T9"/></text:p>
            <text:p text:style-name="P9"><text:span text:style-name="T9">struct Report {</text:span></text:p>
            <text:p text:style-name="P9"><text:span text:style-name="T9"><text:s text:c="2"/></text:span><text:span text:style-name="T9">virtual void failure(const std::string&amp; message) = 0;</text:span></text:p>
            <text:p text:style-name="P9"><text:span text:style-name="T9"><text:s text:c="2"/></text:span><text:span text:style-name="T9">// ...</text:span></text:p>
            <text:p text:style-name="P9"><text:span text:style-name="T9">};</text:span></text:p>
            <text:p text:style-name="P9"><text:span text:style-name="T9"/></text:p>
            <text:p text:style-name="P9"><text:span text:style-name="T9"/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65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La configurabilità si può ottenere attraverso la definizione di un'interfaccia di reporting astratta...</text:span></text:p>
            </draw:text-box>
          </draw:frame>
        </presentation:notes>
      </draw:page>
      <draw:page draw:name="page16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Repor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// gut.h</text:span></text:p>
            <text:p text:style-name="P9"><text:span text:style-name="T9"/></text:p>
            <text:p text:style-name="P9"><text:span text:style-name="T9">struct Report {</text:span></text:p>
            <text:p text:style-name="P9"><text:span text:style-name="T9"><text:s text:c="2"/></text:span><text:span text:style-name="T9">virtual void failure(const std::string&amp; message) = 0;</text:span></text:p>
            <text:p text:style-name="P9"><text:span text:style-name="T9"><text:s text:c="2"/></text:span><text:span text:style-name="T9">// ...</text:span></text:p>
            <text:p text:style-name="P9"><text:span text:style-name="T9">};</text:span></text:p>
            <text:p text:style-name="P9"><text:span text:style-name="T9"/></text:p>
            <text:p text:style-name="P9"><text:span text:style-name="T10">struct DefaultReport : Report {</text:span></text:p>
            <text:p text:style-name="P9"><text:span text:style-name="T10"><text:s text:c="2"/></text:span><text:span text:style-name="T10">virtual void failure(const std::string&amp; message) { // ... }</text:span></text:p>
            <text:p text:style-name="P9"><text:span text:style-name="T10"><text:s text:c="2"/></text:span><text:span text:style-name="T10">// ...</text:span></text:p>
            <text:p text:style-name="P9"><text:span text:style-name="T10">};</text:span></text:p>
            <text:p text:style-name="P9"><text:span text:style-name="T10"/></text:p>
            <text:p text:style-name="P9"><text:span text:style-name="T9"/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66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dalla quale si deriva l'implementazione predefinita...</text:span></text:p>
            </draw:text-box>
          </draw:frame>
        </presentation:notes>
      </draw:page>
      <draw:page draw:name="page167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Repor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// gut.h</text:span></text:p>
            <text:p text:style-name="P9"><text:span text:style-name="T9"/></text:p>
            <text:p text:style-name="P9"><text:span text:style-name="T9">struct Report {</text:span></text:p>
            <text:p text:style-name="P9"><text:span text:style-name="T9"><text:s text:c="2"/></text:span><text:span text:style-name="T9">virtual void failure(const std::string&amp; message) = 0;</text:span></text:p>
            <text:p text:style-name="P9"><text:span text:style-name="T9"><text:s text:c="2"/></text:span><text:span text:style-name="T9">// ...</text:span></text:p>
            <text:p text:style-name="P9"><text:span text:style-name="T9">};</text:span></text:p>
            <text:p text:style-name="P9"><text:span text:style-name="T9"/></text:p>
            <text:p text:style-name="P9"><text:span text:style-name="T9">struct DefaultReport : Report {</text:span></text:p>
            <text:p text:style-name="P9"><text:span text:style-name="T9"><text:s text:c="2"/></text:span><text:span text:style-name="T9">virtual void failure(const std::string&amp; message) { // ... }</text:span></text:p>
            <text:p text:style-name="P9"><text:span text:style-name="T9"><text:s text:c="2"/></text:span><text:span text:style-name="T9">// ...</text:span></text:p>
            <text:p text:style-name="P9"><text:span text:style-name="T9">};</text:span></text:p>
            <text:p text:style-name="P9"><text:span text:style-name="T9"/></text:p>
            <text:p text:style-name="P9"><text:span text:style-name="T10">std::auto_ptr&lt;Report&gt; theReport(new DefaultReport());</text:span></text:p>
            <text:p text:style-name="P9"><text:span text:style-name="T9"/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67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che viene pre-impostata nella fase di inizializzazione del framework.</text:span></text:p>
            </draw:text-box>
          </draw:frame>
        </presentation:notes>
      </draw:page>
      <draw:page draw:name="page168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Repor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10">// tap-report.h</text:span></text:p>
            <text:p text:style-name="P9"><text:span text:style-name="T10">#include &lt;gut.h&gt;</text:span></text:p>
            <text:p text:style-name="P9"><text:span text:style-name="T10"/></text:p>
            <text:p text:style-name="P9"><text:span text:style-name="T10">struct TapReport : gut::Report {</text:span></text:p>
            <text:p text:style-name="P9"><text:span text:style-name="T10"><text:s text:c="2"/></text:span><text:span text:style-name="T10">virtual void failure(const std::string&amp; message);</text:span></text:p>
            <text:p text:style-name="P9"><text:span text:style-name="T10"><text:s text:c="2"/></text:span><text:span text:style-name="T10">// ...</text:span></text:p>
            <text:p text:style-name="P9"><text:span text:style-name="T10">};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68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La personalizzazione si ottiene implementando la stessa interfaccia...</text:span></text:p>
            </draw:text-box>
          </draw:frame>
        </presentation:notes>
      </draw:page>
      <draw:page draw:name="page169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Repor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// tap-report.h</text:span></text:p>
            <text:p text:style-name="P9"><text:span text:style-name="T9">#include &lt;gut.h&gt;</text:span></text:p>
            <text:p text:style-name="P9"><text:span text:style-name="T9"/></text:p>
            <text:p text:style-name="P9"><text:span text:style-name="T9">struct TapReport : gut::Report {</text:span></text:p>
            <text:p text:style-name="P9"><text:span text:style-name="T9"><text:s text:c="2"/></text:span><text:span text:style-name="T9">virtual void failure(const std::string&amp; message);</text:span></text:p>
            <text:p text:style-name="P9"><text:span text:style-name="T9"><text:s text:c="2"/></text:span><text:span text:style-name="T9">// ...</text:span></text:p>
            <text:p text:style-name="P9"><text:span text:style-name="T9">};</text:span></text:p>
            <text:p text:style-name="P9"><text:span text:style-name="T9"/></text:p>
            <text:p text:style-name="P9"><text:span text:style-name="T9"/></text:p>
            <text:p text:style-name="P9"><text:span text:style-name="T10">// my-test.cpp</text:span></text:p>
            <text:p text:style-name="P9"><text:span text:style-name="T10">gut::theReport.reset(new TapReport());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69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e sostituendola a quella predefinita.</text:span></text:p>
            </draw:text-box>
          </draw:frame>
        </presentation:notes>
      </draw:page>
      <draw:page draw:name="page17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Report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// tap-report.h</text:span></text:p>
            <text:p text:style-name="P9"><text:span text:style-name="T36">#include &lt;gut.h&gt;</text:span></text:p>
            <text:p text:style-name="P9"><text:span text:style-name="T9"/></text:p>
            <text:p text:style-name="P9"><text:span text:style-name="T9">struct TapReport </text:span><text:span text:style-name="T36">: gut::Report</text:span><text:span text:style-name="T9"> {</text:span></text:p>
            <text:p text:style-name="P9"><text:span text:style-name="T9"><text:s text:c="2"/></text:span><text:span text:style-name="T36">virtual</text:span><text:span text:style-name="T9"> void failure(const std::string&amp; message);</text:span></text:p>
            <text:p text:style-name="P9"><text:span text:style-name="T9"><text:s text:c="2"/></text:span><text:span text:style-name="T9">// ...</text:span></text:p>
            <text:p text:style-name="P9"><text:span text:style-name="T9">};</text:span></text:p>
            <text:p text:style-name="P9"><text:span text:style-name="T9"/></text:p>
            <text:p text:style-name="P9"><text:span text:style-name="T9"/></text:p>
            <text:p text:style-name="P9"><text:span text:style-name="T13">// my-test.cpp</text:span></text:p>
            <text:p text:style-name="P9"><text:span text:style-name="T13">gut::theReport.reset(new TapReport());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70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Ma... se si volesse rompere la dipendenza da gut?</text:span></text:p>
            </draw:text-box>
          </draw:frame>
        </presentation:notes>
      </draw:page>
      <draw:page draw:name="page17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ype Erasure /1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struct TapReport {</text:span></text:p>
            <text:p text:style-name="P9"><text:span text:style-name="T9"><text:s text:c="2"/></text:span><text:span text:style-name="T9">void failure(const std::string&amp; message);</text:span></text:p>
            <text:p text:style-name="P9"><text:span text:style-name="T9"><text:s text:c="2"/></text:span><text:span text:style-name="T9">// ...</text:span></text:p>
            <text:p text:style-name="P9"><text:span text:style-name="T9">};</text:span></text:p>
            <text:p text:style-name="P9"><text:span text:style-name="T9"/></text:p>
            <text:p text:style-name="P9"><text:span text:style-name="T9"/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71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Una soluzione alternativa è il type-erasure, che consente di “iniettare” nell'infrastruttura di test un oggetto senza specificarne esplicitamente il tipo.</text:span></text:p>
              <text:p><text:span text:style-name="T14"/></text:p>
              <text:p><text:span text:style-name="T14">Il punto di partenza è la definizione implicita dell'interfaccia che l'oggetto proprietario deve implementare per poter essere ospitato nell'infrastruttura senza causare errori di compilazione...</text:span></text:p>
            </draw:text-box>
          </draw:frame>
        </presentation:notes>
      </draw:page>
      <draw:page draw:name="page172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ype Erasure /1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struct TapReport {</text:span></text:p>
            <text:p text:style-name="P9"><text:span text:style-name="T9"><text:s text:c="2"/></text:span><text:span text:style-name="T9">void failure(const std::string&amp; message);</text:span></text:p>
            <text:p text:style-name="P9"><text:span text:style-name="T9"><text:s text:c="2"/></text:span><text:span text:style-name="T9">// ...</text:span></text:p>
            <text:p text:style-name="P9"><text:span text:style-name="T9">};</text:span></text:p>
            <text:p text:style-name="P9"><text:span text:style-name="T9"/></text:p>
            <text:p text:style-name="P9"><text:span text:style-name="T24">// TapReport myReport;</text:span></text:p>
            <text:p text:style-name="P9"><text:span text:style-name="T9"/></text:p>
            <text:p text:style-name="P9"><text:span text:style-name="T9"/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72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notare come l'istanziazione di un TapReport richiede l'esplicitazione del tipo.</text:span></text:p>
            </draw:text-box>
          </draw:frame>
        </presentation:notes>
      </draw:page>
      <draw:page draw:name="page17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ype Erasure /1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struct TapReport {</text:span></text:p>
            <text:p text:style-name="P9"><text:span text:style-name="T9"><text:s text:c="2"/></text:span><text:span text:style-name="T9">void failure(const std::string&amp; message);</text:span></text:p>
            <text:p text:style-name="P9"><text:span text:style-name="T9"><text:s text:c="2"/></text:span><text:span text:style-name="T9">// ...</text:span></text:p>
            <text:p text:style-name="P9"><text:span text:style-name="T9">};</text:span></text:p>
            <text:p text:style-name="P9"><text:span text:style-name="T10"/></text:p>
            <text:p text:style-name="P9"><text:span text:style-name="T10">template&lt;typename T&gt;</text:span></text:p>
            <text:p text:style-name="P9"><text:span text:style-name="T10">struct Model {</text:span></text:p>
            <text:p text:style-name="P9"><text:span text:style-name="T10"><text:s text:c="2"/></text:span><text:span text:style-name="T10">T report_;</text:span></text:p>
            <text:p text:style-name="P9"><text:span text:style-name="T10"><text:s text:c="2"/></text:span><text:span text:style-name="T10">Model(T report) : report_(report) { }</text:span></text:p>
            <text:p text:style-name="P9"><text:span text:style-name="T10"><text:s text:c="2"/></text:span><text:span text:style-name="T10">void failure(const std::string&amp; message) { report_.failure(message); }</text:span></text:p>
            <text:p text:style-name="P9"><text:span text:style-name="T10"><text:s text:c="2"/></text:span><text:span text:style-name="T10">// ...</text:span></text:p>
            <text:p text:style-name="P9"><text:span text:style-name="T10">};</text:span></text:p>
            <text:p text:style-name="P9"><text:span text:style-name="T9"/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73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Il primo passo consiste nell'introdurre un proxy generico che implementa l'interfaccia implicita attraverso l'oggetto iniziale...</text:span></text:p>
            </draw:text-box>
          </draw:frame>
        </presentation:notes>
      </draw:page>
      <draw:page draw:name="page17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ype Erasure /1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struct TapReport {</text:span></text:p>
            <text:p text:style-name="P9"><text:span text:style-name="T9"><text:s text:c="2"/></text:span><text:span text:style-name="T9">void failure(const std::string&amp; message);</text:span></text:p>
            <text:p text:style-name="P9"><text:span text:style-name="T9"><text:s text:c="2"/></text:span><text:span text:style-name="T9">// ...</text:span></text:p>
            <text:p text:style-name="P9"><text:span text:style-name="T9">};</text:span></text:p>
            <text:p text:style-name="P9"><text:span text:style-name="T9"/></text:p>
            <text:p text:style-name="P9"><text:span text:style-name="T9">template&lt;typename T&gt;</text:span></text:p>
            <text:p text:style-name="P9"><text:span text:style-name="T9">struct Model {</text:span></text:p>
            <text:p text:style-name="P9"><text:span text:style-name="T9"><text:s text:c="2"/></text:span><text:span text:style-name="T9">T report_;</text:span></text:p>
            <text:p text:style-name="P9"><text:span text:style-name="T9"><text:s text:c="2"/></text:span><text:span text:style-name="T9">Model(T report) : report_(report) { }</text:span></text:p>
            <text:p text:style-name="P9"><text:span text:style-name="T9"><text:s text:c="2"/></text:span><text:span text:style-name="T9">void failure(const std::string&amp; message) { report_.failure(message); }</text:span></text:p>
            <text:p text:style-name="P9"><text:span text:style-name="T9"><text:s text:c="2"/></text:span><text:span text:style-name="T9">// ...</text:span></text:p>
            <text:p text:style-name="P9"><text:span text:style-name="T9">};</text:span></text:p>
            <text:p text:style-name="P9"><text:span text:style-name="T9"/></text:p>
            <text:p text:style-name="P9"><text:span text:style-name="T24">// Model&lt;TapReport&gt; myReport;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74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l'istanziazione del nuovo oggetto richiede ancora un esplicito riferimento al tipo dell'oggetto iniziale; ecco tuttavia l'idea: riferire l'oggetto concreto Model attraverso un puntatore a una classe base non tipizzata...</text:span></text:p>
            </draw:text-box>
          </draw:frame>
        </presentation:notes>
      </draw:page>
      <draw:page draw:name="page175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ype Erasure /2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struct TapReport {</text:span></text:p>
            <text:p text:style-name="P9"><text:span text:style-name="T9"><text:s text:c="2"/></text:span><text:span text:style-name="T9">void failure(const std::string&amp; message);</text:span></text:p>
            <text:p text:style-name="P9"><text:span text:style-name="T9"><text:s text:c="2"/></text:span><text:span text:style-name="T9">// ...</text:span></text:p>
            <text:p text:style-name="P9"><text:span text:style-name="T9">};</text:span></text:p>
            <text:p text:style-name="P9"><text:span text:style-name="T9"/></text:p>
            <text:p text:style-name="P9"><text:span text:style-name="T10">struct Concept {</text:span></text:p>
            <text:p text:style-name="P9"><text:span text:style-name="T10"><text:s text:c="2"/></text:span><text:span text:style-name="T10">virtual void failure(const std::string&amp; message) = 0;</text:span></text:p>
            <text:p text:style-name="P9"><text:span text:style-name="T10">};</text:span></text:p>
            <text:p text:style-name="P9"><text:span text:style-name="T10"/></text:p>
            <text:p text:style-name="P9"><text:span text:style-name="T9">template&lt;typename T&gt;</text:span></text:p>
            <text:p text:style-name="P9"><text:span text:style-name="T9">struct Model </text:span><text:span text:style-name="T10">: Concept</text:span><text:span text:style-name="T9"> {</text:span></text:p>
            <text:p text:style-name="P9"><text:span text:style-name="T9"><text:s text:c="2"/></text:span><text:span text:style-name="T9">T report_;</text:span></text:p>
            <text:p text:style-name="P9"><text:span text:style-name="T9"><text:s text:c="2"/></text:span><text:span text:style-name="T9">Model(T report) : report_(report) { }</text:span></text:p>
            <text:p text:style-name="P9"><text:span text:style-name="T9"><text:s text:c="2"/></text:span><text:span text:style-name="T9">void failure(const std::string&amp; message) </text:span><text:span text:style-name="T10">override</text:span><text:span text:style-name="T9"> { report_.failure(message); }</text:span></text:p>
            <text:p text:style-name="P9"><text:span text:style-name="T9"><text:s text:c="2"/></text:span><text:span text:style-name="T9">// ...</text:span></text:p>
            <text:p text:style-name="P9"><text:span text:style-name="T9">};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75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Model&lt;T&gt; deriva da Concept, che concretizza l'idea dell'interfaccia implicita. Ora è possibile riferire l'oggetto iniziale TapReport attraverso un puntatore a Concept...</text:span></text:p>
            </draw:text-box>
          </draw:frame>
        </presentation:notes>
      </draw:page>
      <draw:page draw:name="page176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ype Erasure /2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struct TapReport {</text:span></text:p>
            <text:p text:style-name="P9"><text:span text:style-name="T9"><text:s text:c="2"/></text:span><text:span text:style-name="T9">void failure(const std::string&amp; message);</text:span></text:p>
            <text:p text:style-name="P9"><text:span text:style-name="T9"><text:s text:c="2"/></text:span><text:span text:style-name="T9">// ...</text:span></text:p>
            <text:p text:style-name="P9"><text:span text:style-name="T9">};</text:span></text:p>
            <text:p text:style-name="P9"><text:span text:style-name="T9"/></text:p>
            <text:p text:style-name="P9"><text:span text:style-name="T9">struct Concept {</text:span></text:p>
            <text:p text:style-name="P9"><text:span text:style-name="T9"><text:s text:c="2"/></text:span><text:span text:style-name="T9">virtual void failure(const std::string&amp; message) = 0;</text:span></text:p>
            <text:p text:style-name="P9"><text:span text:style-name="T9">};</text:span></text:p>
            <text:p text:style-name="P9"><text:span text:style-name="T9"/></text:p>
            <text:p text:style-name="P9"><text:span text:style-name="T9">template&lt;typename T&gt;</text:span></text:p>
            <text:p text:style-name="P9"><text:span text:style-name="T9">struct Model : Concept {</text:span></text:p>
            <text:p text:style-name="P9"><text:span text:style-name="T9"><text:s text:c="2"/></text:span><text:span text:style-name="T9">T report_;</text:span></text:p>
            <text:p text:style-name="P9"><text:span text:style-name="T9"><text:s text:c="2"/></text:span><text:span text:style-name="T9">Model(T report) : report_(report) { }</text:span></text:p>
            <text:p text:style-name="P9"><text:span text:style-name="T9"><text:s text:c="2"/></text:span><text:span text:style-name="T9">void failure(const std::string&amp; message) override { report_.failure(message); }</text:span></text:p>
            <text:p text:style-name="P9"><text:span text:style-name="T9"><text:s text:c="2"/></text:span><text:span text:style-name="T9">// ...</text:span></text:p>
            <text:p text:style-name="P9"><text:span text:style-name="T9">};</text:span></text:p>
            <text:p text:style-name="P9"><text:span text:style-name="T9"/></text:p>
            <text:p text:style-name="P9"><text:span text:style-name="T24">// std::shared_ptr&lt;Concept&gt; myReport = std::make_shared&lt;Model&lt;TapReport&gt;&gt;();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76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La variabile myReport consente di accedere alle funzionalità di un oggetto TapReport, sebbene nella sua dichiarazione non ci sia alcun riferimento esplicito al tipo TapReport: questa è l'essenza del type-erasure.</text:p>
            </draw:text-box>
          </draw:frame>
        </presentation:notes>
      </draw:page>
      <draw:page draw:name="page177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ype Erasure /3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struct Report {</text:span></text:p>
            <text:p text:style-name="P9"><text:span text:style-name="T9"><text:s text:c="2"/></text:span><text:span text:style-name="T9">std::shared_ptr&lt;Concept&gt; report_;</text:span></text:p>
            <text:p text:style-name="P9"><text:span text:style-name="T9"><text:s text:c="2"/></text:span><text:span text:style-name="T9">template&lt;class T&gt;</text:span></text:p>
            <text:p text:style-name="P9"><text:span text:style-name="T9"><text:s text:c="2"/></text:span><text:span text:style-name="T9">Report(T report) : report_(std::make_shared&lt;Model&lt;T&gt;&gt;(report)) { }</text:span></text:p>
            <text:p text:style-name="P9"><text:span text:style-name="T9"><text:s text:c="2"/></text:span><text:span text:style-name="T9">void failure(const std::string&amp; message) { report_-&gt;failure(message); }</text:span></text:p>
            <text:p text:style-name="P9"><text:span text:style-name="T9">};</text:span></text:p>
            <text:p text:style-name="P9"><text:span text:style-name="T24"/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77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Il puntatore Concept viene infine incapsulato in un PIMPL.</text:span></text:p>
            </draw:text-box>
          </draw:frame>
        </presentation:notes>
      </draw:page>
      <draw:page draw:name="page178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ype Erasure /3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struct Report {</text:span></text:p>
            <text:p text:style-name="P9"><text:span text:style-name="T9"><text:s text:c="2"/></text:span><text:span text:style-name="T9">std::shared_ptr&lt;Concept&gt; report_;</text:span></text:p>
            <text:p text:style-name="P9"><text:span text:style-name="T9"><text:s text:c="2"/></text:span><text:span text:style-name="T9">template&lt;class T&gt;</text:span></text:p>
            <text:p text:style-name="P9"><text:span text:style-name="T9"><text:s text:c="2"/></text:span><text:span text:style-name="T9">Report(T report) : report_(std::make_shared&lt;Model&lt;T&gt;&gt;(report)) { }</text:span></text:p>
            <text:p text:style-name="P9"><text:span text:style-name="T9"><text:s text:c="2"/></text:span><text:span text:style-name="T9">void failure(const std::string&amp; message) { report_-&gt;failure(message); }</text:span></text:p>
            <text:p text:style-name="P9"><text:span text:style-name="T9">};</text:span></text:p>
            <text:p text:style-name="P9"><text:span text:style-name="T9"/></text:p>
            <text:p text:style-name="P9"><text:span text:style-name="T24">// gut.h</text:span></text:p>
            <text:p text:style-name="P9"><text:span text:style-name="T24">Report theReport((DefaultReport()));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78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Il precaricamento del report di default...</text:span></text:p>
            </draw:text-box>
          </draw:frame>
        </presentation:notes>
      </draw:page>
      <draw:page draw:name="page179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>
          <draw:text-box>
            <text:p>Type Erasure /3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struct Report {</text:span></text:p>
            <text:p text:style-name="P9"><text:span text:style-name="T9"><text:s text:c="2"/></text:span><text:span text:style-name="T9">std::shared_ptr&lt;Concept&gt; report_;</text:span></text:p>
            <text:p text:style-name="P9"><text:span text:style-name="T9"><text:s text:c="2"/></text:span><text:span text:style-name="T9">template&lt;class T&gt;</text:span></text:p>
            <text:p text:style-name="P9"><text:span text:style-name="T9"><text:s text:c="2"/></text:span><text:span text:style-name="T9">Report(T report) : report_(std::make_shared&lt;Model&lt;T&gt;&gt;(report)) { }</text:span></text:p>
            <text:p text:style-name="P9"><text:span text:style-name="T9"><text:s text:c="2"/></text:span><text:span text:style-name="T9">void failure(const std::string&amp; message) { report_-&gt;failure(message); }</text:span></text:p>
            <text:p text:style-name="P9"><text:span text:style-name="T9">};</text:span></text:p>
            <text:p text:style-name="P9"><text:span text:style-name="T9"/></text:p>
            <text:p text:style-name="P9"><text:span text:style-name="T24">// gut.h</text:span></text:p>
            <text:p text:style-name="P9"><text:span text:style-name="T24">Report theReport((DefaultReport()));</text:span></text:p>
            <text:p text:style-name="P9"><text:span text:style-name="T24"/></text:p>
            <text:p text:style-name="P9"><text:span text:style-name="T24">// my-test.cpp</text:span></text:p>
            <text:p text:style-name="P9"><text:span text:style-name="T24">#include &lt;tap-report.h&gt;</text:span></text:p>
            <text:p text:style-name="P9"><text:span text:style-name="T24">theReport = Report((TapReport()));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79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e l'eventuale sostituzione del report...</text:span></text:p>
            </draw:text-box>
          </draw:frame>
        </presentation:notes>
      </draw:page>
      <draw:page draw:name="page18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Type Erasure /3</text:p>
          </draw:text-box>
        </draw:frame>
        <draw:frame presentation:style-name="pr8" draw:text-style-name="P10" draw:layer="layout" svg:width="27.94cm" svg:height="13.684cm" svg:x="3.047cm" svg:y="3.435cm" presentation:class="outline" presentation:user-transformed="true">
          <draw:text-box>
            <text:p text:style-name="P9"><text:span text:style-name="T9"/></text:p>
            <text:p text:style-name="P9"><text:span text:style-name="T9">struct Report {</text:span></text:p>
            <text:p text:style-name="P9"><text:span text:style-name="T9"><text:s text:c="2"/></text:span><text:span text:style-name="T9">std::shared_ptr&lt;Concept&gt; report_;</text:span></text:p>
            <text:p text:style-name="P9"><text:span text:style-name="T9"><text:s text:c="2"/></text:span><text:span text:style-name="T9">template&lt;class T&gt;</text:span></text:p>
            <text:p text:style-name="P9"><text:span text:style-name="T9"><text:s text:c="2"/></text:span><text:span text:style-name="T9">Report(T report) : report_(std::make_shared&lt;Model&lt;T&gt;&gt;(report)) { }</text:span></text:p>
            <text:p text:style-name="P9"><text:span text:style-name="T9"><text:s text:c="2"/></text:span><text:span text:style-name="T9">void failure(const std::string&amp; message) { report_-&gt;failure(message); }</text:span></text:p>
            <text:p text:style-name="P9"><text:span text:style-name="T9">};</text:span></text:p>
            <text:p text:style-name="P9"><text:span text:style-name="T9"/></text:p>
            <text:p text:style-name="P9"><text:span text:style-name="T24">// gut.h</text:span></text:p>
            <text:p text:style-name="P9"><text:span text:style-name="T24">Report theReport((DefaultReport()));</text:span></text:p>
            <text:p text:style-name="P9"><text:span text:style-name="T24"/></text:p>
            <text:p text:style-name="P9"><text:span text:style-name="T24">// my-test.cpp</text:span></text:p>
            <text:p text:style-name="P9"><text:span text:style-name="T24">#include &lt;tap-report.h&gt;</text:span></text:p>
            <text:p text:style-name="P9"><text:span text:style-name="T24">GUT_ENABLE_REPORT(TapReport);</text:span></text:p>
            <text:p text:style-name="P9"><text:span text:style-name="T24"/></text:p>
          </draw:text-box>
        </draw:frame>
        <presentation:notes draw:style-name="dp2">
          <draw:page-thumbnail draw:style-name="gr1" draw:layer="layout" svg:width="0.001cm" svg:height="0.001cm" svg:x="0cm" svg:y="1.93cm" draw:page-number="180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che per comodità viene nascosto dietro ad una macro.</text:span></text:p>
            </draw:text-box>
          </draw:frame>
        </presentation:notes>
      </draw:page>
      <draw:page draw:name="page181" draw:style-name="dp1" draw:master-page-name="Titolo2" presentation:presentation-page-layout-name="AL2T1" presentation:use-date-time-name="dtd1">
        <office:forms form:automatic-focus="false" form:apply-design-mode="false"/>
        <draw:frame presentation:style-name="pr11" draw:text-style-name="P18" draw:layer="layout" svg:width="27.94cm" svg:height="13.684cm" svg:x="3.047cm" svg:y="3.435cm" presentation:class="outline" presentation:user-transformed="true">
          <draw:text-box>
            <text:p><text:span text:style-name="T37"/></text:p>
            <text:p><text:span text:style-name="T37"/></text:p>
            <text:p><text:span text:style-name="T37"/></text:p>
            <text:p text:style-name="P7"><text:span text:style-name="T7">Caratteristiche principali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81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Alla fine della fiera, le macro disponibili sono...</text:span></text:p>
            </draw:text-box>
          </draw:frame>
        </presentation:notes>
      </draw:page>
      <draw:page draw:name="page182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presentation:notes draw:style-name="dp2">
          <draw:page-thumbnail draw:style-name="gr1" draw:layer="layout" svg:width="0.001cm" svg:height="0.001cm" svg:x="0cm" svg:y="1.93cm" draw:page-number="182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Alla fine della fiera, le macro disponibili sono...</text:span></text:p>
            </draw:text-box>
          </draw:frame>
        </presentation:notes>
      </draw:page>
      <draw:page draw:name="page18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Asserzion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3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per quanto concerne le verifiche...</text:span></text:p>
            </draw:text-box>
          </draw:frame>
        </presentation:notes>
      </draw:page>
      <draw:page draw:name="page18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Asserzioni</text:p>
                <text:list>
                  <text:list-item>
                    <text:p><text:span text:style-name="T38">ASSERT(exp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4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la solita ASSERT...</text:span></text:p>
            </draw:text-box>
          </draw:frame>
        </presentation:notes>
      </draw:page>
      <draw:page draw:name="page18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Asserzioni</text:p>
                <text:list>
                  <text:list-item>
                    <text:p><text:span text:style-name="T38">ASSERT(expr); <text:s/>// non blocca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5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non bloccante, ...</text:span></text:p>
            </draw:text-box>
          </draw:frame>
        </presentation:notes>
      </draw:page>
      <draw:page draw:name="page18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Asserzioni</text:p>
                <text:list>
                  <text:list-item>
                    <text:p><text:span text:style-name="T39">ASSERT</text:span><text:span text:style-name="T38">(expr); <text:s/>// non blocca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6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che per chiarezza è stata rinominata...</text:span></text:p>
            </draw:text-box>
          </draw:frame>
        </presentation:notes>
      </draw:page>
      <draw:page draw:name="page18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Asserzioni</text:p>
                <text:list>
                  <text:list-item>
                    <text:p><text:span text:style-name="T38">CHECK(expr); <text:s text:c="2"/>// non blocca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7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CHECK.</text:span></text:p>
            </draw:text-box>
          </draw:frame>
        </presentation:notes>
      </draw:page>
      <draw:page draw:name="page18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Asserzioni</text:p>
                <text:list>
                  <text:list-item>
                    <text:p><text:span text:style-name="T38">CHECK(expr); <text:s text:c="2"/>// non bloccante</text:span></text:p>
                  </text:list-item>
                  <text:list-item>
                    <text:p><text:span text:style-name="T38">REQUIRE(expr); // blocca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8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REQUIRE, che causa la terminazione del test (serve comunque, nel caso non sia stato possibile acquisire una risorsa necessaria per il test, ad esempio un file).</text:span></text:p>
            </draw:text-box>
          </draw:frame>
        </presentation:notes>
      </draw:page>
      <draw:page draw:name="page18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Asserzioni</text:p>
                <text:list>
                  <text:list-item>
                    <text:p><text:span text:style-name="T38">CHECK(expr);</text:span></text:p>
                  </text:list-item>
                  <text:list-item>
                    <text:p><text:span text:style-name="T38">REQUIRE(expr);</text:span></text:p>
                  </text:list-item>
                </text:list>
              </text:list-item>
              <text:list-item>
                <text:p>Eccezion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9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Per quanto riguarda le eccezioni...</text:span></text:p>
            </draw:text-box>
          </draw:frame>
        </presentation:notes>
      </draw:page>
      <draw:page draw:name="page19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Asserzioni</text:p>
                <text:list>
                  <text:list-item>
                    <text:p><text:span text:style-name="T38">CHECK(expr);</text:span></text:p>
                  </text:list-item>
                  <text:list-item>
                    <text:p><text:span text:style-name="T38">REQUIRE(expr);</text:span></text:p>
                  </text:list-item>
                </text:list>
              </text:list-item>
              <text:list-item>
                <text:p>Eccezioni</text:p>
                <text:list>
                  <text:list-item>
                    <text:p><text:span text:style-name="T34">THROWS(expr, type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0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una macro che verifica il tipo di eccezione sollevata...</text:span></text:p>
            </draw:text-box>
          </draw:frame>
        </presentation:notes>
      </draw:page>
      <draw:page draw:name="page191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Asserzioni</text:p>
                <text:list>
                  <text:list-item>
                    <text:p><text:span text:style-name="T38">CHECK(expr);</text:span></text:p>
                  </text:list-item>
                  <text:list-item>
                    <text:p><text:span text:style-name="T38">REQUIRE(expr);</text:span></text:p>
                  </text:list-item>
                </text:list>
              </text:list-item>
              <text:list-item>
                <text:p>Eccezioni</text:p>
                <text:list>
                  <text:list-item>
                    <text:p><text:span text:style-name="T34">THROWS(expr, type);</text:span></text:p>
                  </text:list-item>
                  <text:list-item>
                    <text:p><text:span text:style-name="T34">THROWS_WITH_MESSAGE(expr, type, what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1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una che verifica ANCHE il messaggio associato, ...</text:span></text:p>
            </draw:text-box>
          </draw:frame>
        </presentation:notes>
      </draw:page>
      <draw:page draw:name="page192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Asserzioni</text:p>
                <text:list>
                  <text:list-item>
                    <text:p><text:span text:style-name="T38">CHECK(expr);</text:span></text:p>
                  </text:list-item>
                  <text:list-item>
                    <text:p><text:span text:style-name="T38">REQUIRE(expr);</text:span></text:p>
                  </text:list-item>
                </text:list>
              </text:list-item>
              <text:list-item>
                <text:p>Eccezioni</text:p>
                <text:list>
                  <text:list-item>
                    <text:p><text:span text:style-name="T34">THROWS(expr, type);</text:span></text:p>
                  </text:list-item>
                  <text:list-item>
                    <text:p><text:span text:style-name="T34">THROWS_WITH_MESSAGE(expr, type, what);</text:span></text:p>
                  </text:list-item>
                  <text:list-item>
                    <text:p><text:span text:style-name="T34">THROWS_ANYTHING(exp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2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una che astrae dal tipo, ed infine ...</text:span></text:p>
            </draw:text-box>
          </draw:frame>
        </presentation:notes>
      </draw:page>
      <draw:page draw:name="page19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Asserzioni</text:p>
                <text:list>
                  <text:list-item>
                    <text:p><text:span text:style-name="T38">CHECK(expr);</text:span></text:p>
                  </text:list-item>
                  <text:list-item>
                    <text:p><text:span text:style-name="T38">REQUIRE(expr);</text:span></text:p>
                  </text:list-item>
                </text:list>
              </text:list-item>
              <text:list-item>
                <text:p>Eccezioni</text:p>
                <text:list>
                  <text:list-item>
                    <text:p><text:span text:style-name="T34">THROWS(expr, type);</text:span></text:p>
                  </text:list-item>
                  <text:list-item>
                    <text:p><text:span text:style-name="T34">THROWS_WITH_MESSAGE(expr, type, what);</text:span></text:p>
                  </text:list-item>
                  <text:list-item>
                    <text:p><text:span text:style-name="T34">THROWS_ANYTHING(expr);</text:span></text:p>
                  </text:list-item>
                  <text:list-item>
                    <text:p><text:span text:style-name="T34">THROWS_NOTHING(exp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3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... una che si accerta che non viene sollevata nessuna eccezione.</text:span></text:p>
            </draw:text-box>
          </draw:frame>
        </presentation:notes>
      </draw:page>
      <draw:page draw:name="page19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Asserzioni</text:p>
                <text:list>
                  <text:list-item>
                    <text:p><text:span text:style-name="T38">CHECK(expr);</text:span></text:p>
                  </text:list-item>
                  <text:list-item>
                    <text:p><text:span text:style-name="T38">REQUIRE(expr);</text:span></text:p>
                  </text:list-item>
                </text:list>
              </text:list-item>
              <text:list-item>
                <text:p>Eccezioni</text:p>
                <text:list>
                  <text:list-item>
                    <text:p><text:span text:style-name="T34">[REQUIRE_]THROWS(expr, type);</text:span></text:p>
                  </text:list-item>
                  <text:list-item>
                    <text:p><text:span text:style-name="T34">[REQUIRE_]THROWS_WITH_MESSAGE(expr, type, what);</text:span></text:p>
                  </text:list-item>
                  <text:list-item>
                    <text:p><text:span text:style-name="T34">[REQUIRE_]THROWS_ANYTHING(expr);</text:span></text:p>
                  </text:list-item>
                  <text:list-item>
                    <text:p><text:span text:style-name="T34">[REQUIRE_]THROWS_NOTHING(exp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4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utte le macro THROWS sono non bloccanti; esistono anche le relative versioni bloccanti.</text:span></text:p>
            </draw:text-box>
          </draw:frame>
        </presentation:notes>
      </draw:page>
      <draw:page draw:name="page19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Messagg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5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utte le macro THROWS sono non bloccanti; esistono anche le relative versioni bloccanti.</text:span></text:p>
            </draw:text-box>
          </draw:frame>
        </presentation:notes>
      </draw:page>
      <draw:page draw:name="page19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Messaggi</text:p>
                <text:list>
                  <text:list-item>
                    <text:p><text:span text:style-name="T38">EVAL(exp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6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utte le macro THROWS sono non bloccanti; esistono anche le relative versioni bloccanti.</text:span></text:p>
            </draw:text-box>
          </draw:frame>
        </presentation:notes>
      </draw:page>
      <draw:page draw:name="page19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Messaggi</text:p>
                <text:list>
                  <text:list-item>
                    <text:p><text:span text:style-name="T38">EVAL(expr); <text:s text:c="4"/>// shows only if test fa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7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utte le macro THROWS sono non bloccanti; esistono anche le relative versioni bloccanti.</text:span></text:p>
            </draw:text-box>
          </draw:frame>
        </presentation:notes>
      </draw:page>
      <draw:page draw:name="page19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Messaggi</text:p>
                <text:list>
                  <text:list-item>
                    <text:p><text:span text:style-name="T38">EVAL(expr); <text:s text:c="4"/>// shows only if test fails</text:span></text:p>
                  </text:list-item>
                  <text:list-item>
                    <text:p><text:span text:style-name="T38">INFO(message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8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utte le macro THROWS sono non bloccanti; esistono anche le relative versioni bloccanti.</text:span></text:p>
            </draw:text-box>
          </draw:frame>
        </presentation:notes>
      </draw:page>
      <draw:page draw:name="page19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Messaggi</text:p>
                <text:list>
                  <text:list-item>
                    <text:p><text:span text:style-name="T38">EVAL(expr); <text:s text:c="4"/>// shows only if test fails</text:span></text:p>
                  </text:list-item>
                  <text:list-item>
                    <text:p><text:span text:style-name="T38">INFO(message); <text:s/>// shows only if test fa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9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utte le macro THROWS sono non bloccanti; esistono anche le relative versioni bloccanti.</text:span></text:p>
            </draw:text-box>
          </draw:frame>
        </presentation:notes>
      </draw:page>
      <draw:page draw:name="page20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Messaggi</text:p>
                <text:list>
                  <text:list-item>
                    <text:p><text:span text:style-name="T38">EVAL(expr); <text:s text:c="4"/>// shows only if test fails</text:span></text:p>
                  </text:list-item>
                  <text:list-item>
                    <text:p><text:span text:style-name="T38">INFO(message); <text:s/>// shows only if test fails</text:span></text:p>
                  </text:list-item>
                  <text:list-item>
                    <text:p><text:span text:style-name="T38">WARN(message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0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utte le macro THROWS sono non bloccanti; esistono anche le relative versioni bloccanti.</text:span></text:p>
            </draw:text-box>
          </draw:frame>
        </presentation:notes>
      </draw:page>
      <draw:page draw:name="page201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Messaggi</text:p>
                <text:list>
                  <text:list-item>
                    <text:p><text:span text:style-name="T38">EVAL(expr); <text:s text:c="4"/>// shows only if test fails</text:span></text:p>
                  </text:list-item>
                  <text:list-item>
                    <text:p><text:span text:style-name="T38">INFO(message); <text:s/>// shows only if test fails</text:span></text:p>
                  </text:list-item>
                  <text:list-item>
                    <text:p><text:span text:style-name="T38">WARN(message);</text:span></text:p>
                  </text:list-item>
                  <text:list-item>
                    <text:p><text:span text:style-name="T38">FAIL(message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1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utte le macro THROWS sono non bloccanti; esistono anche le relative versioni bloccanti.</text:span></text:p>
            </draw:text-box>
          </draw:frame>
        </presentation:notes>
      </draw:page>
      <draw:page draw:name="page202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Messaggi</text:p>
                <text:list>
                  <text:list-item>
                    <text:p><text:span text:style-name="T38">EVAL(expr); <text:s text:c="4"/>// shows only if test fails</text:span></text:p>
                  </text:list-item>
                  <text:list-item>
                    <text:p><text:span text:style-name="T38">INFO(message); <text:s/>// shows only if test fails</text:span></text:p>
                  </text:list-item>
                  <text:list-item>
                    <text:p><text:span text:style-name="T38">WARN(message);</text:span></text:p>
                  </text:list-item>
                  <text:list-item>
                    <text:p><text:span text:style-name="T38">FAIL(message); <text:s/>// causes the test to fa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2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utte le macro THROWS sono non bloccanti; esistono anche le relative versioni bloccanti.</text:span></text:p>
            </draw:text-box>
          </draw:frame>
        </presentation:notes>
      </draw:page>
      <draw:page draw:name="page20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Configurabilità</text:p>
          </draw:text-box>
        </draw:frame>
        <presentation:notes draw:style-name="dp2">
          <draw:page-thumbnail draw:style-name="gr1" draw:layer="layout" svg:width="0.001cm" svg:height="0.001cm" svg:x="0cm" svg:y="1.93cm" draw:page-number="203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utte le macro THROWS sono non bloccanti; esistono anche le relative versioni bloccanti.</text:span></text:p>
            </draw:text-box>
          </draw:frame>
        </presentation:notes>
      </draw:page>
      <draw:page draw:name="page20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Configurabilità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<text:span text:style-name="T40">GUT_ENABLE_REPORT(myReport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4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utte le macro THROWS sono non bloccanti; esistono anche le relative versioni bloccanti.</text:span></text:p>
            </draw:text-box>
          </draw:frame>
        </presentation:notes>
      </draw:page>
      <draw:page draw:name="page20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Configurabilità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<text:span text:style-name="T40">GUT_ENABLE_REPORT(myReport);</text:span></text:p>
              </text:list-item>
              <text:list-item>
                <text:p><text:span text:style-name="T40">GUT_ENABLE_FAILFAST</text:span></text:p>
              </text:list-item>
            </text:list>
            <text:p><text:span text:style-name="T40"/></text:p>
            <text:p><text:span text:style-name="T40"/></text:p>
          </draw:text-box>
        </draw:frame>
        <presentation:notes draw:style-name="dp2">
          <draw:page-thumbnail draw:style-name="gr1" draw:layer="layout" svg:width="0.001cm" svg:height="0.001cm" svg:x="0cm" svg:y="1.93cm" draw:page-number="205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utte le macro THROWS sono non bloccanti; esistono anche le relative versioni bloccanti.</text:span></text:p>
            </draw:text-box>
          </draw:frame>
        </presentation:notes>
      </draw:page>
      <draw:page draw:name="page20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Configurabilità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<text:span text:style-name="T40">GUT_ENABLE_REPORT(myReport);</text:span></text:p>
              </text:list-item>
              <text:list-item>
                <text:p><text:span text:style-name="T40">GUT_ENABLE_FAILFAST</text:span></text:p>
              </text:list-item>
              <text:list-item>
                <text:p><text:span text:style-name="T40">#define GUT_CUSTOM_MAIN</text:span></text:p>
              </text:list-item>
            </text:list>
            <text:p><text:span text:style-name="T40"/></text:p>
            <text:p><text:span text:style-name="T40"/></text:p>
          </draw:text-box>
        </draw:frame>
        <presentation:notes draw:style-name="dp2">
          <draw:page-thumbnail draw:style-name="gr1" draw:layer="layout" svg:width="0.001cm" svg:height="0.001cm" svg:x="0cm" svg:y="1.93cm" draw:page-number="206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utte le macro THROWS sono non bloccanti; esistono anche le relative versioni bloccanti.</text:span></text:p>
            </draw:text-box>
          </draw:frame>
        </presentation:notes>
      </draw:page>
      <draw:page draw:name="page20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Configurabilità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<text:span text:style-name="T40">GUT_ENABLE_REPORT(myReport);</text:span></text:p>
              </text:list-item>
              <text:list-item>
                <text:p><text:span text:style-name="T40">GUT_ENABLE_FAILFAST</text:span></text:p>
              </text:list-item>
              <text:list-item>
                <text:p><text:span text:style-name="T40">#define GUT_CUSTOM_MAIN</text:span></text:p>
              </text:list-item>
            </text:list>
            <text:p><text:span text:style-name="T41"><text:s/></text:span><text:span text:style-name="T41">int main() {</text:span></text:p>
            <text:p><text:span text:style-name="T41"><text:s text:c="3"/></text:span><text:span text:style-name="T41">// some stuff...</text:span></text:p>
            <text:p><text:span text:style-name="T41"><text:s text:c="3"/></text:span><text:span text:style-name="T41">runTests_();</text:span></text:p>
            <text:p><text:span text:style-name="T41"><text:s text:c="3"/></text:span><text:span text:style-name="T41">// other stuff...</text:span></text:p>
            <text:p><text:span text:style-name="T41"><text:s/></text:span><text:span text:style-name="T41">}</text:span></text:p>
            <text:p><text:span text:style-name="T41"/></text:p>
            <text:p><text:span text:style-name="T40"/></text:p>
            <text:p><text:span text:style-name="T40"/></text:p>
          </draw:text-box>
        </draw:frame>
        <presentation:notes draw:style-name="dp2">
          <draw:page-thumbnail draw:style-name="gr1" draw:layer="layout" svg:width="0.001cm" svg:height="0.001cm" svg:x="0cm" svg:y="1.93cm" draw:page-number="207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utte le macro THROWS sono non bloccanti; esistono anche le relative versioni bloccanti.</text:span></text:p>
            </draw:text-box>
          </draw:frame>
        </presentation:notes>
      </draw:page>
      <draw:page draw:name="page20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Configurabilità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4">
              <text:list-item>
                <text:p><text:span text:style-name="T40">GUT_ENABLE_REPORT(myReport);</text:span></text:p>
              </text:list-item>
              <text:list-item>
                <text:p><text:span text:style-name="T40">GUT_ENABLE_FAILFAST</text:span></text:p>
              </text:list-item>
              <text:list-item>
                <text:p><text:span text:style-name="T40">#define GUT_CUSTOM_MAIN</text:span></text:p>
              </text:list-item>
              <text:list-item>
                <text:p><text:span text:style-name="T40">#define INT_BASE Dec|Hex</text:span></text:p>
              </text:list-item>
            </text:list>
            <text:p><text:span text:style-name="T41"/></text:p>
            <text:p><text:span text:style-name="T41"/></text:p>
            <text:p><text:span text:style-name="T40"/></text:p>
            <text:p><text:span text:style-name="T40"/></text:p>
          </draw:text-box>
        </draw:frame>
        <presentation:notes draw:style-name="dp2">
          <draw:page-thumbnail draw:style-name="gr1" draw:layer="layout" svg:width="0.001cm" svg:height="0.001cm" svg:x="0cm" svg:y="1.93cm" draw:page-number="208" presentation:class="page"/>
          <draw:frame presentation:style-name="pr5" draw:text-style-name="P11" draw:layer="layout" svg:width="15.239cm" svg:height="11.429cm" svg:x="1.905cm" svg:y="12.065cm" presentation:class="notes" presentation:user-transformed="true">
            <draw:text-box>
              <text:p><text:span text:style-name="T14">Tutte le macro THROWS sono non bloccanti; esistono anche le relative versioni bloccanti.</text:span></text:p>
            </draw:text-box>
          </draw:frame>
        </presentation:notes>
      </draw:page>
      <draw:page draw:name="page20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googletest</text:p>
          </draw:text-box>
        </draw:frame>
        <presentation:notes draw:style-name="dp2">
          <draw:page-thumbnail draw:style-name="gr1" draw:layer="layout" svg:width="0.001cm" svg:height="0.001cm" svg:x="0cm" svg:y="1.93cm" draw:page-number="209" presentation:class="page"/>
          <draw:frame presentation:style-name="pr5" draw:layer="layout" svg:width="15.239cm" svg:height="11.429cm" svg:x="1.905cm" svg:y="12.065cm" presentation:class="notes">
            <draw:text-box>
              <text:p>Tentiamo un (impietoso!) confronto con googletest...</text:p>
            </draw:text-box>
          </draw:frame>
        </presentation:notes>
      </draw:page>
      <draw:page draw:name="page21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<text:span text:style-name="T42">GUT</text:span> vs googletest</text:p>
          </draw:text-box>
        </draw:frame>
        <draw:frame presentation:style-name="pr8" draw:text-style-name="P10" draw:layer="layout" svg:width="27.94cm" svg:height="13.684cm" svg:x="3.043cm" svg:y="3.435cm" presentation:class="outline" presentation:user-transformed="true">
          <draw:text-box>
            <text:p text:style-name="P9"><text:span text:style-name="T9">#include &lt;gu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TEST("initial stack is empty") {</text:span></text:p>
            <text:p text:style-name="P9"><text:span text:style-name="T9"><text:s text:c="2"/></text:span><text:span text:style-name="T9">StringStack anEmptyStack;</text:span></text:p>
            <text:p text:style-name="P9"><text:span text:style-name="T9"><text:s text:c="2"/></text:span><text:span text:style-name="T9">CHECK(anEmptyStack.empty());</text:span></text:p>
            <text:p text:style-name="P9"><text:span text:style-name="T9">}</text:span></text:p>
            <text:p text:style-name="P9"><text:span text:style-name="T9"/></text:p>
            <text:p text:style-name="P9"><text:span text:style-name="T9">TEST("items are extracted in last-in-first-out order") {</text:span></text:p>
            <text:p text:style-name="P9"><text:span text:style-name="T9"><text:s text:c="2"/></text:span><text:span text:style-name="T9">StringStack aStackWithManyElements;</text:span></text:p>
            <text:p text:style-name="P9"><text:span text:style-name="T9"><text:s text:c="2"/></text:span><text:span text:style-name="T9">aStackWithManyElements.push("one");</text:span></text:p>
            <text:p text:style-name="P9"><text:span text:style-name="T9"><text:s text:c="2"/></text:span><text:span text:style-name="T9">aStackWithManyElements.push("two");</text:span></text:p>
            <text:p text:style-name="P9"><text:span text:style-name="T9"/></text:p>
            <text:p text:style-name="P9"><text:span text:style-name="T9"><text:s text:c="2"/></text:span><text:span text:style-name="T9">CHECK(aStackWithManyElements.top() == "two");</text:span></text:p>
            <text:p text:style-name="P9"><text:span text:style-name="T9"><text:s text:c="2"/></text:span><text:span text:style-name="T9">aStackWithManyElements.pop();</text:span></text:p>
            <text:p text:style-name="P9"><text:span text:style-name="T9"><text:s text:c="2"/></text:span><text:span text:style-name="T9">CHECK(aStackWithManyElements.top() == "one");</text:span></text:p>
            <text:p text:style-name="P9"><text:span text:style-name="T9"><text:s text:c="2"/></text:span><text:span text:style-name="T9">aStackWithManyElements.pop();</text:span></text:p>
            <text:p text:style-name="P9"><text:span text:style-name="T9"><text:s text:c="2"/></text:span><text:span text:style-name="T9">CHECK(aStackWithManyElements.empty())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10" presentation:class="page"/>
          <draw:frame presentation:style-name="pr5" draw:layer="layout" svg:width="15.239cm" svg:height="11.429cm" svg:x="1.905cm" svg:y="12.065cm" presentation:class="notes">
            <draw:text-box>
              <text:p>A livello di semplice unit-test le differenze sono minime...</text:p>
            </draw:text-box>
          </draw:frame>
        </presentation:notes>
      </draw:page>
      <draw:page draw:name="page211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<text:span text:style-name="T42">googletest</text:span></text:p>
          </draw:text-box>
        </draw:frame>
        <draw:frame presentation:style-name="pr8" draw:text-style-name="P10" draw:layer="layout" svg:width="27.94cm" svg:height="13.684cm" svg:x="3.043cm" svg:y="3.435cm" presentation:class="outline" presentation:user-transformed="true">
          <draw:text-box>
            <text:p text:style-name="P9"><text:span text:style-name="T9">#include &lt;gtest.h&gt;</text:span></text:p>
            <text:p text:style-name="P9"><text:span text:style-name="T9">#include &lt;string-stack.h&gt;</text:span></text:p>
            <text:p text:style-name="P9"><text:span text:style-name="T9"/></text:p>
            <text:p text:style-name="P9"><text:span text:style-name="T9">TEST(StringStack, InitialStackIsEmpty) {</text:span></text:p>
            <text:p text:style-name="P9"><text:span text:style-name="T9"><text:s text:c="2"/></text:span><text:span text:style-name="T9">StringStack anEmptyStack;</text:span></text:p>
            <text:p text:style-name="P9"><text:span text:style-name="T9"><text:s text:c="2"/></text:span><text:span text:style-name="T9">EXPECT_TRUE(anEmptyStack.empty());</text:span></text:p>
            <text:p text:style-name="P9"><text:span text:style-name="T9">}</text:span></text:p>
            <text:p text:style-name="P9"><text:span text:style-name="T9"/></text:p>
            <text:p text:style-name="P9"><text:span text:style-name="T9">TEST(StringStack, ItemsAreExtractedInLIFOOrder) {</text:span></text:p>
            <text:p text:style-name="P9"><text:span text:style-name="T9"><text:s text:c="2"/></text:span><text:span text:style-name="T9">StringStack aStackWithManyElements;</text:span></text:p>
            <text:p text:style-name="P9"><text:span text:style-name="T9"><text:s text:c="2"/></text:span><text:span text:style-name="T9">aStackWithManyElements.push("one");</text:span></text:p>
            <text:p text:style-name="P9"><text:span text:style-name="T9"><text:s text:c="2"/></text:span><text:span text:style-name="T9">aStackWithManyElements.push("two");</text:span></text:p>
            <text:p text:style-name="P9"><text:span text:style-name="T9"/></text:p>
            <text:p text:style-name="P9"><text:span text:style-name="T9"><text:s text:c="2"/></text:span><text:span text:style-name="T9">EXPECT_EQ(aStackWithManyElements.top(), "two");</text:span></text:p>
            <text:p text:style-name="P9"><text:span text:style-name="T9"><text:s text:c="2"/></text:span><text:span text:style-name="T9">aStackWithManyElements.pop();</text:span></text:p>
            <text:p text:style-name="P9"><text:span text:style-name="T9"><text:s text:c="2"/></text:span><text:span text:style-name="T9">EXPECT_EQ(aStackWithManyElements.top(), "one");</text:span></text:p>
            <text:p text:style-name="P9"><text:span text:style-name="T9"><text:s text:c="2"/></text:span><text:span text:style-name="T9">aStackWithManyElements.pop();</text:span></text:p>
            <text:p text:style-name="P9"><text:span text:style-name="T9"><text:s text:c="2"/></text:span><text:span text:style-name="T9">EXPECT_TRUE(aStackWithManyElements.empty());</text:span></text:p>
            <text:p text:style-name="P9"><text:span text:style-name="T9">}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211" presentation:class="page"/>
          <draw:frame presentation:style-name="pr5" draw:layer="layout" svg:width="15.239cm" svg:height="11.429cm" svg:x="1.905cm" svg:y="12.065cm" presentation:class="notes">
            <draw:text-box>
              <text:p>... all'atto pratico cambiano i nomi delle macro.</text:p>
            </draw:text-box>
          </draw:frame>
        </presentation:notes>
      </draw:page>
      <draw:page draw:name="page212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<text:span text:style-name="T42">GUT </text:span>vs googletest</text:p>
          </draw:text-box>
        </draw:frame>
        <draw:frame presentation:style-name="pr8" draw:text-style-name="P10" draw:layer="layout" svg:width="27.94cm" svg:height="13.684cm" svg:x="3.043cm" svg:y="3.435cm" presentation:class="outline" presentation:user-transformed="true">
          <draw:text-box>
            <text:p text:style-name="P9"><text:span text:style-name="T9"/></text:p>
            <text:p text:style-name="P9"><text:span text:style-name="T9">// ...</text:span></text:p>
            <text:p text:style-name="P9"><text:span text:style-name="T9"/></text:p>
            <text:p text:style-name="P9"><text:span text:style-name="T9">TEST("top called on an empty stack throws an exception") {</text:span></text:p>
            <text:p text:style-name="P9"><text:span text:style-name="T9"><text:s text:c="2"/></text:span><text:span text:style-name="T9">StringStack anEmptyStack;</text:span></text:p>
            <text:p text:style-name="P9"><text:span text:style-name="T9"><text:s text:c="2"/></text:span><text:span text:style-name="T9">THROWS(anEmptyStack.top(), stack_empty);</text:span></text:p>
            <text:p text:style-name="P9"><text:span text:style-name="T9">}</text:span></text:p>
            <text:p text:style-name="P9"><text:span text:style-name="T9"/></text:p>
            <text:p text:style-name="P9"><text:span text:style-name="T9">TEST("pop called on an empty stack throws an exception") {</text:span></text:p>
            <text:p text:style-name="P9"><text:span text:style-name="T9"><text:s text:c="2"/></text:span><text:span text:style-name="T9">StringStack anEmptyStack;</text:span></text:p>
            <text:p text:style-name="P9"><text:span text:style-name="T9"><text:s text:c="2"/></text:span><text:span text:style-name="T9">THROWS(anEmptyStack.pop(), stack_empty);</text:span></text:p>
            <text:p text:style-name="P9"><text:span text:style-name="T9">}</text:span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212" presentation:class="page"/>
          <draw:frame presentation:style-name="pr5" draw:layer="layout" svg:width="15.239cm" svg:height="11.429cm" svg:x="1.905cm" svg:y="12.065cm" presentation:class="notes">
            <draw:text-box>
              <text:p>Idem per la cattura delle eccezioni...</text:p>
            </draw:text-box>
          </draw:frame>
        </presentation:notes>
      </draw:page>
      <draw:page draw:name="page21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<text:span text:style-name="T42">googletest</text:span></text:p>
          </draw:text-box>
        </draw:frame>
        <draw:frame presentation:style-name="pr8" draw:text-style-name="P10" draw:layer="layout" svg:width="27.94cm" svg:height="13.684cm" svg:x="3.043cm" svg:y="3.435cm" presentation:class="outline" presentation:user-transformed="true">
          <draw:text-box>
            <text:p text:style-name="P9"><text:span text:style-name="T9"/></text:p>
            <text:p text:style-name="P9"><text:span text:style-name="T9">// ...</text:span></text:p>
            <text:p text:style-name="P9"><text:span text:style-name="T9"/></text:p>
            <text:p text:style-name="P9"><text:span text:style-name="T9">TEST(StringStack, TopCalledOnAnEmptyStackThrowsAnException) {</text:span></text:p>
            <text:p text:style-name="P9"><text:span text:style-name="T9"><text:s text:c="2"/></text:span><text:span text:style-name="T9">StringStack anEmptyStack;</text:span></text:p>
            <text:p text:style-name="P9"><text:span text:style-name="T9"><text:s text:c="2"/></text:span><text:span text:style-name="T9">EXPECT_THROW(anEmptyStack.top(), stack_empty);</text:span></text:p>
            <text:p text:style-name="P9"><text:span text:style-name="T9">}</text:span></text:p>
            <text:p text:style-name="P9"><text:span text:style-name="T9"/></text:p>
            <text:p text:style-name="P9"><text:span text:style-name="T9">TEST(StringStack, PopCalledOnAnEmptyStackThrowsAnException) {</text:span></text:p>
            <text:p text:style-name="P9"><text:span text:style-name="T9"><text:s text:c="2"/></text:span><text:span text:style-name="T9">StringStack anEmptyStack;</text:span></text:p>
            <text:p text:style-name="P9"><text:span text:style-name="T9"><text:s text:c="2"/></text:span><text:span text:style-name="T9">EXPECT_THROW(anEmptyStack.pop(), stack_empty);</text:span></text:p>
            <text:p text:style-name="P9"><text:span text:style-name="T9">}</text:span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1" draw:layer="layout" svg:width="0.001cm" svg:height="0.001cm" svg:x="0cm" svg:y="1.93cm" draw:page-number="213" presentation:class="page"/>
          <draw:frame presentation:style-name="pr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<text:span text:style-name="T42">googletest</text:span></text:p>
          </draw:text-box>
        </draw:frame>
        <draw:frame presentation:style-name="pr8" draw:text-style-name="P10" draw:layer="layout" svg:width="27.94cm" svg:height="13.684cm" svg:x="3.043cm" svg:y="3.435cm" presentation:class="outline" presentation:user-transformed="true">
          <draw:text-box>
            <text:p text:style-name="P9"><text:span text:style-name="T9"/></text:p>
            <text:p text:style-name="P9"><text:span text:style-name="T9">// ...</text:span></text:p>
            <text:p text:style-name="P9"><text:span text:style-name="T9"/></text:p>
            <text:p text:style-name="P9"><text:span text:style-name="T9">TEST(StringStack, TopCalledOnAnEmptyStackThrowsAnException) {</text:span></text:p>
            <text:p text:style-name="P9"><text:span text:style-name="T9"><text:s text:c="2"/></text:span><text:span text:style-name="T9">StringStack anEmptyStack;</text:span></text:p>
            <text:p text:style-name="P9"><text:span text:style-name="T9"><text:s text:c="2"/></text:span><text:span text:style-name="T9">EXPECT_THROW(anEmptyStack.top(), stack_empty);</text:span></text:p>
            <text:p text:style-name="P9"><text:span text:style-name="T9">}</text:span></text:p>
            <text:p text:style-name="P9"><text:span text:style-name="T9"/></text:p>
            <text:p text:style-name="P9"><text:span text:style-name="T9">TEST(StringStack, PopCalledOnAnEmptyStackThrowsAnException) {</text:span></text:p>
            <text:p text:style-name="P9"><text:span text:style-name="T9"><text:s text:c="2"/></text:span><text:span text:style-name="T9">StringStack anEmptyStack;</text:span></text:p>
            <text:p text:style-name="P9"><text:span text:style-name="T9"><text:s text:c="2"/></text:span><text:span text:style-name="T9">EXPECT_THROW(anEmptyStack.pop(), stack_empty);</text:span></text:p>
            <text:p text:style-name="P9"><text:span text:style-name="T9">}</text:span></text:p>
            <text:p text:style-name="P9"><text:span text:style-name="T9"/></text:p>
            <text:p text:style-name="P9"><text:span text:style-name="T10">GTEST_API_ int main(int argc, char **argv) {</text:span></text:p>
            <text:p text:style-name="P9"><text:span text:style-name="T10"><text:s text:c="2"/></text:span><text:span text:style-name="T10">testing::InitGoogleTest(&amp;argc, argv);</text:span></text:p>
            <text:p text:style-name="P9"><text:span text:style-name="T10"><text:s text:c="2"/></text:span><text:span text:style-name="T10">return RUN_ALL_TESTS();</text:span></text:p>
            <text:p text:style-name="P9"><text:span text:style-name="T10">}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0.001cm" svg:height="0.001cm" svg:x="0cm" svg:y="1.93cm" draw:page-number="214" presentation:class="page"/>
          <draw:frame presentation:style-name="pr5" draw:layer="layout" svg:width="15.239cm" svg:height="11.429cm" svg:x="1.905cm" svg:y="12.065cm" presentation:class="notes">
            <draw:text-box>
              <text:p>googletest in più richiede la definizione della funzione main(); è il (piccolissimo) prezzo da pagare per ottenere in cambio un discreto numero di funzionalità accessibili dalla linea di comando (una su tutte: la selezione dei test da lanciare).</text:p>
            </draw:text-box>
          </draw:frame>
        </presentation:notes>
      </draw:page>
      <draw:page draw:name="page21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<text:span text:style-name="T42">GUT</text:span> vs googletest</text:p>
          </draw:text-box>
        </draw:frame>
        <draw:frame presentation:style-name="pr8" draw:text-style-name="P10" draw:layer="layout" svg:width="27.94cm" svg:height="13.684cm" svg:x="3.043cm" svg:y="3.435cm" presentation:class="outline" presentation:user-transformed="true">
          <draw:text-box>
            <text:p text:style-name="P9"><text:span text:style-name="T9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>Test suite started...</text:span></text:p>
            <text:p text:style-name="P9"><text:span text:style-name="T24">initial stack is empty: OK</text:span></text:p>
            <text:p text:style-name="P9"><text:span text:style-name="T24">items are extracted in last-in-first-out order: OK</text:span></text:p>
            <text:p text:style-name="P9"><text:span text:style-name="T24">top called on an empty stack throws an exception: OK</text:span></text:p>
            <text:p text:style-name="P9"><text:span text:style-name="T24">pop called on an empty stack throws an exception: OK</text:span></text:p>
            <text:p text:style-name="P9"><text:span text:style-name="T24">Ran 4 test(s) in 0.001s.</text:span></text:p>
            <text:p text:style-name="P9"><text:span text:style-name="T24">OK - all tests passed.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15" presentation:class="page"/>
          <draw:frame presentation:style-name="pr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<text:span text:style-name="T42">googletest</text:span></text:p>
          </draw:text-box>
        </draw:frame>
        <draw:frame presentation:style-name="pr8" draw:text-style-name="P10" draw:layer="layout" svg:width="27.94cm" svg:height="13.684cm" svg:x="3.043cm" svg:y="3.435cm" presentation:class="outline" presentation:user-transformed="true">
          <draw:text-box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43">[==========] Running 4 tests from 1 test case.</text:span></text:p>
            <text:p text:style-name="P9"><text:span text:style-name="T43">[----------] Global test environment set-up.</text:span></text:p>
            <text:p text:style-name="P9"><text:span text:style-name="T43">[----------] 4 tests from StringStack</text:span></text:p>
            <text:p text:style-name="P9"><text:span text:style-name="T43">[ RUN <text:s text:c="5"/>] StringStack.InitialStackIsEmpty</text:span></text:p>
            <text:p text:style-name="P9"><text:span text:style-name="T43">[ <text:s text:c="6"/>OK ] StringStack.InitialStackIsEmpty (0 ms)</text:span></text:p>
            <text:p text:style-name="P9"><text:span text:style-name="T43">[ RUN <text:s text:c="5"/>] StringStack.ItemsAreExtractedInLIFOOrder</text:span></text:p>
            <text:p text:style-name="P9"><text:span text:style-name="T43">[ <text:s text:c="6"/>OK ] StringStack.ItemsAreExtractedInLIFOOrder (0 ms)</text:span></text:p>
            <text:p text:style-name="P9"><text:span text:style-name="T43">[ RUN <text:s text:c="5"/>] StringStack.TopCalledOnAnEmptyStackThrowsAnException</text:span></text:p>
            <text:p text:style-name="P9"><text:span text:style-name="T43">[ <text:s text:c="6"/>OK ] StringStack.TopCalledOnAnEmptyStackThrowsAnException (0 ms)</text:span></text:p>
            <text:p text:style-name="P9"><text:span text:style-name="T43">[ RUN <text:s text:c="5"/>] StringStack.PopCalledOnAnEmptyStackThrowsAnException</text:span></text:p>
            <text:p text:style-name="P9"><text:span text:style-name="T43">[ <text:s text:c="6"/>OK ] StringStack.PopCalledOnAnEmptyStackThrowsAnException (0 ms)</text:span></text:p>
            <text:p text:style-name="P9"><text:span text:style-name="T43">[----------] 4 tests from StringStack (29 ms total)</text:span></text:p>
            <text:p text:style-name="P9"><text:span text:style-name="T43"/></text:p>
            <text:p text:style-name="P9"><text:span text:style-name="T43">[----------] Global test environment tear-down</text:span></text:p>
            <text:p text:style-name="P9"><text:span text:style-name="T43">[==========] 4 tests from 1 test case ran. (43 ms total)</text:span></text:p>
            <text:p text:style-name="P9"><text:span text:style-name="T43">[ <text:s/>PASSED <text:s/>] 4 tests.</text:span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0.001cm" svg:height="0.001cm" svg:x="0cm" svg:y="1.93cm" draw:page-number="216" presentation:class="page"/>
          <draw:frame presentation:style-name="pr5" draw:layer="layout" svg:width="15.239cm" svg:height="11.429cm" svg:x="1.905cm" svg:y="12.065cm" presentation:class="notes">
            <draw:text-box>
              <text:p>Anche i prospetti sono simili...</text:p>
            </draw:text-box>
          </draw:frame>
        </presentation:notes>
      </draw:page>
      <draw:page draw:name="page21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googletest</text:p>
          </draw:text-box>
        </draw:frame>
        <presentation:notes draw:style-name="dp2">
          <draw:page-thumbnail draw:style-name="gr1" draw:layer="layout" svg:width="0.001cm" svg:height="0.001cm" svg:x="0cm" svg:y="1.93cm" draw:page-number="217" presentation:class="page"/>
          <draw:frame presentation:style-name="pr5" draw:layer="layout" svg:width="15.239cm" svg:height="11.429cm" svg:x="1.905cm" svg:y="12.065cm" presentation:class="notes">
            <draw:text-box>
              <text:p>Dovendo stilare un elenco di pro/contro...</text:p>
            </draw:text-box>
          </draw:frame>
        </presentation:notes>
      </draw:page>
      <draw:page draw:name="page21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/>
            <text:p>(<text:span text:style-name="T44">-</text:span>) Necessita del link di una libreria statica</text:p>
            <text:p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218" presentation:class="page"/>
          <draw:frame presentation:style-name="pr5" draw:layer="layout" svg:width="15.239cm" svg:height="11.429cm" svg:x="1.905cm" svg:y="12.065cm" presentation:class="notes">
            <draw:text-box>
              <text:p>... cominciamo dai punti a favore di gut, che sono pochi! Il primo, che non c'è una libreria statica...</text:p>
            </draw:text-box>
          </draw:frame>
        </presentation:notes>
      </draw:page>
      <draw:page draw:name="page21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/>
            <text:p>(<text:span text:style-name="T44">-</text:span>) Necessita del link di una libreria statica</text:p>
            <text:p>(<text:span text:style-name="T44">-</text:span>) Non consente la verifica diretta del <text:span text:style-name="T34">what</text:span> delle eccezioni</text:p>
            <text:p><text:span text:style-name="T5"/></text:p>
            <text:p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219" presentation:class="page"/>
          <draw:frame presentation:style-name="pr5" draw:layer="layout" svg:width="15.239cm" svg:height="11.429cm" svg:x="1.905cm" svg:y="12.065cm" presentation:class="notes">
            <draw:text-box>
              <text:p>... il secondo, che si può verificare il what di un'eccezione (gut lo fa perché questo era un pre-requisito dovuto alla forma del codice pre-esistente).</text:p>
            </draw:text-box>
          </draw:frame>
        </presentation:notes>
      </draw:page>
      <draw:page draw:name="page22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googletest</text:p>
          </draw:text-box>
        </draw:frame>
        <presentation:notes draw:style-name="dp2">
          <draw:page-thumbnail draw:style-name="gr1" draw:layer="layout" svg:width="0.001cm" svg:height="0.001cm" svg:x="0cm" svg:y="1.93cm" draw:page-number="220" presentation:class="page"/>
          <draw:frame presentation:style-name="pr5" draw:layer="layout" svg:width="15.239cm" svg:height="11.429cm" svg:x="1.905cm" svg:y="12.065cm" presentation:class="notes">
            <draw:text-box>
              <text:p>Per quanto riguarda i pro, le caratteristiche di googletest che mi avrebbe fatto comodo avere almeno una volta sono...</text:p>
            </draw:text-box>
          </draw:frame>
        </presentation:notes>
      </draw:page>
      <draw:page draw:name="page221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/>
            <text:p>(<text:span text:style-name="T44">+</text:span>) Shuffling dei test</text:p>
            <text:p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221" presentation:class="page"/>
          <draw:frame presentation:style-name="pr5" draw:layer="layout" svg:width="15.239cm" svg:height="11.429cm" svg:x="1.905cm" svg:y="12.065cm" presentation:class="notes">
            <draw:text-box>
              <text:p>... primo, lo shuffling dei test per verificare la dipendenza del test rispetto a qualche forma di variabile globale...</text:p>
            </draw:text-box>
          </draw:frame>
        </presentation:notes>
      </draw:page>
      <draw:page draw:name="page222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><text:span text:style-name="T42"/></text:p>
            <text:p>(<text:span text:style-name="T44">+</text:span>) Shuffling dei test</text:p>
            <text:p><text:span text:style-name="T5">(</text:span><text:span text:style-name="T45">+</text:span><text:span text:style-name="T5">) Ripetizione ciclica dei test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22" presentation:class="page"/>
          <draw:frame presentation:style-name="pr5" draw:layer="layout" svg:width="15.239cm" svg:height="11.429cm" svg:x="1.905cm" svg:y="12.065cm" presentation:class="notes">
            <draw:text-box>
              <text:p>... secondo, la ripetizione ciclica dei test, per individuare casi d'errore non deterministici (tipicamente in ambito non funzionale, es. leak di memoria) ...</text:p>
            </draw:text-box>
          </draw:frame>
        </presentation:notes>
      </draw:page>
      <draw:page draw:name="page22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><text:span text:style-name="T42"/></text:p>
            <text:p>(<text:span text:style-name="T44">+</text:span>) Shuffling dei test</text:p>
            <text:p><text:span text:style-name="T5">(</text:span><text:span text:style-name="T45">+</text:span><text:span text:style-name="T5">) Ripetizione ciclica dei test</text:span></text:p>
            <text:p><text:span text:style-name="T5">(</text:span><text:span text:style-name="T45">+</text:span><text:span text:style-name="T5">) </text:span><text:span text:style-name="T4">Break-on-failure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23" presentation:class="page"/>
          <draw:frame presentation:style-name="pr5" draw:layer="layout" svg:width="15.239cm" svg:height="11.429cm" svg:x="1.905cm" svg:y="12.065cm" presentation:class="notes">
            <draw:text-box>
              <text:p>... in ordine di frequenza, tra gli ultimi l'attivazione di un break-point in caso d'errore, ...</text:p>
            </draw:text-box>
          </draw:frame>
        </presentation:notes>
      </draw:page>
      <draw:page draw:name="page22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><text:span text:style-name="T42"/></text:p>
            <text:p>(<text:span text:style-name="T44">+</text:span>) Shuffling dei test</text:p>
            <text:p><text:span text:style-name="T5">(</text:span><text:span text:style-name="T45">+</text:span><text:span text:style-name="T5">) Ripetizione ciclica dei test</text:span></text:p>
            <text:p><text:span text:style-name="T5">(</text:span><text:span text:style-name="T45">+</text:span><text:span text:style-name="T5">) </text:span><text:span text:style-name="T4">Break-on-failure</text:span></text:p>
            <text:p><text:span text:style-name="T5">(</text:span><text:span text:style-name="T45">+</text:span><text:span text:style-name="T5">) Supporto dei </text:span><text:span text:style-name="T4">death-test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24" presentation:class="page"/>
          <draw:frame presentation:style-name="pr5" draw:layer="layout" svg:width="15.239cm" svg:height="11.429cm" svg:x="1.905cm" svg:y="12.065cm" presentation:class="notes">
            <draw:text-box>
              <text:p>... infine, i death-test, che verificano il crash del programma (verifiche da “defensive programming”), lanciando il test in un thread separato.</text:p>
            </draw:text-box>
          </draw:frame>
        </presentation:notes>
      </draw:page>
      <draw:page draw:name="page22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googletest</text:p>
          </draw:text-box>
        </draw:frame>
        <presentation:notes draw:style-name="dp2">
          <draw:page-thumbnail draw:style-name="gr1" draw:layer="layout" svg:width="0.001cm" svg:height="0.001cm" svg:x="0cm" svg:y="1.93cm" draw:page-number="225" presentation:class="page"/>
          <draw:frame presentation:style-name="pr5" draw:layer="layout" svg:width="15.239cm" svg:height="11.429cm" svg:x="1.905cm" svg:y="12.065cm" presentation:class="notes">
            <draw:text-box>
              <text:p>Altre caratteristiche peculiari di googletest...</text:p>
            </draw:text-box>
          </draw:frame>
        </presentation:notes>
      </draw:page>
      <draw:page draw:name="page22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/>
            <text:p>(<text:span text:style-name="T44">?</text:span>) Più test-case in un unico file</text:p>
          </draw:text-box>
        </draw:frame>
        <presentation:notes draw:style-name="dp2">
          <draw:page-thumbnail draw:style-name="gr1" draw:layer="layout" svg:width="0.001cm" svg:height="0.001cm" svg:x="0cm" svg:y="1.93cm" draw:page-number="226" presentation:class="page"/>
          <draw:frame presentation:style-name="pr5" draw:layer="layout" svg:width="15.239cm" svg:height="11.429cm" svg:x="1.905cm" svg:y="12.065cm" presentation:class="notes">
            <draw:text-box>
              <text:p>... la possibilità di definire più test-case in un unico file (in gut c'è un unico test-case implicito a livello di file) ...</text:p>
            </draw:text-box>
          </draw:frame>
        </presentation:notes>
      </draw:page>
      <draw:page draw:name="page22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/>
            <text:p>(<text:span text:style-name="T44">?</text:span>) Più test-case in un unico file</text:p>
            <text:p><text:span text:style-name="T5">(</text:span><text:span text:style-name="T45">?</text:span><text:span text:style-name="T5">) Selezione del test da eseguire</text:span></text:p>
            <text:p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227" presentation:class="page"/>
          <draw:frame presentation:style-name="pr5" draw:layer="layout" svg:width="15.239cm" svg:height="11.429cm" svg:x="1.905cm" svg:y="12.065cm" presentation:class="notes">
            <draw:text-box>
              <text:p>... possibilità di lanciare un sotto-insieme di test, selezionati sulla base del nome; utile in test di integrazione/di sistema, nel caso siano presenti test costosi in termini di tempi/risorse.</text:p>
            </draw:text-box>
          </draw:frame>
        </presentation:notes>
      </draw:page>
      <draw:page draw:name="page22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/>
            <text:p>(<text:span text:style-name="T44">?</text:span>) Più test-case in un unico file</text:p>
            <text:p><text:span text:style-name="T5">(</text:span><text:span text:style-name="T45">?</text:span><text:span text:style-name="T5">) Selezione del test da eseguire</text:span></text:p>
            <text:p>(<text:span text:style-name="T44">?</text:span>) Supporto delle <text:span text:style-name="T4">fixtures</text:span></text:p>
            <text:p><text:span text:style-name="T5"/></text:p>
            <text:p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228" presentation:class="page"/>
          <draw:frame presentation:style-name="pr5" draw:layer="layout" svg:width="15.239cm" svg:height="11.429cm" svg:x="1.905cm" svg:y="12.065cm" presentation:class="notes">
            <draw:text-box>
              <text:p>Il ruolo delle fixture è controverso, riducendo la leggibilità del test (cosa fa la fixture?)...</text:p>
            </draw:text-box>
          </draw:frame>
        </presentation:notes>
      </draw:page>
      <draw:page draw:name="page22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/>
            <text:p>(<text:span text:style-name="T44">?</text:span>) Più test-case in un unico file</text:p>
            <text:p><text:span text:style-name="T5">(</text:span><text:span text:style-name="T45">?</text:span><text:span text:style-name="T5">) Selezione del test da eseguire</text:span></text:p>
            <text:p>(<text:span text:style-name="T44">?</text:span>) Supporto delle <text:span text:style-name="T4">fixtures</text:span></text:p>
            <text:p>(<text:span text:style-name="T44">?</text:span>) Test parametrici su tipi e valori</text:p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229" presentation:class="page"/>
          <draw:frame presentation:style-name="pr5" draw:layer="layout" svg:width="15.239cm" svg:height="11.429cm" svg:x="1.905cm" svg:y="12.065cm" presentation:class="notes">
            <draw:text-box>
              <text:p>La parametrizzazione probabilmente risulta utile nello sviluppo di librerie di basso livello...</text:p>
            </draw:text-box>
          </draw:frame>
        </presentation:notes>
      </draw:page>
      <draw:page draw:name="page23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/>
            <text:p>(<text:span text:style-name="T44">?</text:span>) Più test-case in un unico file</text:p>
            <text:p><text:span text:style-name="T5">(</text:span><text:span text:style-name="T45">?</text:span><text:span text:style-name="T5">) Selezione del test da eseguire</text:span></text:p>
            <text:p>(<text:span text:style-name="T44">?</text:span>) Supporto delle <text:span text:style-name="T4">fixtures</text:span></text:p>
            <text:p>(<text:span text:style-name="T44">?</text:span>) Test parametrici su tipi e valori</text:p>
            <text:p>(<text:span text:style-name="T44">?</text:span>) Test <text:span text:style-name="T4">listeners</text:span></text:p>
            <text:p><text:span text:style-name="T5"/></text:p>
            <text:p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230" presentation:class="page"/>
          <draw:frame presentation:style-name="pr5" draw:layer="layout" svg:width="15.239cm" svg:height="11.429cm" svg:x="1.905cm" svg:y="12.065cm" presentation:class="notes">
            <draw:text-box>
              <text:p>... intrigante, ma non ne ho sentito la necessità (integrazione con sistemi di C.I.?).</text:p>
            </draw:text-box>
          </draw:frame>
        </presentation:notes>
      </draw:page>
      <draw:page draw:name="page231" draw:style-name="dp1" draw:master-page-name="Titolo2" presentation:presentation-page-layout-name="AL3T32" presentation:use-date-time-name="dtd1">
        <office:forms form:automatic-focus="false" form:apply-design-mode="false"/>
        <draw:frame presentation:style-name="pr12" draw:text-style-name="P19" draw:layer="layout" svg:width="27.94cm" svg:height="10.8cm" svg:x="3.047cm" svg:y="3.4cm" presentation:class="subtitle" presentation:user-transformed="true">
          <draw:text-box>
            <text:p><text:span text:style-name="T46">Grazie!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31" presentation:class="page"/>
          <draw:frame presentation:style-name="pr5" draw:layer="layout" svg:width="15.239cm" svg:height="11.429cm" svg:x="1.905cm" svg:y="12.065cm" presentation:class="notes">
            <draw:text-box>
              <text:p>Grazie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onsolas1" svg:font-family="Consolas" style:font-family-generic="modern" style:font-pitch="fixed"/>
    <style:font-face style:name="Courier New2" svg:font-family="'Courier New'" style:font-family-generic="swiss" style:font-pitch="fixed"/>
    <style:font-face style:name="Calibri2" svg:font-family="Calibri" style:font-pitch="variable"/>
    <style:font-face style:name="Calibri Light1" svg:font-family="'Calibri Light'" style:font-pitch="variable"/>
    <style:font-face style:name="Calibri3" svg:font-family="Calibri" style:font-family-generic="modern" style:font-pitch="variable"/>
    <style:font-face style:name="Consolas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Segoe UI1" svg:font-family="'Segoe UI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 Light2" svg:font-family="'Calibri Light'" style:font-family-generic="swiss" style:font-pitch="variable"/>
    <style:font-face style:name="Corbel" svg:font-family="Corbel" style:font-family-generic="swiss" style:font-pitch="variable"/>
    <style:font-face style:name="Courier New1" svg:font-family="'Courier New'" style:font-family-generic="swiss" style:font-pitch="variable"/>
    <style:font-face style:name="Trebuchet MS" svg:font-family="'Trebuchet MS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cm" fo:padding-right="0cm">
        <text:list-style style:name="Predefinito-outline1">
          <text:list-level-style-bullet text:level="1" text:bullet-char=" ">
            <style:list-level-properties text:min-label-width="0.251cm"/>
            <style:text-properties style:font-name="Calibri1" fo:color="#abc7dd" fo:font-size="100%"/>
          </text:list-level-style-bullet>
          <text:list-level-style-bullet text:level="2" text:bullet-char="◦">
            <style:list-level-properties text:space-before="0.555cm" text:min-label-width="0.507cm"/>
            <style:text-properties style:font-name="Calibri1" fo:color="#abc7dd" fo:font-size="100%"/>
          </text:list-level-style-bullet>
          <text:list-level-style-bullet text:level="3" text:bullet-char="◦">
            <style:list-level-properties text:space-before="1.067cm" text:min-label-width="0.507cm"/>
            <style:text-properties style:font-name="Calibri1" fo:color="#abc7dd" fo:font-size="100%"/>
          </text:list-level-style-bullet>
          <text:list-level-style-bullet text:level="4" text:bullet-char="◦">
            <style:list-level-properties text:space-before="1.574cm" text:min-label-width="0.507cm"/>
            <style:text-properties style:font-name="Calibri1" fo:color="#abc7dd" fo:font-size="100%"/>
          </text:list-level-style-bullet>
          <text:list-level-style-bullet text:level="5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6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7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8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9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10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</text:list-style>
      </style:graphic-properties>
      <style:paragraph-properties fo:margin-left="0cm" fo:margin-right="0cm" fo:margin-top="0.423cm" fo:margin-bottom="0.07cm" fo:line-height="90%" fo:text-align="start" fo:text-indent="0cm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  <style:tab-stop style:position="27.688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  <style:tab-stop style:position="26.365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abc7dd" fo:font-size="100%"/>
          </text:list-level-style-number>
          <text:list-level-style-bullet text:level="2" text:bullet-char="◦">
            <style:list-level-properties text:space-before="0.555cm"/>
            <style:text-properties style:font-name="Calibri1" fo:color="#abc7dd" fo:font-size="100%"/>
          </text:list-level-style-bullet>
          <text:list-level-style-bullet text:level="3" text:bullet-char="◦">
            <style:list-level-properties text:space-before="1.067cm"/>
            <style:text-properties style:font-name="Calibri1" fo:color="#abc7dd" fo:font-size="100%"/>
          </text:list-level-style-bullet>
          <text:list-level-style-bullet text:level="4" text:bullet-char="◦">
            <style:list-level-properties text:space-before="1.574cm"/>
            <style:text-properties style:font-name="Calibri1" fo:color="#abc7dd" fo:font-size="100%"/>
          </text:list-level-style-bullet>
          <text:list-level-style-bullet text:level="5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6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7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8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9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10" text:bullet-char="◦">
            <style:list-level-properties text:space-before="2.081cm"/>
            <style:text-properties style:font-name="Calibri1" fo:color="#abc7dd" fo:font-size="100%"/>
          </text:list-level-style-bullet>
        </text:list-style>
      </style:graphic-properties>
      <style:paragraph-properties fo:margin-left="0cm" fo:margin-right="0cm" fo:margin-top="0.423cm" fo:margin-bottom="0.07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Predefinito-title">
          <text:list-level-style-number text:level="1" style:num-format="">
            <style:list-level-properties/>
            <style:text-properties fo:color="#2945a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45a4" style:text-outline="false" style:text-line-through-style="none" style:text-line-through-type="none" style:text-position="0% 100%" style:font-name="Calibri Light1" fo:font-family="'Calibri Light'" style:font-pitch="variable" fo:font-size="4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8pt" style:font-style-asian="normal" style:font-weight-asian="normal" style:font-name-complex="Mangal" style:font-family-complex="Mang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o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o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1-notes" style:family="presentation">
      <style:graphic-properties draw:stroke="none" draw:fill="none">
        <text:list-style style:name="Tito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cm" fo:padding-right="0cm">
        <text:list-style style:name="Titolo1-outline1">
          <text:list-level-style-bullet text:level="1" text:bullet-char=" ">
            <style:list-level-properties text:min-label-width="0.251cm"/>
            <style:text-properties style:font-name="Calibri1" fo:color="#abc7dd" fo:font-size="100%"/>
          </text:list-level-style-bullet>
          <text:list-level-style-bullet text:level="2" text:bullet-char="◦">
            <style:list-level-properties text:space-before="0.555cm" text:min-label-width="0.507cm"/>
            <style:text-properties style:font-name="Calibri1" fo:color="#abc7dd" fo:font-size="100%"/>
          </text:list-level-style-bullet>
          <text:list-level-style-bullet text:level="3" text:bullet-char="◦">
            <style:list-level-properties text:space-before="1.067cm" text:min-label-width="0.507cm"/>
            <style:text-properties style:font-name="Calibri1" fo:color="#abc7dd" fo:font-size="100%"/>
          </text:list-level-style-bullet>
          <text:list-level-style-bullet text:level="4" text:bullet-char="◦">
            <style:list-level-properties text:space-before="1.574cm" text:min-label-width="0.507cm"/>
            <style:text-properties style:font-name="Calibri1" fo:color="#abc7dd" fo:font-size="100%"/>
          </text:list-level-style-bullet>
          <text:list-level-style-bullet text:level="5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6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7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8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9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10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</text:list-style>
      </style:graphic-properties>
      <style:paragraph-properties fo:margin-left="0cm" fo:margin-right="0cm" fo:margin-top="0.423cm" fo:margin-bottom="0.07cm" fo:line-height="90%" fo:text-align="start" fo:text-indent="0cm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  <style:tab-stop style:position="27.688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olo1-outline2" style:family="presentation" style:parent-style-name="Titolo1-outline1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olo1-outline3" style:family="presentation" style:parent-style-name="Titolo1-outline2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  <style:tab-stop style:position="26.365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4" style:family="presentation" style:parent-style-name="Titolo1-outline3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5" style:family="presentation" style:parent-style-name="Titolo1-outline4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6" style:family="presentation" style:parent-style-name="Titolo1-outline5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7" style:family="presentation" style:parent-style-name="Titolo1-outline6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8" style:family="presentation" style:parent-style-name="Titolo1-outline7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9" style:family="presentation" style:parent-style-name="Titolo1-outline8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subtitle" style:family="presentation">
      <style:graphic-properties draw:stroke="none" draw:fill="none" draw:textarea-vertical-align="middle">
        <text:list-style style:name="Titolo1-subtitle">
          <text:list-level-style-number text:level="1" style:num-format="">
            <style:list-level-properties/>
            <style:text-properties fo:color="#abc7dd" fo:font-size="100%"/>
          </text:list-level-style-number>
          <text:list-level-style-bullet text:level="2" text:bullet-char="◦">
            <style:list-level-properties text:space-before="0.555cm"/>
            <style:text-properties style:font-name="Calibri1" fo:color="#abc7dd" fo:font-size="100%"/>
          </text:list-level-style-bullet>
          <text:list-level-style-bullet text:level="3" text:bullet-char="◦">
            <style:list-level-properties text:space-before="1.067cm"/>
            <style:text-properties style:font-name="Calibri1" fo:color="#abc7dd" fo:font-size="100%"/>
          </text:list-level-style-bullet>
          <text:list-level-style-bullet text:level="4" text:bullet-char="◦">
            <style:list-level-properties text:space-before="1.574cm"/>
            <style:text-properties style:font-name="Calibri1" fo:color="#abc7dd" fo:font-size="100%"/>
          </text:list-level-style-bullet>
          <text:list-level-style-bullet text:level="5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6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7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8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9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10" text:bullet-char="◦">
            <style:list-level-properties text:space-before="2.081cm"/>
            <style:text-properties style:font-name="Calibri1" fo:color="#abc7dd" fo:font-size="100%"/>
          </text:list-level-style-bullet>
        </text:list-style>
      </style:graphic-properties>
      <style:paragraph-properties fo:margin-left="0cm" fo:margin-right="0cm" fo:margin-top="0.423cm" fo:margin-bottom="0.07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olo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olo1-title">
          <text:list-level-style-number text:level="1" style:num-format="">
            <style:list-level-properties/>
            <style:text-properties fo:color="#2945a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45a4" style:text-outline="false" style:text-line-through-style="none" style:text-line-through-type="none" style:text-position="0% 100%" style:font-name="Calibri Light1" fo:font-family="'Calibri Light'" style:font-pitch="variable" fo:font-size="4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8pt" style:font-style-asian="normal" style:font-weight-asian="normal" style:font-name-complex="Mangal" style:font-family-complex="Mang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olo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olo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olo2-notes" style:family="presentation">
      <style:graphic-properties draw:stroke="none" draw:fill="none">
        <text:list-style style:name="Tito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2-outline1" style:family="presentation">
      <style:graphic-properties draw:stroke="none" draw:fill="none" draw:textarea-horizontal-align="left" draw:textarea-vertical-align="top" draw:auto-grow-height="false" draw:fit-to-size="shrink-to-fit" fo:min-height="13.434cm" fo:padding-top="0.13cm" fo:padding-bottom="0.13cm" fo:padding-left="0cm" fo:padding-right="0cm">
        <text:list-style style:name="Titolo2-outline1">
          <text:list-level-style-bullet text:level="1" text:bullet-char="•">
            <style:list-level-properties text:min-label-width="0.251cm"/>
            <style:text-properties fo:font-family="StarSymbol" style:font-charset="x-symbol" fo:color="#abc7dd" fo:font-size="45%"/>
          </text:list-level-style-bullet>
          <text:list-level-style-bullet text:level="2" text:bullet-char="•">
            <style:list-level-properties text:space-before="0.555cm" text:min-label-width="0.507cm"/>
            <style:text-properties fo:font-family="StarSymbol" style:font-charset="x-symbol" fo:color="#abc7dd" fo:font-size="45%"/>
          </text:list-level-style-bullet>
          <text:list-level-style-bullet text:level="3" text:bullet-char="•">
            <style:list-level-properties text:space-before="1.067cm" text:min-label-width="0.507cm"/>
            <style:text-properties fo:font-family="StarSymbol" style:font-charset="x-symbol" fo:color="#abc7dd" fo:font-size="45%"/>
          </text:list-level-style-bullet>
          <text:list-level-style-bullet text:level="4" text:bullet-char="•">
            <style:list-level-properties text:space-before="1.574cm" text:min-label-width="0.507cm"/>
            <style:text-properties fo:font-family="StarSymbol" style:font-charset="x-symbol" fo:color="#abc7dd" fo:font-size="45%"/>
          </text:list-level-style-bullet>
          <text:list-level-style-bullet text:level="5" text:bullet-char="•">
            <style:list-level-properties text:space-before="2.081cm" text:min-label-width="0.507cm"/>
            <style:text-properties fo:font-family="StarSymbol" style:font-charset="x-symbol" fo:color="#abc7dd" fo:font-size="45%"/>
          </text:list-level-style-bullet>
          <text:list-level-style-bullet text:level="6" text:bullet-char="•">
            <style:list-level-properties text:space-before="2.081cm" text:min-label-width="0.507cm"/>
            <style:text-properties fo:font-family="StarSymbol" style:font-charset="x-symbol" fo:color="#abc7dd" fo:font-size="45%"/>
          </text:list-level-style-bullet>
          <text:list-level-style-bullet text:level="7" text:bullet-char="•">
            <style:list-level-properties text:space-before="2.081cm" text:min-label-width="0.507cm"/>
            <style:text-properties fo:font-family="StarSymbol" style:font-charset="x-symbol" fo:color="#abc7dd" fo:font-size="45%"/>
          </text:list-level-style-bullet>
          <text:list-level-style-bullet text:level="8" text:bullet-char="•">
            <style:list-level-properties text:space-before="2.081cm" text:min-label-width="0.507cm"/>
            <style:text-properties fo:font-family="StarSymbol" style:font-charset="x-symbol" fo:color="#abc7dd" fo:font-size="45%"/>
          </text:list-level-style-bullet>
          <text:list-level-style-bullet text:level="9" text:bullet-char="•">
            <style:list-level-properties text:space-before="2.081cm" text:min-label-width="0.507cm"/>
            <style:text-properties fo:font-family="StarSymbol" style:font-charset="x-symbol" fo:color="#abc7dd" fo:font-size="45%"/>
          </text:list-level-style-bullet>
          <text:list-level-style-bullet text:level="10" text:bullet-char="•">
            <style:list-level-properties text:space-before="2.081cm" text:min-label-width="0.507cm"/>
            <style:text-properties fo:font-family="StarSymbol" style:font-charset="x-symbol" fo:color="#abc7dd" fo:font-size="45%"/>
          </text:list-level-style-bullet>
        </text:list-style>
      </style:graphic-properties>
      <style:paragraph-properties fo:margin-left="0cm" fo:margin-right="0cm" fo:margin-top="0.423cm" fo:margin-bottom="0.07cm" fo:line-height="9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  <style:tab-stop style:position="27.688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2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olo2-outline2" style:family="presentation" style:parent-style-name="Titolo2-outline1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olo2-outline3" style:family="presentation" style:parent-style-name="Titolo2-outline2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  <style:tab-stop style:position="26.365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2-outline4" style:family="presentation" style:parent-style-name="Titolo2-outline3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2-outline5" style:family="presentation" style:parent-style-name="Titolo2-outline4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2-outline6" style:family="presentation" style:parent-style-name="Titolo2-outline5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2-outline7" style:family="presentation" style:parent-style-name="Titolo2-outline6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2-outline8" style:family="presentation" style:parent-style-name="Titolo2-outline7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2-outline9" style:family="presentation" style:parent-style-name="Titolo2-outline8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2-subtitle" style:family="presentation">
      <style:graphic-properties draw:stroke="none" draw:fill="none" draw:textarea-vertical-align="middle">
        <text:list-style style:name="Titolo2-subtitle">
          <text:list-level-style-number text:level="1" style:num-format="">
            <style:list-level-properties/>
            <style:text-properties fo:color="#abc7dd" fo:font-size="100%"/>
          </text:list-level-style-number>
          <text:list-level-style-bullet text:level="2" text:bullet-char="◦">
            <style:list-level-properties text:space-before="0.555cm"/>
            <style:text-properties style:font-name="Calibri1" fo:color="#abc7dd" fo:font-size="100%"/>
          </text:list-level-style-bullet>
          <text:list-level-style-bullet text:level="3" text:bullet-char="◦">
            <style:list-level-properties text:space-before="1.067cm"/>
            <style:text-properties style:font-name="Calibri1" fo:color="#abc7dd" fo:font-size="100%"/>
          </text:list-level-style-bullet>
          <text:list-level-style-bullet text:level="4" text:bullet-char="◦">
            <style:list-level-properties text:space-before="1.574cm"/>
            <style:text-properties style:font-name="Calibri1" fo:color="#abc7dd" fo:font-size="100%"/>
          </text:list-level-style-bullet>
          <text:list-level-style-bullet text:level="5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6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7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8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9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10" text:bullet-char="◦">
            <style:list-level-properties text:space-before="2.081cm"/>
            <style:text-properties style:font-name="Calibri1" fo:color="#abc7dd" fo:font-size="100%"/>
          </text:list-level-style-bullet>
        </text:list-style>
      </style:graphic-properties>
      <style:paragraph-properties fo:margin-left="0cm" fo:margin-right="0cm" fo:margin-top="0.423cm" fo:margin-bottom="0.07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olo2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olo2-title">
          <text:list-level-style-number text:level="1" style:num-format="">
            <style:list-level-properties/>
            <style:text-properties fo:color="#2945a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45a4" style:text-outline="false" style:text-line-through-style="none" style:text-line-through-type="none" style:text-position="0% 100%" style:font-name="Calibri Light1" fo:font-family="'Calibri Light'" style:font-pitch="variable" fo:font-size="4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8pt" style:font-style-asian="normal" style:font-weight-asian="normal" style:font-name-complex="Mangal" style:font-family-complex="Mang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2945a4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abc7dd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18cm" svg:stroke-color="#7f7f7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olo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line-height="100%" fo:text-align="center" fo:text-indent="0cm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t" fo:country="IT" style:font-name-asian="Consolas1" style:font-name-complex="Consolas1"/>
    </style:style>
    <style:style style:name="MT3" style:family="text">
      <style:text-properties fo:color="#ffffff" style:font-name="Trebuchet MS" fo:font-size="20pt" fo:language="it" fo:country="IT" style:font-size-asian="20pt" style:font-size-complex="20pt"/>
    </style:style>
    <style:style style:name="MT4" style:family="text">
      <style:text-properties fo:color="#2945a4" style:font-name="Corbel" fo:language="it" fo:country="IT"/>
    </style:style>
    <style:style style:name="MT5" style:family="text">
      <style:text-properties fo:color="#ffffff" style:font-name="Consolas1" fo:font-size="28pt" fo:language="it" fo:country="IT" style:font-name-asian="Consolas1" style:font-size-asian="28pt" style:font-name-complex="Consolas1" style:font-size-complex="2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2945a4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draw:custom-shape draw:name="Rectangle 6" draw:style-name="Mgr3" draw:text-style-name="MP3" draw:layer="backgroundobjects" svg:width="33.867cm" svg:height="1.27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7cm" svg:height="0.185cm" svg:x="0cm" svg:y="17.595cm">
        <text:p/>
        <draw:enhanced-geometry svg:viewBox="0 0 21600 21600" draw:type="rectangle" draw:enhanced-path="M 0 0 L 21600 0 21600 21600 0 21600 0 0 Z N"/>
      </draw:custom-shape>
      <draw:frame presentation:style-name="Predefinito-title" draw:layer="backgroundobjects" svg:width="27.94cm" svg:height="2.915cm" svg:x="3.047cm" svg:y="0.034cm" presentation:class="title" presentation:placeholder="true">
        <draw:text-box/>
      </draw:frame>
      <draw:frame presentation:style-name="Predefinito-outline1" draw:layer="backgroundobjects" svg:width="27.94cm" svg:height="13.684cm" svg:x="3.047cm" svg:y="3.435cm" presentation:class="outline" presentation:placeholder="true">
        <draw:text-box/>
      </draw:frame>
      <draw:frame presentation:style-name="Mpr1" draw:layer="backgroundobjects" svg:width="3.643cm" svg:height="1.014cm" svg:x="27.502cm" svg:y="17.943cm" presentation:class="page-number">
        <draw:text-box>
          <text:list text:style-name="ML1">
            <text:list-header>
              <text:p><text:span text:style-name="MT2">i=</text:span><text:span text:style-name="MT2"><text:page-number>&lt;number&gt;</text:page-number></text:span></text:p>
            </text:list-header>
          </text:list>
        </draw:text-box>
      </draw:frame>
      <draw:custom-shape draw:name="CasellaDiTesto 7" draw:style-name="Mgr5" draw:text-style-name="MP3" draw:layer="backgroundobjects" svg:width="33.867cm" svg:height="1.108cm" svg:x="0cm" svg:y="17.833cm">
        <text:list text:style-name="ML2">
          <text:list-header>
            <text:p text:style-name="MP4"><text:span text:style-name="MT3">Italian C++ Community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Predefinito-title" draw:layer="backgroundobjects" svg:width="0.001cm" svg:height="0.001cm" svg:x="0cm" svg:y="1.93cm" presentation:class="page"/>
        <draw:frame presentation:style-name="Predefinit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1" style:page-layout-name="PM1" draw:style-name="Mdp1">
      <draw:custom-shape draw:name="Rectangle 6" draw:style-name="Mgr3" draw:text-style-name="MP3" draw:layer="backgroundobjects" svg:width="33.858cm" svg:height="1.27cm" svg:x="0.009cm" svg:y="17.78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33.858cm" svg:height="0.176cm" svg:x="0cm" svg:y="17.595cm">
        <text:p/>
        <draw:enhanced-geometry svg:viewBox="0 0 21600 21600" draw:type="rectangle" draw:enhanced-path="M 0 0 L 21600 0 21600 21600 0 21600 0 0 Z N"/>
      </draw:custom-shape>
      <draw:line draw:name="Straight Connector 8" draw:style-name="Mgr6" draw:text-style-name="MP5" draw:layer="backgroundobjects" svg:x1="3.356cm" svg:y1="12.065cm" svg:x2="30.789cm" svg:y2="12.065cm">
        <text:p/>
      </draw:line>
      <draw:frame draw:name="Immagine 12" draw:style-name="Mgr7" draw:text-style-name="MP5" draw:layer="backgroundobjects" svg:width="6.774cm" svg:height="2.262cm" svg:x="13.542cm" svg:y="1.111cm">
        <draw:image xlink:href="Pictures/100002010000024B000000C42FC106DC.png" xlink:type="simple" xlink:show="embed" xlink:actuate="onLoad">
          <text:p/>
        </draw:image>
      </draw:frame>
      <draw:custom-shape draw:name="CasellaDiTesto 13" draw:style-name="Mgr5" draw:text-style-name="MP3" draw:layer="backgroundobjects" svg:width="6.774cm" svg:height="1.023cm" svg:x="13.542cm" svg:y="3.373cm">
        <text:list text:style-name="ML3">
          <text:list-header>
            <text:p text:style-name="MP4"><text:span text:style-name="MT4">www.italiancpp.org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olo1-title" draw:layer="backgroundobjects" svg:width="27.94cm" svg:height="2.915cm" svg:x="3.047cm" svg:y="0.034cm" presentation:class="title" presentation:placeholder="true">
        <draw:text-box/>
      </draw:frame>
      <draw:frame presentation:style-name="Titolo1-outline1" draw:layer="backgroundobjects" svg:width="27.94cm" svg:height="13.684cm" svg:x="3.047cm" svg:y="3.435cm" presentation:class="outline" presentation:placeholder="true">
        <draw:text-box/>
      </draw:frame>
      <presentation:notes style:page-layout-name="PM0">
        <draw:page-thumbnail presentation:style-name="Titolo1-title" draw:layer="backgroundobjects" svg:width="0.001cm" svg:height="0.001cm" svg:x="0cm" svg:y="1.93cm" presentation:class="page"/>
        <draw:frame presentation:style-name="Titolo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2" style:page-layout-name="PM1" draw:style-name="Mdp1">
      <draw:custom-shape draw:name="Rectangle 6" draw:style-name="Mgr3" draw:text-style-name="MP3" draw:layer="backgroundobjects" svg:width="33.867cm" svg:height="1.27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7cm" svg:height="0.185cm" svg:x="0cm" svg:y="17.595cm">
        <text:p/>
        <draw:enhanced-geometry svg:viewBox="0 0 21600 21600" draw:type="rectangle" draw:enhanced-path="M 0 0 L 21600 0 21600 21600 0 21600 0 0 Z N"/>
      </draw:custom-shape>
      <draw:custom-shape draw:name="CasellaDiTesto 7" draw:style-name="Mgr5" draw:text-style-name="MP3" draw:layer="backgroundobjects" svg:width="33.867cm" svg:height="1.108cm" svg:x="0cm" svg:y="17.833cm">
        <text:list text:style-name="ML2">
          <text:list-header>
            <text:p text:style-name="MP4"><text:span text:style-name="MT3">Italian C++ Community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6" draw:text-style-name="MP5" draw:layer="backgroundobjects" svg:x1="3.316cm" svg:y1="2.985cm" svg:x2="31cm" svg:y2="2.985cm">
        <text:p/>
      </draw:line>
      <draw:frame presentation:style-name="Titolo2-title" draw:layer="backgroundobjects" svg:width="27.94cm" svg:height="2.915cm" svg:x="3.047cm" svg:y="0.034cm" presentation:class="title" presentation:placeholder="true">
        <draw:text-box/>
      </draw:frame>
      <draw:frame presentation:style-name="Titolo2-outline1" draw:layer="backgroundobjects" svg:width="27.94cm" svg:height="13.684cm" svg:x="3.047cm" svg:y="3.435cm" presentation:class="outline" presentation:placeholder="true">
        <draw:text-box/>
      </draw:frame>
      <draw:frame presentation:style-name="Mpr2" draw:text-style-name="MP7" draw:layer="backgroundobjects" svg:width="3.643cm" svg:height="1.014cm" svg:x="27.502cm" svg:y="17.943cm" presentation:class="page-number">
        <draw:text-box>
          <text:list text:style-name="ML2">
            <text:list-header>
              <text:p text:style-name="MP6"><text:span text:style-name="MT5">i=</text:span><text:span text:style-name="MT5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olo2-title" draw:layer="backgroundobjects" svg:width="0.001cm" svg:height="0.001cm" svg:x="0cm" svg:y="1.93cm" presentation:class="page"/>
        <draw:frame presentation:style-name="Titolo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standard di PowerPoint</dc:title>
    <meta:initial-creator>eferrari</meta:initial-creator>
    <meta:creation-date>2014-10-10T11:22:53.772000000</meta:creation-date>
    <dc:date>2014-11-05T17:49:23.188000000</dc:date>
    <meta:editing-cycles>162</meta:editing-cycles>
    <meta:editing-duration>P1DT4H51M42S</meta:editing-duration>
    <meta:generator>LibreOffice/4.2.6.3$Windows_x86 LibreOffice_project/3fd416d4c6db7d3204c17ce57a1d70f6e531ee21</meta:generator>
    <meta:document-statistic meta:object-count="947"/>
  </office:meta>
</office:document-meta>
</file>